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86932456493378" calcext:value-type="float">
            <text:p>0.98693245649337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001631975174" calcext:value-type="float">
            <text:p>0.9500163197517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32500958442688" calcext:value-type="float">
            <text:p>0.93250095844268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3110579252243" calcext:value-type="float">
            <text:p>0.9311057925224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920317232608795" calcext:value-type="float">
            <text:p>0.920317232608795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866956055164337" calcext:value-type="float">
            <text:p>0.866956055164337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51374387741089" calcext:value-type="float">
            <text:p>0.851374387741089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840793251991272" calcext:value-type="float">
            <text:p>0.84079325199127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839089035987854" calcext:value-type="float">
            <text:p>0.839089035987854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827551662921906" calcext:value-type="float">
            <text:p>0.82755166292190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824453413486481" calcext:value-type="float">
            <text:p>0.824453413486481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808887243270874" calcext:value-type="float">
            <text:p>0.808887243270874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787653028964996" calcext:value-type="float">
            <text:p>0.787653028964996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743725895881653" calcext:value-type="float">
            <text:p>0.743725895881653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682274878025055" calcext:value-type="float">
            <text:p>0.682274878025055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681557297706604" calcext:value-type="float">
            <text:p>0.681557297706604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672961711883545" calcext:value-type="float">
            <text:p>0.672961711883545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671707570552826" calcext:value-type="float">
            <text:p>0.671707570552826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663957595825195" calcext:value-type="float">
            <text:p>0.663957595825195</text:p>
          </table:table-cell>
          <table:table-cell table:number-columns-repeated="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621269166469574" calcext:value-type="float">
            <text:p>0.621269166469574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614458203315735" calcext:value-type="float">
            <text:p>0.614458203315735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.613977909088135" calcext:value-type="float">
            <text:p>0.613977909088135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592534363269806" calcext:value-type="float">
            <text:p>0.592534363269806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586658120155335" calcext:value-type="float">
            <text:p>0.586658120155335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569609940052033" calcext:value-type="float">
            <text:p>0.569609940052033</text:p>
          </table:table-cell>
          <table:table-cell table:number-columns-repeated="3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547266721725464" calcext:value-type="float">
            <text:p>0.547266721725464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.533249497413635" calcext:value-type="float">
            <text:p>0.533249497413635</text:p>
          </table:table-cell>
          <table:table-cell table:number-columns-repeated="3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.522923052310944" calcext:value-type="float">
            <text:p>0.522923052310944</text:p>
          </table:table-cell>
          <table:table-cell table:number-columns-repeated="3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511115849018097" calcext:value-type="float">
            <text:p>0.511115849018097</text:p>
          </table:table-cell>
          <table:table-cell table:number-columns-repeated="3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.51099967956543" calcext:value-type="float">
            <text:p>0.51099967956543</text:p>
          </table:table-cell>
          <table:table-cell table:number-columns-repeated="3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.509542226791382" calcext:value-type="float">
            <text:p>0.509542226791382</text:p>
          </table:table-cell>
          <table:table-cell table:number-columns-repeated="3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.487889647483826" calcext:value-type="float">
            <text:p>0.487889647483826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.450983494520187" calcext:value-type="float">
            <text:p>0.450983494520187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.432600229978561" calcext:value-type="float">
            <text:p>0.432600229978561</text:p>
          </table:table-cell>
          <table:table-cell table:number-columns-repeated="3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.431114435195923" calcext:value-type="float">
            <text:p>0.431114435195923</text:p>
          </table:table-cell>
          <table:table-cell table:number-columns-repeated="3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.425794094800949" calcext:value-type="float">
            <text:p>0.425794094800949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0.399248450994492" calcext:value-type="float">
            <text:p>0.399248450994492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0.399084001779556" calcext:value-type="float">
            <text:p>0.399084001779556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0.395157158374786" calcext:value-type="float">
            <text:p>0.395157158374786</text:p>
          </table:table-cell>
          <table:table-cell table:number-columns-repeated="3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0.38976177573204" calcext:value-type="float">
            <text:p>0.38976177573204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0.384164243936539" calcext:value-type="float">
            <text:p>0.384164243936539</text:p>
          </table:table-cell>
          <table:table-cell table:number-columns-repeated="3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0.383643537759781" calcext:value-type="float">
            <text:p>0.383643537759781</text:p>
          </table:table-cell>
          <table:table-cell table:number-columns-repeated="3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0.374077677726746" calcext:value-type="float">
            <text:p>0.374077677726746</text:p>
          </table:table-cell>
          <table:table-cell table:number-columns-repeated="3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0.350048363208771" calcext:value-type="float">
            <text:p>0.350048363208771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344940006732941" calcext:value-type="float">
            <text:p>0.344940006732941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0.3392114341259" calcext:value-type="float">
            <text:p>0.3392114341259</text:p>
          </table:table-cell>
          <table:table-cell table:number-columns-repeated="3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0.338146924972534" calcext:value-type="float">
            <text:p>0.338146924972534</text:p>
          </table:table-cell>
          <table:table-cell table:number-columns-repeated="3"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0.328956305980682" calcext:value-type="float">
            <text:p>0.328956305980682</text:p>
          </table:table-cell>
          <table:table-cell table:number-columns-repeated="3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0.323302507400513" calcext:value-type="float">
            <text:p>0.323302507400513</text:p>
          </table:table-cell>
          <table:table-cell table:number-columns-repeated="3"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0.314742863178253" calcext:value-type="float">
            <text:p>0.314742863178253</text:p>
          </table:table-cell>
          <table:table-cell table:number-columns-repeated="3"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0.308450400829315" calcext:value-type="float">
            <text:p>0.308450400829315</text:p>
          </table:table-cell>
          <table:table-cell table:number-columns-repeated="3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0.300846785306931" calcext:value-type="float">
            <text:p>0.300846785306931</text:p>
          </table:table-cell>
          <table:table-cell table:number-columns-repeated="3"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0.300328224897385" calcext:value-type="float">
            <text:p>0.300328224897385</text:p>
          </table:table-cell>
          <table:table-cell table:number-columns-repeated="3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0.289300888776779" calcext:value-type="float">
            <text:p>0.289300888776779</text:p>
          </table:table-cell>
          <table:table-cell table:number-columns-repeated="3"/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0.285566836595535" calcext:value-type="float">
            <text:p>0.285566836595535</text:p>
          </table:table-cell>
          <table:table-cell table:number-columns-repeated="3"/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0.284414440393448" calcext:value-type="float">
            <text:p>0.284414440393448</text:p>
          </table:table-cell>
          <table:table-cell table:number-columns-repeated="3"/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0.28192600607872" calcext:value-type="float">
            <text:p>0.28192600607872</text:p>
          </table:table-cell>
          <table:table-cell table:number-columns-repeated="3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278241366147995" calcext:value-type="float">
            <text:p>0.278241366147995</text:p>
          </table:table-cell>
          <table:table-cell table:number-columns-repeated="3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0.277815759181976" calcext:value-type="float">
            <text:p>0.277815759181976</text:p>
          </table:table-cell>
          <table:table-cell table:number-columns-repeated="3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0.277130991220474" calcext:value-type="float">
            <text:p>0.277130991220474</text:p>
          </table:table-cell>
          <table:table-cell table:number-columns-repeated="3"/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0.276270359754562" calcext:value-type="float">
            <text:p>0.276270359754562</text:p>
          </table:table-cell>
          <table:table-cell table:number-columns-repeated="3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0.276585280895233" calcext:value-type="float">
            <text:p>0.276585280895233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0.276617974042892" calcext:value-type="float">
            <text:p>0.276617974042892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0.277775347232819" calcext:value-type="float">
            <text:p>0.277775347232819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0.278618544340134" calcext:value-type="float">
            <text:p>0.278618544340134</text:p>
          </table:table-cell>
          <table:table-cell table:number-columns-repeated="3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0.280850470066071" calcext:value-type="float">
            <text:p>0.280850470066071</text:p>
          </table:table-cell>
          <table:table-cell table:number-columns-repeated="3"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0.287964582443237" calcext:value-type="float">
            <text:p>0.287964582443237</text:p>
          </table:table-cell>
          <table:table-cell table:number-columns-repeated="3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0.290063709020615" calcext:value-type="float">
            <text:p>0.290063709020615</text:p>
          </table:table-cell>
          <table:table-cell table:number-columns-repeated="3"/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0.290090531110764" calcext:value-type="float">
            <text:p>0.290090531110764</text:p>
          </table:table-cell>
          <table:table-cell table:number-columns-repeated="3"/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0.291264116764069" calcext:value-type="float">
            <text:p>0.291264116764069</text:p>
          </table:table-cell>
          <table:table-cell table:number-columns-repeated="3"/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0.298453509807587" calcext:value-type="float">
            <text:p>0.298453509807587</text:p>
          </table:table-cell>
          <table:table-cell table:number-columns-repeated="3"/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0.298811733722687" calcext:value-type="float">
            <text:p>0.298811733722687</text:p>
          </table:table-cell>
          <table:table-cell table:number-columns-repeated="3"/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float" office:value="0.303114026784897" calcext:value-type="float">
            <text:p>0.303114026784897</text:p>
          </table:table-cell>
          <table:table-cell table:number-columns-repeated="3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0.304468929767609" calcext:value-type="float">
            <text:p>0.304468929767609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0.307238519191742" calcext:value-type="float">
            <text:p>0.307238519191742</text:p>
          </table:table-cell>
          <table:table-cell table:number-columns-repeated="3"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0.308196663856506" calcext:value-type="float">
            <text:p>0.308196663856506</text:p>
          </table:table-cell>
          <table:table-cell table:number-columns-repeated="3"/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float" office:value="0.311696141958237" calcext:value-type="float">
            <text:p>0.311696141958237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float" office:value="0.316469550132751" calcext:value-type="float">
            <text:p>0.316469550132751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float" office:value="0.316688299179077" calcext:value-type="float">
            <text:p>0.316688299179077</text:p>
          </table:table-cell>
          <table:table-cell table:number-columns-repeated="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0.318869560956955" calcext:value-type="float">
            <text:p>0.318869560956955</text:p>
          </table:table-cell>
          <table:table-cell table:number-columns-repeated="3"/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0.32950496673584" calcext:value-type="float">
            <text:p>0.32950496673584</text:p>
          </table:table-cell>
          <table:table-cell table:number-columns-repeated="3"/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float" office:value="0.332268565893173" calcext:value-type="float">
            <text:p>0.332268565893173</text:p>
          </table:table-cell>
          <table:table-cell table:number-columns-repeated="3"/>
        </table:table-row>
        <table:table-row table:style-name="ro1">
          <table:table-cell office:value-type="float" office:value="8993" calcext:value-type="float">
            <text:p>8993</text:p>
          </table:table-cell>
          <table:table-cell office:value-type="float" office:value="0.334943115711212" calcext:value-type="float">
            <text:p>0.334943115711212</text:p>
          </table:table-cell>
          <table:table-cell table:number-columns-repeated="3"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0.344392091035843" calcext:value-type="float">
            <text:p>0.344392091035843</text:p>
          </table:table-cell>
          <table:table-cell table:number-columns-repeated="3"/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float" office:value="0.351502925157547" calcext:value-type="float">
            <text:p>0.351502925157547</text:p>
          </table:table-cell>
          <table:table-cell table:number-columns-repeated="3"/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float" office:value="0.35356792807579" calcext:value-type="float">
            <text:p>0.35356792807579</text:p>
          </table:table-cell>
          <table:table-cell table:number-columns-repeated="3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0.353998184204102" calcext:value-type="float">
            <text:p>0.353998184204102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office:value-type="float" office:value="0.356511682271957" calcext:value-type="float">
            <text:p>0.356511682271957</text:p>
          </table:table-cell>
          <table:table-cell table:number-columns-repeated="3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0.362200438976288" calcext:value-type="float">
            <text:p>0.362200438976288</text:p>
          </table:table-cell>
          <table:table-cell table:number-columns-repeated="3"/>
        </table:table-row>
        <table:table-row table:style-name="ro1">
          <table:table-cell office:value-type="float" office:value="10276" calcext:value-type="float">
            <text:p>10276</text:p>
          </table:table-cell>
          <table:table-cell office:value-type="float" office:value="0.369531035423279" calcext:value-type="float">
            <text:p>0.369531035423279</text:p>
          </table:table-cell>
          <table:table-cell table:number-columns-repeated="3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float" office:value="0.369582623243332" calcext:value-type="float">
            <text:p>0.369582623243332</text:p>
          </table:table-cell>
          <table:table-cell table:number-columns-repeated="3"/>
        </table:table-row>
        <table:table-row table:style-name="ro1">
          <table:table-cell office:value-type="float" office:value="10399" calcext:value-type="float">
            <text:p>10399</text:p>
          </table:table-cell>
          <table:table-cell office:value-type="float" office:value="0.37120994925499" calcext:value-type="float">
            <text:p>0.37120994925499</text:p>
          </table:table-cell>
          <table:table-cell table:number-columns-repeated="3"/>
        </table:table-row>
        <table:table-row table:style-name="ro1">
          <table:table-cell office:value-type="float" office:value="10479" calcext:value-type="float">
            <text:p>10479</text:p>
          </table:table-cell>
          <table:table-cell office:value-type="float" office:value="0.372460663318634" calcext:value-type="float">
            <text:p>0.372460663318634</text:p>
          </table:table-cell>
          <table:table-cell table:number-columns-repeated="3"/>
        </table:table-row>
        <table:table-row table:style-name="ro1">
          <table:table-cell office:value-type="float" office:value="10522" calcext:value-type="float">
            <text:p>10522</text:p>
          </table:table-cell>
          <table:table-cell office:value-type="float" office:value="0.373641192913055" calcext:value-type="float">
            <text:p>0.373641192913055</text:p>
          </table:table-cell>
          <table:table-cell table:number-columns-repeated="3"/>
        </table:table-row>
        <table:table-row table:style-name="ro1">
          <table:table-cell office:value-type="float" office:value="10607" calcext:value-type="float">
            <text:p>10607</text:p>
          </table:table-cell>
          <table:table-cell office:value-type="float" office:value="0.375525295734406" calcext:value-type="float">
            <text:p>0.375525295734406</text:p>
          </table:table-cell>
          <table:table-cell table:number-columns-repeated="3"/>
        </table:table-row>
        <table:table-row table:style-name="ro1">
          <table:table-cell office:value-type="float" office:value="10780" calcext:value-type="float">
            <text:p>10780</text:p>
          </table:table-cell>
          <table:table-cell office:value-type="float" office:value="0.380283027887344" calcext:value-type="float">
            <text:p>0.380283027887344</text:p>
          </table:table-cell>
          <table:table-cell table:number-columns-repeated="3"/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float" office:value="0.381935834884644" calcext:value-type="float">
            <text:p>0.381935834884644</text:p>
          </table:table-cell>
          <table:table-cell table:number-columns-repeated="3"/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0.381882756948471" calcext:value-type="float">
            <text:p>0.381882756948471</text:p>
          </table:table-cell>
          <table:table-cell table:number-columns-repeated="3"/>
        </table:table-row>
        <table:table-row table:style-name="ro1">
          <table:table-cell office:value-type="float" office:value="10966" calcext:value-type="float">
            <text:p>10966</text:p>
          </table:table-cell>
          <table:table-cell office:value-type="float" office:value="0.38267782330513" calcext:value-type="float">
            <text:p>0.38267782330513</text:p>
          </table:table-cell>
          <table:table-cell table:number-columns-repeated="3"/>
        </table:table-row>
        <table:table-row table:style-name="ro1">
          <table:table-cell office:value-type="float" office:value="10974" calcext:value-type="float">
            <text:p>10974</text:p>
          </table:table-cell>
          <table:table-cell office:value-type="float" office:value="0.382763892412186" calcext:value-type="float">
            <text:p>0.382763892412186</text:p>
          </table:table-cell>
          <table:table-cell table:number-columns-repeated="3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0.384096533060074" calcext:value-type="float">
            <text:p>0.384096533060074</text:p>
          </table:table-cell>
          <table:table-cell table:number-columns-repeated="3"/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0.384967476129532" calcext:value-type="float">
            <text:p>0.384967476129532</text:p>
          </table:table-cell>
          <table:table-cell table:number-columns-repeated="3"/>
        </table:table-row>
        <table:table-row table:style-name="ro1">
          <table:table-cell office:value-type="float" office:value="11419" calcext:value-type="float">
            <text:p>11419</text:p>
          </table:table-cell>
          <table:table-cell office:value-type="float" office:value="0.390395253896713" calcext:value-type="float">
            <text:p>0.390395253896713</text:p>
          </table:table-cell>
          <table:table-cell table:number-columns-repeated="3"/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float" office:value="0.392469793558121" calcext:value-type="float">
            <text:p>0.392469793558121</text:p>
          </table:table-cell>
          <table:table-cell table:number-columns-repeated="3"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float" office:value="0.392659574747086" calcext:value-type="float">
            <text:p>0.392659574747086</text:p>
          </table:table-cell>
          <table:table-cell table:number-columns-repeated="3"/>
        </table:table-row>
        <table:table-row table:style-name="ro1">
          <table:table-cell office:value-type="float" office:value="11685" calcext:value-type="float">
            <text:p>11685</text:p>
          </table:table-cell>
          <table:table-cell office:value-type="float" office:value="0.392442613840103" calcext:value-type="float">
            <text:p>0.392442613840103</text:p>
          </table:table-cell>
          <table:table-cell table:number-columns-repeated="3"/>
        </table:table-row>
        <table:table-row table:style-name="ro1">
          <table:table-cell office:value-type="float" office:value="11759" calcext:value-type="float">
            <text:p>11759</text:p>
          </table:table-cell>
          <table:table-cell office:value-type="float" office:value="0.393397986888885" calcext:value-type="float">
            <text:p>0.393397986888885</text:p>
          </table:table-cell>
          <table:table-cell table:number-columns-repeated="3"/>
        </table:table-row>
        <table:table-row table:style-name="ro1">
          <table:table-cell office:value-type="float" office:value="11969" calcext:value-type="float">
            <text:p>11969</text:p>
          </table:table-cell>
          <table:table-cell office:value-type="float" office:value="0.397764056921005" calcext:value-type="float">
            <text:p>0.397764056921005</text:p>
          </table:table-cell>
          <table:table-cell table:number-columns-repeated="3"/>
        </table:table-row>
        <table:table-row table:style-name="ro1">
          <table:table-cell office:value-type="float" office:value="11974" calcext:value-type="float">
            <text:p>11974</text:p>
          </table:table-cell>
          <table:table-cell office:value-type="float" office:value="0.397692978382111" calcext:value-type="float">
            <text:p>0.397692978382111</text:p>
          </table:table-cell>
          <table:table-cell table:number-columns-repeated="3"/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float" office:value="0.399625480175018" calcext:value-type="float">
            <text:p>0.399625480175018</text:p>
          </table:table-cell>
          <table:table-cell table:number-columns-repeated="3"/>
        </table:table-row>
        <table:table-row table:style-name="ro1">
          <table:table-cell office:value-type="float" office:value="12290" calcext:value-type="float">
            <text:p>12290</text:p>
          </table:table-cell>
          <table:table-cell office:value-type="float" office:value="0.40191513299942" calcext:value-type="float">
            <text:p>0.40191513299942</text:p>
          </table:table-cell>
          <table:table-cell table:number-columns-repeated="3"/>
        </table:table-row>
        <table:table-row table:style-name="ro1">
          <table:table-cell office:value-type="float" office:value="12671" calcext:value-type="float">
            <text:p>12671</text:p>
          </table:table-cell>
          <table:table-cell office:value-type="float" office:value="0.41072341799736" calcext:value-type="float">
            <text:p>0.41072341799736</text:p>
          </table:table-cell>
          <table:table-cell table:number-columns-repeated="3"/>
        </table:table-row>
        <table:table-row table:style-name="ro1">
          <table:table-cell office:value-type="float" office:value="12877" calcext:value-type="float">
            <text:p>12877</text:p>
          </table:table-cell>
          <table:table-cell office:value-type="float" office:value="0.412706136703491" calcext:value-type="float">
            <text:p>0.412706136703491</text:p>
          </table:table-cell>
          <table:table-cell table:number-columns-repeated="3"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float" office:value="0.416517943143845" calcext:value-type="float">
            <text:p>0.416517943143845</text:p>
          </table:table-cell>
          <table:table-cell table:number-columns-repeated="3"/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float" office:value="0.416708707809448" calcext:value-type="float">
            <text:p>0.416708707809448</text:p>
          </table:table-cell>
          <table:table-cell table:number-columns-repeated="3"/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float" office:value="0.419656336307526" calcext:value-type="float">
            <text:p>0.419656336307526</text:p>
          </table:table-cell>
          <table:table-cell table:number-columns-repeated="3"/>
        </table:table-row>
        <table:table-row table:style-name="ro1">
          <table:table-cell office:value-type="float" office:value="13597" calcext:value-type="float">
            <text:p>13597</text:p>
          </table:table-cell>
          <table:table-cell office:value-type="float" office:value="0.421537548303604" calcext:value-type="float">
            <text:p>0.421537548303604</text:p>
          </table:table-cell>
          <table:table-cell table:number-columns-repeated="3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float" office:value="0.422303438186646" calcext:value-type="float">
            <text:p>0.422303438186646</text:p>
          </table:table-cell>
          <table:table-cell table:number-columns-repeated="3"/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0.426956743001938" calcext:value-type="float">
            <text:p>0.426956743001938</text:p>
          </table:table-cell>
          <table:table-cell table:number-columns-repeated="3"/>
        </table:table-row>
        <table:table-row table:style-name="ro1">
          <table:table-cell office:value-type="float" office:value="14221" calcext:value-type="float">
            <text:p>14221</text:p>
          </table:table-cell>
          <table:table-cell office:value-type="float" office:value="0.431416541337967" calcext:value-type="float">
            <text:p>0.431416541337967</text:p>
          </table:table-cell>
          <table:table-cell table:number-columns-repeated="3"/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float" office:value="0.431950688362122" calcext:value-type="float">
            <text:p>0.431950688362122</text:p>
          </table:table-cell>
          <table:table-cell table:number-columns-repeated="3"/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float" office:value="0.432321459054947" calcext:value-type="float">
            <text:p>0.432321459054947</text:p>
          </table:table-cell>
          <table:table-cell table:number-columns-repeated="3"/>
        </table:table-row>
        <table:table-row table:style-name="ro1">
          <table:table-cell office:value-type="float" office:value="14447" calcext:value-type="float">
            <text:p>14447</text:p>
          </table:table-cell>
          <table:table-cell office:value-type="float" office:value="0.43448880314827" calcext:value-type="float">
            <text:p>0.43448880314827</text:p>
          </table:table-cell>
          <table:table-cell table:number-columns-repeated="3"/>
        </table:table-row>
        <table:table-row table:style-name="ro1">
          <table:table-cell office:value-type="float" office:value="14638" calcext:value-type="float">
            <text:p>14638</text:p>
          </table:table-cell>
          <table:table-cell office:value-type="float" office:value="0.438817411661148" calcext:value-type="float">
            <text:p>0.438817411661148</text:p>
          </table:table-cell>
          <table:table-cell table:number-columns-repeated="3"/>
        </table:table-row>
        <table:table-row table:style-name="ro1">
          <table:table-cell office:value-type="float" office:value="14668" calcext:value-type="float">
            <text:p>14668</text:p>
          </table:table-cell>
          <table:table-cell office:value-type="float" office:value="0.439514517784119" calcext:value-type="float">
            <text:p>0.439514517784119</text:p>
          </table:table-cell>
          <table:table-cell table:number-columns-repeated="3"/>
        </table:table-row>
        <table:table-row table:style-name="ro1">
          <table:table-cell office:value-type="float" office:value="14779" calcext:value-type="float">
            <text:p>14779</text:p>
          </table:table-cell>
          <table:table-cell office:value-type="float" office:value="0.441828101873398" calcext:value-type="float">
            <text:p>0.441828101873398</text:p>
          </table:table-cell>
          <table:table-cell table:number-columns-repeated="3"/>
        </table:table-row>
        <table:table-row table:style-name="ro1">
          <table:table-cell office:value-type="float" office:value="14873" calcext:value-type="float">
            <text:p>14873</text:p>
          </table:table-cell>
          <table:table-cell office:value-type="float" office:value="0.443470746278763" calcext:value-type="float">
            <text:p>0.443470746278763</text:p>
          </table:table-cell>
          <table:table-cell table:number-columns-repeated="3"/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float" office:value="0.449218779802322" calcext:value-type="float">
            <text:p>0.449218779802322</text:p>
          </table:table-cell>
          <table:table-cell table:number-columns-repeated="3"/>
        </table:table-row>
        <table:table-row table:style-name="ro1">
          <table:table-cell office:value-type="float" office:value="15507" calcext:value-type="float">
            <text:p>15507</text:p>
          </table:table-cell>
          <table:table-cell office:value-type="float" office:value="0.449981361627579" calcext:value-type="float">
            <text:p>0.449981361627579</text:p>
          </table:table-cell>
          <table:table-cell table:number-columns-repeated="3"/>
        </table:table-row>
        <table:table-row table:style-name="ro1">
          <table:table-cell office:value-type="float" office:value="15740" calcext:value-type="float">
            <text:p>15740</text:p>
          </table:table-cell>
          <table:table-cell office:value-type="float" office:value="0.45327228307724" calcext:value-type="float">
            <text:p>0.45327228307724</text:p>
          </table:table-cell>
          <table:table-cell table:number-columns-repeated="3"/>
        </table:table-row>
        <table:table-row table:style-name="ro1">
          <table:table-cell office:value-type="float" office:value="15764" calcext:value-type="float">
            <text:p>15764</text:p>
          </table:table-cell>
          <table:table-cell office:value-type="float" office:value="0.45436704158783" calcext:value-type="float">
            <text:p>0.45436704158783</text:p>
          </table:table-cell>
          <table:table-cell table:number-columns-repeated="3"/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float" office:value="0.458048671483994" calcext:value-type="float">
            <text:p>0.458048671483994</text:p>
          </table:table-cell>
          <table:table-cell table:number-columns-repeated="3"/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0.460444241762161" calcext:value-type="float">
            <text:p>0.460444241762161</text:p>
          </table:table-cell>
          <table:table-cell table:number-columns-repeated="3"/>
        </table:table-row>
        <table:table-row table:style-name="ro1">
          <table:table-cell office:value-type="float" office:value="16321" calcext:value-type="float">
            <text:p>16321</text:p>
          </table:table-cell>
          <table:table-cell office:value-type="float" office:value="0.460580468177795" calcext:value-type="float">
            <text:p>0.460580468177795</text:p>
          </table:table-cell>
          <table:table-cell table:number-columns-repeated="3"/>
        </table:table-row>
        <table:table-row table:style-name="ro1">
          <table:table-cell office:value-type="float" office:value="16809" calcext:value-type="float">
            <text:p>16809</text:p>
          </table:table-cell>
          <table:table-cell office:value-type="float" office:value="0.46034848690033" calcext:value-type="float">
            <text:p>0.46034848690033</text:p>
          </table:table-cell>
          <table:table-cell table:number-columns-repeated="3"/>
        </table:table-row>
        <table:table-row table:style-name="ro1">
          <table:table-cell office:value-type="float" office:value="16857" calcext:value-type="float">
            <text:p>16857</text:p>
          </table:table-cell>
          <table:table-cell office:value-type="float" office:value="0.460251748561859" calcext:value-type="float">
            <text:p>0.460251748561859</text:p>
          </table:table-cell>
          <table:table-cell table:number-columns-repeated="3"/>
        </table:table-row>
        <table:table-row table:style-name="ro1">
          <table:table-cell office:value-type="float" office:value="17066" calcext:value-type="float">
            <text:p>17066</text:p>
          </table:table-cell>
          <table:table-cell office:value-type="float" office:value="0.461381554603577" calcext:value-type="float">
            <text:p>0.461381554603577</text:p>
          </table:table-cell>
          <table:table-cell table:number-columns-repeated="3"/>
        </table:table-row>
        <table:table-row table:style-name="ro1">
          <table:table-cell office:value-type="float" office:value="17097" calcext:value-type="float">
            <text:p>17097</text:p>
          </table:table-cell>
          <table:table-cell office:value-type="float" office:value="0.4610835313797" calcext:value-type="float">
            <text:p>0.4610835313797</text:p>
          </table:table-cell>
          <table:table-cell table:number-columns-repeated="3"/>
        </table:table-row>
        <table:table-row table:style-name="ro1">
          <table:table-cell office:value-type="float" office:value="17317" calcext:value-type="float">
            <text:p>17317</text:p>
          </table:table-cell>
          <table:table-cell office:value-type="float" office:value="0.459921211004257" calcext:value-type="float">
            <text:p>0.459921211004257</text:p>
          </table:table-cell>
          <table:table-cell table:number-columns-repeated="3"/>
        </table:table-row>
        <table:table-row table:style-name="ro1">
          <table:table-cell office:value-type="float" office:value="17339" calcext:value-type="float">
            <text:p>17339</text:p>
          </table:table-cell>
          <table:table-cell office:value-type="float" office:value="0.459783554077148" calcext:value-type="float">
            <text:p>0.459783554077148</text:p>
          </table:table-cell>
          <table:table-cell table:number-columns-repeated="3"/>
        </table:table-row>
        <table:table-row table:style-name="ro1">
          <table:table-cell office:value-type="float" office:value="17543" calcext:value-type="float">
            <text:p>17543</text:p>
          </table:table-cell>
          <table:table-cell office:value-type="float" office:value="0.460244864225388" calcext:value-type="float">
            <text:p>0.460244864225388</text:p>
          </table:table-cell>
          <table:table-cell table:number-columns-repeated="3"/>
        </table:table-row>
        <table:table-row table:style-name="ro1">
          <table:table-cell office:value-type="float" office:value="17557" calcext:value-type="float">
            <text:p>17557</text:p>
          </table:table-cell>
          <table:table-cell office:value-type="float" office:value="0.460629165172577" calcext:value-type="float">
            <text:p>0.460629165172577</text:p>
          </table:table-cell>
          <table:table-cell table:number-columns-repeated="3"/>
        </table:table-row>
        <table:table-row table:style-name="ro1">
          <table:table-cell office:value-type="float" office:value="18451" calcext:value-type="float">
            <text:p>18451</text:p>
          </table:table-cell>
          <table:table-cell office:value-type="float" office:value="0.46657794713974" calcext:value-type="float">
            <text:p>0.46657794713974</text:p>
          </table:table-cell>
          <table:table-cell table:number-columns-repeated="3"/>
        </table:table-row>
        <table:table-row table:style-name="ro1">
          <table:table-cell office:value-type="float" office:value="19116" calcext:value-type="float">
            <text:p>19116</text:p>
          </table:table-cell>
          <table:table-cell office:value-type="float" office:value="0.475038349628449" calcext:value-type="float">
            <text:p>0.475038349628449</text:p>
          </table:table-cell>
          <table:table-cell table:number-columns-repeated="3"/>
        </table:table-row>
        <table:table-row table:style-name="ro1">
          <table:table-cell office:value-type="float" office:value="19169" calcext:value-type="float">
            <text:p>19169</text:p>
          </table:table-cell>
          <table:table-cell office:value-type="float" office:value="0.474832147359848" calcext:value-type="float">
            <text:p>0.474832147359848</text:p>
          </table:table-cell>
          <table:table-cell table:number-columns-repeated="3"/>
        </table:table-row>
        <table:table-row table:style-name="ro1">
          <table:table-cell office:value-type="float" office:value="19531" calcext:value-type="float">
            <text:p>19531</text:p>
          </table:table-cell>
          <table:table-cell office:value-type="float" office:value="0.476358592510223" calcext:value-type="float">
            <text:p>0.476358592510223</text:p>
          </table:table-cell>
          <table:table-cell table:number-columns-repeated="3"/>
        </table:table-row>
        <table:table-row table:style-name="ro1">
          <table:table-cell office:value-type="float" office:value="19640" calcext:value-type="float">
            <text:p>19640</text:p>
          </table:table-cell>
          <table:table-cell office:value-type="float" office:value="0.476304203271866" calcext:value-type="float">
            <text:p>0.476304203271866</text:p>
          </table:table-cell>
          <table:table-cell table:number-columns-repeated="3"/>
        </table:table-row>
        <table:table-row table:style-name="ro1">
          <table:table-cell office:value-type="float" office:value="19654" calcext:value-type="float">
            <text:p>19654</text:p>
          </table:table-cell>
          <table:table-cell office:value-type="float" office:value="0.476275056600571" calcext:value-type="float">
            <text:p>0.476275056600571</text:p>
          </table:table-cell>
          <table:table-cell table:number-columns-repeated="3"/>
        </table:table-row>
        <table:table-row table:style-name="ro1">
          <table:table-cell office:value-type="float" office:value="19731" calcext:value-type="float">
            <text:p>19731</text:p>
          </table:table-cell>
          <table:table-cell office:value-type="float" office:value="0.477420806884766" calcext:value-type="float">
            <text:p>0.477420806884766</text:p>
          </table:table-cell>
          <table:table-cell table:number-columns-repeated="3"/>
        </table:table-row>
        <table:table-row table:style-name="ro1">
          <table:table-cell office:value-type="float" office:value="19846" calcext:value-type="float">
            <text:p>19846</text:p>
          </table:table-cell>
          <table:table-cell office:value-type="float" office:value="0.476790338754654" calcext:value-type="float">
            <text:p>0.476790338754654</text:p>
          </table:table-cell>
          <table:table-cell table:number-columns-repeated="3"/>
        </table:table-row>
        <table:table-row table:style-name="ro1">
          <table:table-cell office:value-type="float" office:value="19995" calcext:value-type="float">
            <text:p>19995</text:p>
          </table:table-cell>
          <table:table-cell office:value-type="float" office:value="0.479663074016571" calcext:value-type="float">
            <text:p>0.479663074016571</text:p>
          </table:table-cell>
          <table:table-cell table:number-columns-repeated="3"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float" office:value="0.481495589017868" calcext:value-type="float">
            <text:p>0.481495589017868</text:p>
          </table:table-cell>
          <table:table-cell table:number-columns-repeated="3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float" office:value="0.481661528348923" calcext:value-type="float">
            <text:p>0.481661528348923</text:p>
          </table:table-cell>
          <table:table-cell table:number-columns-repeated="3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float" office:value="0.482216596603394" calcext:value-type="float">
            <text:p>0.482216596603394</text:p>
          </table:table-cell>
          <table:table-cell table:number-columns-repeated="3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float" office:value="0.483294665813446" calcext:value-type="float">
            <text:p>0.483294665813446</text:p>
          </table:table-cell>
          <table:table-cell table:number-columns-repeated="3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float" office:value="0.483527928590775" calcext:value-type="float">
            <text:p>0.483527928590775</text:p>
          </table:table-cell>
          <table:table-cell table:number-columns-repeated="3"/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float" office:value="0.482909739017487" calcext:value-type="float">
            <text:p>0.482909739017487</text:p>
          </table:table-cell>
          <table:table-cell table:number-columns-repeated="3"/>
        </table:table-row>
        <table:table-row table:style-name="ro1">
          <table:table-cell office:value-type="float" office:value="20440" calcext:value-type="float">
            <text:p>20440</text:p>
          </table:table-cell>
          <table:table-cell office:value-type="float" office:value="0.484943240880966" calcext:value-type="float">
            <text:p>0.484943240880966</text:p>
          </table:table-cell>
          <table:table-cell table:number-columns-repeated="3"/>
        </table:table-row>
        <table:table-row table:style-name="ro1">
          <table:table-cell office:value-type="float" office:value="20539" calcext:value-type="float">
            <text:p>20539</text:p>
          </table:table-cell>
          <table:table-cell office:value-type="float" office:value="0.484620988368988" calcext:value-type="float">
            <text:p>0.484620988368988</text:p>
          </table:table-cell>
          <table:table-cell table:number-columns-repeated="3"/>
        </table:table-row>
        <table:table-row table:style-name="ro1">
          <table:table-cell office:value-type="float" office:value="20540" calcext:value-type="float">
            <text:p>20540</text:p>
          </table:table-cell>
          <table:table-cell office:value-type="float" office:value="0.484578013420105" calcext:value-type="float">
            <text:p>0.484578013420105</text:p>
          </table:table-cell>
          <table:table-cell table:number-columns-repeated="3"/>
        </table:table-row>
        <table:table-row table:style-name="ro1">
          <table:table-cell office:value-type="float" office:value="20578" calcext:value-type="float">
            <text:p>20578</text:p>
          </table:table-cell>
          <table:table-cell office:value-type="float" office:value="0.485146194696426" calcext:value-type="float">
            <text:p>0.485146194696426</text:p>
          </table:table-cell>
          <table:table-cell table:number-columns-repeated="3"/>
        </table:table-row>
        <table:table-row table:style-name="ro1">
          <table:table-cell office:value-type="float" office:value="20779" calcext:value-type="float">
            <text:p>20779</text:p>
          </table:table-cell>
          <table:table-cell office:value-type="float" office:value="0.487263202667236" calcext:value-type="float">
            <text:p>0.487263202667236</text:p>
          </table:table-cell>
          <table:table-cell table:number-columns-repeated="3"/>
        </table:table-row>
        <table:table-row table:style-name="ro1">
          <table:table-cell office:value-type="float" office:value="20782" calcext:value-type="float">
            <text:p>20782</text:p>
          </table:table-cell>
          <table:table-cell office:value-type="float" office:value="0.487513601779938" calcext:value-type="float">
            <text:p>0.487513601779938</text:p>
          </table:table-cell>
          <table:table-cell table:number-columns-repeated="3"/>
        </table:table-row>
        <table:table-row table:style-name="ro1">
          <table:table-cell office:value-type="float" office:value="20855" calcext:value-type="float">
            <text:p>20855</text:p>
          </table:table-cell>
          <table:table-cell office:value-type="float" office:value="0.489010781049728" calcext:value-type="float">
            <text:p>0.489010781049728</text:p>
          </table:table-cell>
          <table:table-cell table:number-columns-repeated="3"/>
        </table:table-row>
        <table:table-row table:style-name="ro1">
          <table:table-cell office:value-type="float" office:value="21080" calcext:value-type="float">
            <text:p>21080</text:p>
          </table:table-cell>
          <table:table-cell office:value-type="float" office:value="0.490959852933884" calcext:value-type="float">
            <text:p>0.490959852933884</text:p>
          </table:table-cell>
          <table:table-cell table:number-columns-repeated="3"/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float" office:value="0.489928930997849" calcext:value-type="float">
            <text:p>0.489928930997849</text:p>
          </table:table-cell>
          <table:table-cell table:number-columns-repeated="3"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float" office:value="0.490547597408295" calcext:value-type="float">
            <text:p>0.490547597408295</text:p>
          </table:table-cell>
          <table:table-cell table:number-columns-repeated="3"/>
        </table:table-row>
        <table:table-row table:style-name="ro1">
          <table:table-cell office:value-type="float" office:value="21319" calcext:value-type="float">
            <text:p>21319</text:p>
          </table:table-cell>
          <table:table-cell office:value-type="float" office:value="0.491634875535965" calcext:value-type="float">
            <text:p>0.491634875535965</text:p>
          </table:table-cell>
          <table:table-cell table:number-columns-repeated="3"/>
        </table:table-row>
        <table:table-row table:style-name="ro1">
          <table:table-cell office:value-type="float" office:value="21391" calcext:value-type="float">
            <text:p>21391</text:p>
          </table:table-cell>
          <table:table-cell office:value-type="float" office:value="0.494624048471451" calcext:value-type="float">
            <text:p>0.494624048471451</text:p>
          </table:table-cell>
          <table:table-cell table:number-columns-repeated="3"/>
        </table:table-row>
        <table:table-row table:style-name="ro1">
          <table:table-cell office:value-type="float" office:value="21523" calcext:value-type="float">
            <text:p>21523</text:p>
          </table:table-cell>
          <table:table-cell office:value-type="float" office:value="0.495605289936066" calcext:value-type="float">
            <text:p>0.495605289936066</text:p>
          </table:table-cell>
          <table:table-cell table:number-columns-repeated="3"/>
        </table:table-row>
        <table:table-row table:style-name="ro1">
          <table:table-cell office:value-type="float" office:value="21848" calcext:value-type="float">
            <text:p>21848</text:p>
          </table:table-cell>
          <table:table-cell office:value-type="float" office:value="0.498373210430145" calcext:value-type="float">
            <text:p>0.498373210430145</text:p>
          </table:table-cell>
          <table:table-cell table:number-columns-repeated="3"/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float" office:value="0.501115500926971" calcext:value-type="float">
            <text:p>0.501115500926971</text:p>
          </table:table-cell>
          <table:table-cell table:number-columns-repeated="3"/>
        </table:table-row>
        <table:table-row table:style-name="ro1">
          <table:table-cell office:value-type="float" office:value="22330" calcext:value-type="float">
            <text:p>22330</text:p>
          </table:table-cell>
          <table:table-cell office:value-type="float" office:value="0.501765668392181" calcext:value-type="float">
            <text:p>0.501765668392181</text:p>
          </table:table-cell>
          <table:table-cell table:number-columns-repeated="3"/>
        </table:table-row>
        <table:table-row table:style-name="ro1">
          <table:table-cell office:value-type="float" office:value="22358" calcext:value-type="float">
            <text:p>22358</text:p>
          </table:table-cell>
          <table:table-cell office:value-type="float" office:value="0.501990437507629" calcext:value-type="float">
            <text:p>0.501990437507629</text:p>
          </table:table-cell>
          <table:table-cell table:number-columns-repeated="3"/>
        </table:table-row>
        <table:table-row table:style-name="ro1">
          <table:table-cell office:value-type="float" office:value="22472" calcext:value-type="float">
            <text:p>22472</text:p>
          </table:table-cell>
          <table:table-cell office:value-type="float" office:value="0.503238439559937" calcext:value-type="float">
            <text:p>0.503238439559937</text:p>
          </table:table-cell>
          <table:table-cell table:number-columns-repeated="3"/>
        </table:table-row>
        <table:table-row table:style-name="ro1">
          <table:table-cell office:value-type="float" office:value="22840" calcext:value-type="float">
            <text:p>22840</text:p>
          </table:table-cell>
          <table:table-cell office:value-type="float" office:value="0.510641694068909" calcext:value-type="float">
            <text:p>0.510641694068909</text:p>
          </table:table-cell>
          <table:table-cell table:number-columns-repeated="3"/>
        </table:table-row>
        <table:table-row table:style-name="ro1">
          <table:table-cell office:value-type="float" office:value="23138" calcext:value-type="float">
            <text:p>23138</text:p>
          </table:table-cell>
          <table:table-cell office:value-type="float" office:value="0.516339659690857" calcext:value-type="float">
            <text:p>0.516339659690857</text:p>
          </table:table-cell>
          <table:table-cell table:number-columns-repeated="3"/>
        </table:table-row>
        <table:table-row table:style-name="ro1">
          <table:table-cell office:value-type="float" office:value="23148" calcext:value-type="float">
            <text:p>23148</text:p>
          </table:table-cell>
          <table:table-cell office:value-type="float" office:value="0.516775369644165" calcext:value-type="float">
            <text:p>0.516775369644165</text:p>
          </table:table-cell>
          <table:table-cell table:number-columns-repeated="3"/>
        </table:table-row>
        <table:table-row table:style-name="ro1">
          <table:table-cell office:value-type="float" office:value="23192" calcext:value-type="float">
            <text:p>23192</text:p>
          </table:table-cell>
          <table:table-cell office:value-type="float" office:value="0.517143487930298" calcext:value-type="float">
            <text:p>0.517143487930298</text:p>
          </table:table-cell>
          <table:table-cell table:number-columns-repeated="3"/>
        </table:table-row>
        <table:table-row table:style-name="ro1">
          <table:table-cell office:value-type="float" office:value="23218" calcext:value-type="float">
            <text:p>23218</text:p>
          </table:table-cell>
          <table:table-cell office:value-type="float" office:value="0.516806185245514" calcext:value-type="float">
            <text:p>0.516806185245514</text:p>
          </table:table-cell>
          <table:table-cell table:number-columns-repeated="3"/>
        </table:table-row>
        <table:table-row table:style-name="ro1">
          <table:table-cell office:value-type="float" office:value="23286" calcext:value-type="float">
            <text:p>23286</text:p>
          </table:table-cell>
          <table:table-cell office:value-type="float" office:value="0.516714930534363" calcext:value-type="float">
            <text:p>0.516714930534363</text:p>
          </table:table-cell>
          <table:table-cell table:number-columns-repeated="3"/>
        </table:table-row>
        <table:table-row table:style-name="ro1">
          <table:table-cell office:value-type="float" office:value="23361" calcext:value-type="float">
            <text:p>23361</text:p>
          </table:table-cell>
          <table:table-cell office:value-type="float" office:value="0.518917918205261" calcext:value-type="float">
            <text:p>0.518917918205261</text:p>
          </table:table-cell>
          <table:table-cell table:number-columns-repeated="3"/>
        </table:table-row>
        <table:table-row table:style-name="ro1">
          <table:table-cell office:value-type="float" office:value="23427" calcext:value-type="float">
            <text:p>23427</text:p>
          </table:table-cell>
          <table:table-cell office:value-type="float" office:value="0.518521666526794" calcext:value-type="float">
            <text:p>0.518521666526794</text:p>
          </table:table-cell>
          <table:table-cell table:number-columns-repeated="3"/>
        </table:table-row>
        <table:table-row table:style-name="ro1">
          <table:table-cell office:value-type="float" office:value="23540" calcext:value-type="float">
            <text:p>23540</text:p>
          </table:table-cell>
          <table:table-cell office:value-type="float" office:value="0.520869493484497" calcext:value-type="float">
            <text:p>0.520869493484497</text:p>
          </table:table-cell>
          <table:table-cell table:number-columns-repeated="3"/>
        </table:table-row>
        <table:table-row table:style-name="ro1">
          <table:table-cell office:value-type="float" office:value="23670" calcext:value-type="float">
            <text:p>23670</text:p>
          </table:table-cell>
          <table:table-cell office:value-type="float" office:value="0.523623406887054" calcext:value-type="float">
            <text:p>0.523623406887054</text:p>
          </table:table-cell>
          <table:table-cell table:number-columns-repeated="3"/>
        </table:table-row>
        <table:table-row table:style-name="ro1">
          <table:table-cell office:value-type="float" office:value="23681" calcext:value-type="float">
            <text:p>23681</text:p>
          </table:table-cell>
          <table:table-cell office:value-type="float" office:value="0.523915350437164" calcext:value-type="float">
            <text:p>0.523915350437164</text:p>
          </table:table-cell>
          <table:table-cell table:number-columns-repeated="3"/>
        </table:table-row>
        <table:table-row table:style-name="ro1">
          <table:table-cell office:value-type="float" office:value="23701" calcext:value-type="float">
            <text:p>23701</text:p>
          </table:table-cell>
          <table:table-cell office:value-type="float" office:value="0.525123059749603" calcext:value-type="float">
            <text:p>0.525123059749603</text:p>
          </table:table-cell>
          <table:table-cell table:number-columns-repeated="3"/>
        </table:table-row>
        <table:table-row table:style-name="ro1">
          <table:table-cell office:value-type="float" office:value="23938" calcext:value-type="float">
            <text:p>23938</text:p>
          </table:table-cell>
          <table:table-cell office:value-type="float" office:value="0.529272317886353" calcext:value-type="float">
            <text:p>0.529272317886353</text:p>
          </table:table-cell>
          <table:table-cell table:number-columns-repeated="3"/>
        </table:table-row>
        <table:table-row table:style-name="ro1">
          <table:table-cell office:value-type="float" office:value="24147" calcext:value-type="float">
            <text:p>24147</text:p>
          </table:table-cell>
          <table:table-cell office:value-type="float" office:value="0.529337644577026" calcext:value-type="float">
            <text:p>0.529337644577026</text:p>
          </table:table-cell>
          <table:table-cell table:number-columns-repeated="3"/>
        </table:table-row>
        <table:table-row table:style-name="ro1">
          <table:table-cell office:value-type="float" office:value="24282" calcext:value-type="float">
            <text:p>24282</text:p>
          </table:table-cell>
          <table:table-cell office:value-type="float" office:value="0.52818375825882" calcext:value-type="float">
            <text:p>0.52818375825882</text:p>
          </table:table-cell>
          <table:table-cell table:number-columns-repeated="3"/>
        </table:table-row>
        <table:table-row table:style-name="ro1">
          <table:table-cell office:value-type="float" office:value="24284" calcext:value-type="float">
            <text:p>24284</text:p>
          </table:table-cell>
          <table:table-cell office:value-type="float" office:value="0.528203785419464" calcext:value-type="float">
            <text:p>0.528203785419464</text:p>
          </table:table-cell>
          <table:table-cell table:number-columns-repeated="3"/>
        </table:table-row>
        <table:table-row table:style-name="ro1">
          <table:table-cell office:value-type="float" office:value="24322" calcext:value-type="float">
            <text:p>24322</text:p>
          </table:table-cell>
          <table:table-cell office:value-type="float" office:value="0.528928935527802" calcext:value-type="float">
            <text:p>0.528928935527802</text:p>
          </table:table-cell>
          <table:table-cell table:number-columns-repeated="3"/>
        </table:table-row>
        <table:table-row table:style-name="ro1">
          <table:table-cell office:value-type="float" office:value="24345" calcext:value-type="float">
            <text:p>24345</text:p>
          </table:table-cell>
          <table:table-cell office:value-type="float" office:value="0.528952598571777" calcext:value-type="float">
            <text:p>0.528952598571777</text:p>
          </table:table-cell>
          <table:table-cell table:number-columns-repeated="3"/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float" office:value="0.530298411846161" calcext:value-type="float">
            <text:p>0.530298411846161</text:p>
          </table:table-cell>
          <table:table-cell table:number-columns-repeated="3"/>
        </table:table-row>
        <table:table-row table:style-name="ro1">
          <table:table-cell office:value-type="float" office:value="24719" calcext:value-type="float">
            <text:p>24719</text:p>
          </table:table-cell>
          <table:table-cell office:value-type="float" office:value="0.531391501426697" calcext:value-type="float">
            <text:p>0.531391501426697</text:p>
          </table:table-cell>
          <table:table-cell table:number-columns-repeated="3"/>
        </table:table-row>
        <table:table-row table:style-name="ro1">
          <table:table-cell office:value-type="float" office:value="24727" calcext:value-type="float">
            <text:p>24727</text:p>
          </table:table-cell>
          <table:table-cell office:value-type="float" office:value="0.53156852722168" calcext:value-type="float">
            <text:p>0.53156852722168</text:p>
          </table:table-cell>
          <table:table-cell table:number-columns-repeated="3"/>
        </table:table-row>
        <table:table-row table:style-name="ro1">
          <table:table-cell office:value-type="float" office:value="24901" calcext:value-type="float">
            <text:p>24901</text:p>
          </table:table-cell>
          <table:table-cell office:value-type="float" office:value="0.532326996326447" calcext:value-type="float">
            <text:p>0.532326996326447</text:p>
          </table:table-cell>
          <table:table-cell table:number-columns-repeated="3"/>
        </table:table-row>
        <table:table-row table:style-name="ro1">
          <table:table-cell office:value-type="float" office:value="24934" calcext:value-type="float">
            <text:p>24934</text:p>
          </table:table-cell>
          <table:table-cell office:value-type="float" office:value="0.53332257270813" calcext:value-type="float">
            <text:p>0.53332257270813</text:p>
          </table:table-cell>
          <table:table-cell table:number-columns-repeated="3"/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float" office:value="0.534908056259155" calcext:value-type="float">
            <text:p>0.534908056259155</text:p>
          </table:table-cell>
          <table:table-cell table:number-columns-repeated="3"/>
        </table:table-row>
        <table:table-row table:style-name="ro1">
          <table:table-cell office:value-type="float" office:value="25253" calcext:value-type="float">
            <text:p>25253</text:p>
          </table:table-cell>
          <table:table-cell office:value-type="float" office:value="0.532792568206787" calcext:value-type="float">
            <text:p>0.532792568206787</text:p>
          </table:table-cell>
          <table:table-cell table:number-columns-repeated="3"/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float" office:value="0.534098148345947" calcext:value-type="float">
            <text:p>0.534098148345947</text:p>
          </table:table-cell>
          <table:table-cell table:number-columns-repeated="3"/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float" office:value="0.536759972572327" calcext:value-type="float">
            <text:p>0.536759972572327</text:p>
          </table:table-cell>
          <table:table-cell table:number-columns-repeated="3"/>
        </table:table-row>
        <table:table-row table:style-name="ro1">
          <table:table-cell office:value-type="float" office:value="25812" calcext:value-type="float">
            <text:p>25812</text:p>
          </table:table-cell>
          <table:table-cell office:value-type="float" office:value="0.546067655086517" calcext:value-type="float">
            <text:p>0.546067655086517</text:p>
          </table:table-cell>
          <table:table-cell table:number-columns-repeated="3"/>
        </table:table-row>
        <table:table-row table:style-name="ro1">
          <table:table-cell office:value-type="float" office:value="25847" calcext:value-type="float">
            <text:p>25847</text:p>
          </table:table-cell>
          <table:table-cell office:value-type="float" office:value="0.544748842716217" calcext:value-type="float">
            <text:p>0.544748842716217</text:p>
          </table:table-cell>
          <table:table-cell table:number-columns-repeated="3"/>
        </table:table-row>
        <table:table-row table:style-name="ro1">
          <table:table-cell office:value-type="float" office:value="25921" calcext:value-type="float">
            <text:p>25921</text:p>
          </table:table-cell>
          <table:table-cell office:value-type="float" office:value="0.542851328849793" calcext:value-type="float">
            <text:p>0.542851328849793</text:p>
          </table:table-cell>
          <table:table-cell table:number-columns-repeated="3"/>
        </table:table-row>
        <table:table-row table:style-name="ro1">
          <table:table-cell office:value-type="float" office:value="26066" calcext:value-type="float">
            <text:p>26066</text:p>
          </table:table-cell>
          <table:table-cell office:value-type="float" office:value="0.543012022972107" calcext:value-type="float">
            <text:p>0.543012022972107</text:p>
          </table:table-cell>
          <table:table-cell table:number-columns-repeated="3"/>
        </table:table-row>
        <table:table-row table:style-name="ro1">
          <table:table-cell office:value-type="float" office:value="26155" calcext:value-type="float">
            <text:p>26155</text:p>
          </table:table-cell>
          <table:table-cell office:value-type="float" office:value="0.543997943401337" calcext:value-type="float">
            <text:p>0.543997943401337</text:p>
          </table:table-cell>
          <table:table-cell table:number-columns-repeated="3"/>
        </table:table-row>
        <table:table-row table:style-name="ro1">
          <table:table-cell office:value-type="float" office:value="26303" calcext:value-type="float">
            <text:p>26303</text:p>
          </table:table-cell>
          <table:table-cell office:value-type="float" office:value="0.545526742935181" calcext:value-type="float">
            <text:p>0.545526742935181</text:p>
          </table:table-cell>
          <table:table-cell table:number-columns-repeated="3"/>
        </table:table-row>
        <table:table-row table:style-name="ro1">
          <table:table-cell office:value-type="float" office:value="26470" calcext:value-type="float">
            <text:p>26470</text:p>
          </table:table-cell>
          <table:table-cell office:value-type="float" office:value="0.548272788524628" calcext:value-type="float">
            <text:p>0.548272788524628</text:p>
          </table:table-cell>
          <table:table-cell table:number-columns-repeated="3"/>
        </table:table-row>
        <table:table-row table:style-name="ro1">
          <table:table-cell office:value-type="float" office:value="26797" calcext:value-type="float">
            <text:p>26797</text:p>
          </table:table-cell>
          <table:table-cell office:value-type="float" office:value="0.550697445869446" calcext:value-type="float">
            <text:p>0.550697445869446</text:p>
          </table:table-cell>
          <table:table-cell table:number-columns-repeated="3"/>
        </table:table-row>
        <table:table-row table:style-name="ro1">
          <table:table-cell office:value-type="float" office:value="26798" calcext:value-type="float">
            <text:p>26798</text:p>
          </table:table-cell>
          <table:table-cell office:value-type="float" office:value="0.550632059574127" calcext:value-type="float">
            <text:p>0.550632059574127</text:p>
          </table:table-cell>
          <table:table-cell table:number-columns-repeated="3"/>
        </table:table-row>
        <table:table-row table:style-name="ro1">
          <table:table-cell office:value-type="float" office:value="26829" calcext:value-type="float">
            <text:p>26829</text:p>
          </table:table-cell>
          <table:table-cell office:value-type="float" office:value="0.550664305686951" calcext:value-type="float">
            <text:p>0.550664305686951</text:p>
          </table:table-cell>
          <table:table-cell table:number-columns-repeated="3"/>
        </table:table-row>
        <table:table-row table:style-name="ro1">
          <table:table-cell office:value-type="float" office:value="27142" calcext:value-type="float">
            <text:p>27142</text:p>
          </table:table-cell>
          <table:table-cell office:value-type="float" office:value="0.554258704185486" calcext:value-type="float">
            <text:p>0.554258704185486</text:p>
          </table:table-cell>
          <table:table-cell table:number-columns-repeated="3"/>
        </table:table-row>
        <table:table-row table:style-name="ro1">
          <table:table-cell office:value-type="float" office:value="27154" calcext:value-type="float">
            <text:p>27154</text:p>
          </table:table-cell>
          <table:table-cell office:value-type="float" office:value="0.553648054599762" calcext:value-type="float">
            <text:p>0.553648054599762</text:p>
          </table:table-cell>
          <table:table-cell table:number-columns-repeated="3"/>
        </table:table-row>
        <table:table-row table:style-name="ro1">
          <table:table-cell office:value-type="float" office:value="27158" calcext:value-type="float">
            <text:p>27158</text:p>
          </table:table-cell>
          <table:table-cell office:value-type="float" office:value="0.553345918655396" calcext:value-type="float">
            <text:p>0.553345918655396</text:p>
          </table:table-cell>
          <table:table-cell table:number-columns-repeated="3"/>
        </table:table-row>
        <table:table-row table:style-name="ro1">
          <table:table-cell office:value-type="float" office:value="27159" calcext:value-type="float">
            <text:p>27159</text:p>
          </table:table-cell>
          <table:table-cell office:value-type="float" office:value="0.553277909755707" calcext:value-type="float">
            <text:p>0.553277909755707</text:p>
          </table:table-cell>
          <table:table-cell table:number-columns-repeated="3"/>
        </table:table-row>
        <table:table-row table:style-name="ro1">
          <table:table-cell office:value-type="float" office:value="27274" calcext:value-type="float">
            <text:p>27274</text:p>
          </table:table-cell>
          <table:table-cell office:value-type="float" office:value="0.554668605327606" calcext:value-type="float">
            <text:p>0.554668605327606</text:p>
          </table:table-cell>
          <table:table-cell table:number-columns-repeated="3"/>
        </table:table-row>
        <table:table-row table:style-name="ro1">
          <table:table-cell office:value-type="float" office:value="27505" calcext:value-type="float">
            <text:p>27505</text:p>
          </table:table-cell>
          <table:table-cell office:value-type="float" office:value="0.553283333778381" calcext:value-type="float">
            <text:p>0.553283333778381</text:p>
          </table:table-cell>
          <table:table-cell table:number-columns-repeated="3"/>
        </table:table-row>
        <table:table-row table:style-name="ro1">
          <table:table-cell office:value-type="float" office:value="27603" calcext:value-type="float">
            <text:p>27603</text:p>
          </table:table-cell>
          <table:table-cell office:value-type="float" office:value="0.551755249500275" calcext:value-type="float">
            <text:p>0.551755249500275</text:p>
          </table:table-cell>
          <table:table-cell table:number-columns-repeated="3"/>
        </table:table-row>
        <table:table-row table:style-name="ro1">
          <table:table-cell office:value-type="float" office:value="27638" calcext:value-type="float">
            <text:p>27638</text:p>
          </table:table-cell>
          <table:table-cell office:value-type="float" office:value="0.552470266819" calcext:value-type="float">
            <text:p>0.552470266819</text:p>
          </table:table-cell>
          <table:table-cell table:number-columns-repeated="3"/>
        </table:table-row>
        <table:table-row table:style-name="ro1">
          <table:table-cell office:value-type="float" office:value="27825" calcext:value-type="float">
            <text:p>27825</text:p>
          </table:table-cell>
          <table:table-cell office:value-type="float" office:value="0.548851847648621" calcext:value-type="float">
            <text:p>0.548851847648621</text:p>
          </table:table-cell>
          <table:table-cell table:number-columns-repeated="3"/>
        </table:table-row>
        <table:table-row table:style-name="ro1">
          <table:table-cell office:value-type="float" office:value="27916" calcext:value-type="float">
            <text:p>27916</text:p>
          </table:table-cell>
          <table:table-cell office:value-type="float" office:value="0.547119200229645" calcext:value-type="float">
            <text:p>0.547119200229645</text:p>
          </table:table-cell>
          <table:table-cell table:number-columns-repeated="3"/>
        </table:table-row>
        <table:table-row table:style-name="ro1">
          <table:table-cell office:value-type="float" office:value="27968" calcext:value-type="float">
            <text:p>27968</text:p>
          </table:table-cell>
          <table:table-cell office:value-type="float" office:value="0.545548915863037" calcext:value-type="float">
            <text:p>0.545548915863037</text:p>
          </table:table-cell>
          <table:table-cell table:number-columns-repeated="3"/>
        </table:table-row>
        <table:table-row table:style-name="ro1">
          <table:table-cell office:value-type="float" office:value="28438" calcext:value-type="float">
            <text:p>28438</text:p>
          </table:table-cell>
          <table:table-cell office:value-type="float" office:value="0.540398895740509" calcext:value-type="float">
            <text:p>0.540398895740509</text:p>
          </table:table-cell>
          <table:table-cell table:number-columns-repeated="3"/>
        </table:table-row>
        <table:table-row table:style-name="ro1">
          <table:table-cell office:value-type="float" office:value="28451" calcext:value-type="float">
            <text:p>28451</text:p>
          </table:table-cell>
          <table:table-cell office:value-type="float" office:value="0.540120303630829" calcext:value-type="float">
            <text:p>0.540120303630829</text:p>
          </table:table-cell>
          <table:table-cell table:number-columns-repeated="3"/>
        </table:table-row>
        <table:table-row table:style-name="ro1">
          <table:table-cell office:value-type="float" office:value="28543" calcext:value-type="float">
            <text:p>28543</text:p>
          </table:table-cell>
          <table:table-cell office:value-type="float" office:value="0.540038824081421" calcext:value-type="float">
            <text:p>0.540038824081421</text:p>
          </table:table-cell>
          <table:table-cell table:number-columns-repeated="3"/>
        </table:table-row>
        <table:table-row table:style-name="ro1">
          <table:table-cell office:value-type="float" office:value="28970" calcext:value-type="float">
            <text:p>28970</text:p>
          </table:table-cell>
          <table:table-cell office:value-type="float" office:value="0.536583185195923" calcext:value-type="float">
            <text:p>0.536583185195923</text:p>
          </table:table-cell>
          <table:table-cell table:number-columns-repeated="3"/>
        </table:table-row>
        <table:table-row table:style-name="ro1">
          <table:table-cell office:value-type="float" office:value="28996" calcext:value-type="float">
            <text:p>28996</text:p>
          </table:table-cell>
          <table:table-cell office:value-type="float" office:value="0.537257015705109" calcext:value-type="float">
            <text:p>0.537257015705109</text:p>
          </table:table-cell>
          <table:table-cell table:number-columns-repeated="3"/>
        </table:table-row>
        <table:table-row table:style-name="ro1">
          <table:table-cell office:value-type="float" office:value="29062" calcext:value-type="float">
            <text:p>29062</text:p>
          </table:table-cell>
          <table:table-cell office:value-type="float" office:value="0.535582542419434" calcext:value-type="float">
            <text:p>0.535582542419434</text:p>
          </table:table-cell>
          <table:table-cell table:number-columns-repeated="3"/>
        </table:table-row>
        <table:table-row table:style-name="ro1">
          <table:table-cell office:value-type="float" office:value="29201" calcext:value-type="float">
            <text:p>29201</text:p>
          </table:table-cell>
          <table:table-cell office:value-type="float" office:value="0.531503736972809" calcext:value-type="float">
            <text:p>0.531503736972809</text:p>
          </table:table-cell>
          <table:table-cell table:number-columns-repeated="3"/>
        </table:table-row>
        <table:table-row table:style-name="ro1">
          <table:table-cell office:value-type="float" office:value="29263" calcext:value-type="float">
            <text:p>29263</text:p>
          </table:table-cell>
          <table:table-cell office:value-type="float" office:value="0.53211373090744" calcext:value-type="float">
            <text:p>0.53211373090744</text:p>
          </table:table-cell>
          <table:table-cell table:number-columns-repeated="3"/>
        </table:table-row>
        <table:table-row table:style-name="ro1">
          <table:table-cell office:value-type="float" office:value="29471" calcext:value-type="float">
            <text:p>29471</text:p>
          </table:table-cell>
          <table:table-cell office:value-type="float" office:value="0.533702075481415" calcext:value-type="float">
            <text:p>0.533702075481415</text:p>
          </table:table-cell>
          <table:table-cell table:number-columns-repeated="3"/>
        </table:table-row>
        <table:table-row table:style-name="ro1">
          <table:table-cell office:value-type="float" office:value="29487" calcext:value-type="float">
            <text:p>29487</text:p>
          </table:table-cell>
          <table:table-cell office:value-type="float" office:value="0.533490478992462" calcext:value-type="float">
            <text:p>0.533490478992462</text:p>
          </table:table-cell>
          <table:table-cell table:number-columns-repeated="3"/>
        </table:table-row>
        <table:table-row table:style-name="ro1">
          <table:table-cell office:value-type="float" office:value="29561" calcext:value-type="float">
            <text:p>29561</text:p>
          </table:table-cell>
          <table:table-cell office:value-type="float" office:value="0.533378958702087" calcext:value-type="float">
            <text:p>0.533378958702087</text:p>
          </table:table-cell>
          <table:table-cell table:number-columns-repeated="3"/>
        </table:table-row>
        <table:table-row table:style-name="ro1">
          <table:table-cell office:value-type="float" office:value="29611" calcext:value-type="float">
            <text:p>29611</text:p>
          </table:table-cell>
          <table:table-cell office:value-type="float" office:value="0.534083843231201" calcext:value-type="float">
            <text:p>0.534083843231201</text:p>
          </table:table-cell>
          <table:table-cell table:number-columns-repeated="3"/>
        </table:table-row>
        <table:table-row table:style-name="ro1">
          <table:table-cell office:value-type="float" office:value="29829" calcext:value-type="float">
            <text:p>29829</text:p>
          </table:table-cell>
          <table:table-cell office:value-type="float" office:value="0.535270988941193" calcext:value-type="float">
            <text:p>0.535270988941193</text:p>
          </table:table-cell>
          <table:table-cell table:number-columns-repeated="3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float" office:value="0.538639485836029" calcext:value-type="float">
            <text:p>0.538639485836029</text:p>
          </table:table-cell>
          <table:table-cell table:number-columns-repeated="3"/>
        </table:table-row>
        <table:table-row table:style-name="ro1">
          <table:table-cell office:value-type="float" office:value="30031" calcext:value-type="float">
            <text:p>30031</text:p>
          </table:table-cell>
          <table:table-cell office:value-type="float" office:value="0.538427114486694" calcext:value-type="float">
            <text:p>0.538427114486694</text:p>
          </table:table-cell>
          <table:table-cell table:number-columns-repeated="3"/>
        </table:table-row>
        <table:table-row table:style-name="ro1">
          <table:table-cell office:value-type="float" office:value="30174" calcext:value-type="float">
            <text:p>30174</text:p>
          </table:table-cell>
          <table:table-cell office:value-type="float" office:value="0.539755403995514" calcext:value-type="float">
            <text:p>0.539755403995514</text:p>
          </table:table-cell>
          <table:table-cell table:number-columns-repeated="3"/>
        </table:table-row>
        <table:table-row table:style-name="ro1">
          <table:table-cell office:value-type="float" office:value="30243" calcext:value-type="float">
            <text:p>30243</text:p>
          </table:table-cell>
          <table:table-cell office:value-type="float" office:value="0.538948893547058" calcext:value-type="float">
            <text:p>0.538948893547058</text:p>
          </table:table-cell>
          <table:table-cell table:number-columns-repeated="3"/>
        </table:table-row>
        <table:table-row table:style-name="ro1">
          <table:table-cell office:value-type="float" office:value="30327" calcext:value-type="float">
            <text:p>30327</text:p>
          </table:table-cell>
          <table:table-cell office:value-type="float" office:value="0.53911018371582" calcext:value-type="float">
            <text:p>0.53911018371582</text:p>
          </table:table-cell>
          <table:table-cell table:number-columns-repeated="3"/>
        </table:table-row>
        <table:table-row table:style-name="ro1">
          <table:table-cell office:value-type="float" office:value="30470" calcext:value-type="float">
            <text:p>30470</text:p>
          </table:table-cell>
          <table:table-cell office:value-type="float" office:value="0.539336383342743" calcext:value-type="float">
            <text:p>0.539336383342743</text:p>
          </table:table-cell>
          <table:table-cell table:number-columns-repeated="3"/>
        </table:table-row>
        <table:table-row table:style-name="ro1">
          <table:table-cell office:value-type="float" office:value="30612" calcext:value-type="float">
            <text:p>30612</text:p>
          </table:table-cell>
          <table:table-cell office:value-type="float" office:value="0.536623179912567" calcext:value-type="float">
            <text:p>0.536623179912567</text:p>
          </table:table-cell>
          <table:table-cell table:number-columns-repeated="3"/>
        </table:table-row>
        <table:table-row table:style-name="ro1">
          <table:table-cell office:value-type="float" office:value="30706" calcext:value-type="float">
            <text:p>30706</text:p>
          </table:table-cell>
          <table:table-cell office:value-type="float" office:value="0.536033630371094" calcext:value-type="float">
            <text:p>0.536033630371094</text:p>
          </table:table-cell>
          <table:table-cell table:number-columns-repeated="3"/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0.53679758310318" calcext:value-type="float">
            <text:p>0.53679758310318</text:p>
          </table:table-cell>
          <table:table-cell table:number-columns-repeated="3"/>
        </table:table-row>
        <table:table-row table:style-name="ro1">
          <table:table-cell office:value-type="float" office:value="31406" calcext:value-type="float">
            <text:p>31406</text:p>
          </table:table-cell>
          <table:table-cell office:value-type="float" office:value="0.538958847522736" calcext:value-type="float">
            <text:p>0.538958847522736</text:p>
          </table:table-cell>
          <table:table-cell table:number-columns-repeated="3"/>
        </table:table-row>
        <table:table-row table:style-name="ro1">
          <table:table-cell office:value-type="float" office:value="31443" calcext:value-type="float">
            <text:p>31443</text:p>
          </table:table-cell>
          <table:table-cell office:value-type="float" office:value="0.53876143693924" calcext:value-type="float">
            <text:p>0.53876143693924</text:p>
          </table:table-cell>
          <table:table-cell table:number-columns-repeated="3"/>
        </table:table-row>
        <table:table-row table:style-name="ro1">
          <table:table-cell office:value-type="float" office:value="31696" calcext:value-type="float">
            <text:p>31696</text:p>
          </table:table-cell>
          <table:table-cell office:value-type="float" office:value="0.53471714258194" calcext:value-type="float">
            <text:p>0.53471714258194</text:p>
          </table:table-cell>
          <table:table-cell table:number-columns-repeated="3"/>
        </table:table-row>
        <table:table-row table:style-name="ro1">
          <table:table-cell office:value-type="float" office:value="31880" calcext:value-type="float">
            <text:p>31880</text:p>
          </table:table-cell>
          <table:table-cell office:value-type="float" office:value="0.540960848331451" calcext:value-type="float">
            <text:p>0.540960848331451</text:p>
          </table:table-cell>
          <table:table-cell table:number-columns-repeated="3"/>
        </table:table-row>
        <table:table-row table:style-name="ro1">
          <table:table-cell office:value-type="float" office:value="31936" calcext:value-type="float">
            <text:p>31936</text:p>
          </table:table-cell>
          <table:table-cell office:value-type="float" office:value="0.540787398815155" calcext:value-type="float">
            <text:p>0.540787398815155</text:p>
          </table:table-cell>
          <table:table-cell table:number-columns-repeated="3"/>
        </table:table-row>
        <table:table-row table:style-name="ro1">
          <table:table-cell office:value-type="float" office:value="32004" calcext:value-type="float">
            <text:p>32004</text:p>
          </table:table-cell>
          <table:table-cell office:value-type="float" office:value="0.540663301944733" calcext:value-type="float">
            <text:p>0.540663301944733</text:p>
          </table:table-cell>
          <table:table-cell table:number-columns-repeated="3"/>
        </table:table-row>
        <table:table-row table:style-name="ro1">
          <table:table-cell office:value-type="float" office:value="32207" calcext:value-type="float">
            <text:p>32207</text:p>
          </table:table-cell>
          <table:table-cell office:value-type="float" office:value="0.540852248668671" calcext:value-type="float">
            <text:p>0.540852248668671</text:p>
          </table:table-cell>
          <table:table-cell table:number-columns-repeated="3"/>
        </table:table-row>
        <table:table-row table:style-name="ro1">
          <table:table-cell office:value-type="float" office:value="32435" calcext:value-type="float">
            <text:p>32435</text:p>
          </table:table-cell>
          <table:table-cell office:value-type="float" office:value="0.538276553153992" calcext:value-type="float">
            <text:p>0.538276553153992</text:p>
          </table:table-cell>
          <table:table-cell table:number-columns-repeated="3"/>
        </table:table-row>
        <table:table-row table:style-name="ro1">
          <table:table-cell office:value-type="float" office:value="32542" calcext:value-type="float">
            <text:p>32542</text:p>
          </table:table-cell>
          <table:table-cell office:value-type="float" office:value="0.536465525627136" calcext:value-type="float">
            <text:p>0.536465525627136</text:p>
          </table:table-cell>
          <table:table-cell table:number-columns-repeated="3"/>
        </table:table-row>
        <table:table-row table:style-name="ro1">
          <table:table-cell office:value-type="float" office:value="32657" calcext:value-type="float">
            <text:p>32657</text:p>
          </table:table-cell>
          <table:table-cell office:value-type="float" office:value="0.537965655326843" calcext:value-type="float">
            <text:p>0.537965655326843</text:p>
          </table:table-cell>
          <table:table-cell table:number-columns-repeated="3"/>
        </table:table-row>
        <table:table-row table:style-name="ro1">
          <table:table-cell office:value-type="float" office:value="32762" calcext:value-type="float">
            <text:p>32762</text:p>
          </table:table-cell>
          <table:table-cell office:value-type="float" office:value="0.535265982151032" calcext:value-type="float">
            <text:p>0.535265982151032</text:p>
          </table:table-cell>
          <table:table-cell table:number-columns-repeated="3"/>
        </table:table-row>
        <table:table-row table:style-name="ro1">
          <table:table-cell office:value-type="float" office:value="32894" calcext:value-type="float">
            <text:p>32894</text:p>
          </table:table-cell>
          <table:table-cell office:value-type="float" office:value="0.533013224601746" calcext:value-type="float">
            <text:p>0.533013224601746</text:p>
          </table:table-cell>
          <table:table-cell table:number-columns-repeated="3"/>
        </table:table-row>
        <table:table-row table:style-name="ro1">
          <table:table-cell office:value-type="float" office:value="32902" calcext:value-type="float">
            <text:p>32902</text:p>
          </table:table-cell>
          <table:table-cell office:value-type="float" office:value="0.532871782779694" calcext:value-type="float">
            <text:p>0.532871782779694</text:p>
          </table:table-cell>
          <table:table-cell table:number-columns-repeated="3"/>
        </table:table-row>
        <table:table-row table:style-name="ro1">
          <table:table-cell office:value-type="float" office:value="33034" calcext:value-type="float">
            <text:p>33034</text:p>
          </table:table-cell>
          <table:table-cell office:value-type="float" office:value="0.532149314880371" calcext:value-type="float">
            <text:p>0.532149314880371</text:p>
          </table:table-cell>
          <table:table-cell table:number-columns-repeated="3"/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float" office:value="0.527379095554352" calcext:value-type="float">
            <text:p>0.527379095554352</text:p>
          </table:table-cell>
          <table:table-cell table:number-columns-repeated="3"/>
        </table:table-row>
        <table:table-row table:style-name="ro1">
          <table:table-cell office:value-type="float" office:value="33179" calcext:value-type="float">
            <text:p>33179</text:p>
          </table:table-cell>
          <table:table-cell office:value-type="float" office:value="0.527046680450439" calcext:value-type="float">
            <text:p>0.527046680450439</text:p>
          </table:table-cell>
          <table:table-cell table:number-columns-repeated="3"/>
        </table:table-row>
        <table:table-row table:style-name="ro1">
          <table:table-cell office:value-type="float" office:value="33181" calcext:value-type="float">
            <text:p>33181</text:p>
          </table:table-cell>
          <table:table-cell office:value-type="float" office:value="0.527086615562439" calcext:value-type="float">
            <text:p>0.527086615562439</text:p>
          </table:table-cell>
          <table:table-cell table:number-columns-repeated="3"/>
        </table:table-row>
        <table:table-row table:style-name="ro1">
          <table:table-cell office:value-type="float" office:value="33271" calcext:value-type="float">
            <text:p>33271</text:p>
          </table:table-cell>
          <table:table-cell office:value-type="float" office:value="0.525748312473297" calcext:value-type="float">
            <text:p>0.525748312473297</text:p>
          </table:table-cell>
          <table:table-cell table:number-columns-repeated="3"/>
        </table:table-row>
        <table:table-row table:style-name="ro1">
          <table:table-cell office:value-type="float" office:value="33341" calcext:value-type="float">
            <text:p>33341</text:p>
          </table:table-cell>
          <table:table-cell office:value-type="float" office:value="0.526021182537079" calcext:value-type="float">
            <text:p>0.526021182537079</text:p>
          </table:table-cell>
          <table:table-cell table:number-columns-repeated="3"/>
        </table:table-row>
        <table:table-row table:style-name="ro1">
          <table:table-cell office:value-type="float" office:value="33375" calcext:value-type="float">
            <text:p>33375</text:p>
          </table:table-cell>
          <table:table-cell office:value-type="float" office:value="0.524506449699402" calcext:value-type="float">
            <text:p>0.524506449699402</text:p>
          </table:table-cell>
          <table:table-cell table:number-columns-repeated="3"/>
        </table:table-row>
        <table:table-row table:style-name="ro1">
          <table:table-cell office:value-type="float" office:value="33403" calcext:value-type="float">
            <text:p>33403</text:p>
          </table:table-cell>
          <table:table-cell office:value-type="float" office:value="0.523847639560699" calcext:value-type="float">
            <text:p>0.523847639560699</text:p>
          </table:table-cell>
          <table:table-cell table:number-columns-repeated="3"/>
        </table:table-row>
        <table:table-row table:style-name="ro1">
          <table:table-cell office:value-type="float" office:value="33728" calcext:value-type="float">
            <text:p>33728</text:p>
          </table:table-cell>
          <table:table-cell office:value-type="float" office:value="0.517024397850037" calcext:value-type="float">
            <text:p>0.517024397850037</text:p>
          </table:table-cell>
          <table:table-cell table:number-columns-repeated="3"/>
        </table:table-row>
        <table:table-row table:style-name="ro1">
          <table:table-cell office:value-type="float" office:value="33737" calcext:value-type="float">
            <text:p>33737</text:p>
          </table:table-cell>
          <table:table-cell office:value-type="float" office:value="0.51723039150238" calcext:value-type="float">
            <text:p>0.51723039150238</text:p>
          </table:table-cell>
          <table:table-cell table:number-columns-repeated="3"/>
        </table:table-row>
        <table:table-row table:style-name="ro1">
          <table:table-cell office:value-type="float" office:value="33749" calcext:value-type="float">
            <text:p>33749</text:p>
          </table:table-cell>
          <table:table-cell office:value-type="float" office:value="0.516993522644043" calcext:value-type="float">
            <text:p>0.516993522644043</text:p>
          </table:table-cell>
          <table:table-cell table:number-columns-repeated="3"/>
        </table:table-row>
        <table:table-row table:style-name="ro1">
          <table:table-cell office:value-type="float" office:value="33768" calcext:value-type="float">
            <text:p>33768</text:p>
          </table:table-cell>
          <table:table-cell office:value-type="float" office:value="0.516712844371796" calcext:value-type="float">
            <text:p>0.516712844371796</text:p>
          </table:table-cell>
          <table:table-cell table:number-columns-repeated="3"/>
        </table:table-row>
        <table:table-row table:style-name="ro1">
          <table:table-cell office:value-type="float" office:value="33785" calcext:value-type="float">
            <text:p>33785</text:p>
          </table:table-cell>
          <table:table-cell office:value-type="float" office:value="0.515818357467651" calcext:value-type="float">
            <text:p>0.515818357467651</text:p>
          </table:table-cell>
          <table:table-cell table:number-columns-repeated="3"/>
        </table:table-row>
        <table:table-row table:style-name="ro1">
          <table:table-cell office:value-type="float" office:value="33839" calcext:value-type="float">
            <text:p>33839</text:p>
          </table:table-cell>
          <table:table-cell office:value-type="float" office:value="0.513226509094238" calcext:value-type="float">
            <text:p>0.513226509094238</text:p>
          </table:table-cell>
          <table:table-cell table:number-columns-repeated="3"/>
        </table:table-row>
        <table:table-row table:style-name="ro1">
          <table:table-cell office:value-type="float" office:value="33851" calcext:value-type="float">
            <text:p>33851</text:p>
          </table:table-cell>
          <table:table-cell office:value-type="float" office:value="0.512665808200836" calcext:value-type="float">
            <text:p>0.512665808200836</text:p>
          </table:table-cell>
          <table:table-cell table:number-columns-repeated="3"/>
        </table:table-row>
        <table:table-row table:style-name="ro1">
          <table:table-cell office:value-type="float" office:value="33876" calcext:value-type="float">
            <text:p>33876</text:p>
          </table:table-cell>
          <table:table-cell office:value-type="float" office:value="0.511655986309052" calcext:value-type="float">
            <text:p>0.511655986309052</text:p>
          </table:table-cell>
          <table:table-cell table:number-columns-repeated="3"/>
        </table:table-row>
        <table:table-row table:style-name="ro1">
          <table:table-cell office:value-type="float" office:value="33913" calcext:value-type="float">
            <text:p>33913</text:p>
          </table:table-cell>
          <table:table-cell office:value-type="float" office:value="0.511005878448486" calcext:value-type="float">
            <text:p>0.511005878448486</text:p>
          </table:table-cell>
          <table:table-cell table:number-columns-repeated="3"/>
        </table:table-row>
        <table:table-row table:style-name="ro1">
          <table:table-cell office:value-type="float" office:value="34036" calcext:value-type="float">
            <text:p>34036</text:p>
          </table:table-cell>
          <table:table-cell office:value-type="float" office:value="0.509833872318268" calcext:value-type="float">
            <text:p>0.509833872318268</text:p>
          </table:table-cell>
          <table:table-cell table:number-columns-repeated="3"/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float" office:value="0.507896542549133" calcext:value-type="float">
            <text:p>0.507896542549133</text:p>
          </table:table-cell>
          <table:table-cell table:number-columns-repeated="3"/>
        </table:table-row>
        <table:table-row table:style-name="ro1">
          <table:table-cell office:value-type="float" office:value="34362" calcext:value-type="float">
            <text:p>34362</text:p>
          </table:table-cell>
          <table:table-cell office:value-type="float" office:value="0.508507907390595" calcext:value-type="float">
            <text:p>0.508507907390595</text:p>
          </table:table-cell>
          <table:table-cell table:number-columns-repeated="3"/>
        </table:table-row>
        <table:table-row table:style-name="ro1">
          <table:table-cell office:value-type="float" office:value="34383" calcext:value-type="float">
            <text:p>34383</text:p>
          </table:table-cell>
          <table:table-cell office:value-type="float" office:value="0.50864440202713" calcext:value-type="float">
            <text:p>0.50864440202713</text:p>
          </table:table-cell>
          <table:table-cell table:number-columns-repeated="3"/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0.510607361793518" calcext:value-type="float">
            <text:p>0.510607361793518</text:p>
          </table:table-cell>
          <table:table-cell table:number-columns-repeated="3"/>
        </table:table-row>
        <table:table-row table:style-name="ro1">
          <table:table-cell office:value-type="float" office:value="34599" calcext:value-type="float">
            <text:p>34599</text:p>
          </table:table-cell>
          <table:table-cell office:value-type="float" office:value="0.510641932487488" calcext:value-type="float">
            <text:p>0.510641932487488</text:p>
          </table:table-cell>
          <table:table-cell table:number-columns-repeated="3"/>
        </table:table-row>
        <table:table-row table:style-name="ro1">
          <table:table-cell office:value-type="float" office:value="34783" calcext:value-type="float">
            <text:p>34783</text:p>
          </table:table-cell>
          <table:table-cell office:value-type="float" office:value="0.508541285991669" calcext:value-type="float">
            <text:p>0.508541285991669</text:p>
          </table:table-cell>
          <table:table-cell table:number-columns-repeated="3"/>
        </table:table-row>
        <table:table-row table:style-name="ro1">
          <table:table-cell office:value-type="float" office:value="35333" calcext:value-type="float">
            <text:p>35333</text:p>
          </table:table-cell>
          <table:table-cell office:value-type="float" office:value="0.507300674915314" calcext:value-type="float">
            <text:p>0.507300674915314</text:p>
          </table:table-cell>
          <table:table-cell table:number-columns-repeated="3"/>
        </table:table-row>
        <table:table-row table:style-name="ro1">
          <table:table-cell office:value-type="float" office:value="35354" calcext:value-type="float">
            <text:p>35354</text:p>
          </table:table-cell>
          <table:table-cell office:value-type="float" office:value="0.507612526416779" calcext:value-type="float">
            <text:p>0.507612526416779</text:p>
          </table:table-cell>
          <table:table-cell table:number-columns-repeated="3"/>
        </table:table-row>
        <table:table-row table:style-name="ro1">
          <table:table-cell office:value-type="float" office:value="35362" calcext:value-type="float">
            <text:p>35362</text:p>
          </table:table-cell>
          <table:table-cell office:value-type="float" office:value="0.507632493972778" calcext:value-type="float">
            <text:p>0.507632493972778</text:p>
          </table:table-cell>
          <table:table-cell table:number-columns-repeated="3"/>
        </table:table-row>
        <table:table-row table:style-name="ro1">
          <table:table-cell office:value-type="float" office:value="35377" calcext:value-type="float">
            <text:p>35377</text:p>
          </table:table-cell>
          <table:table-cell office:value-type="float" office:value="0.506542921066284" calcext:value-type="float">
            <text:p>0.506542921066284</text:p>
          </table:table-cell>
          <table:table-cell table:number-columns-repeated="3"/>
        </table:table-row>
        <table:table-row table:style-name="ro1">
          <table:table-cell office:value-type="float" office:value="35483" calcext:value-type="float">
            <text:p>35483</text:p>
          </table:table-cell>
          <table:table-cell office:value-type="float" office:value="0.504574000835419" calcext:value-type="float">
            <text:p>0.504574000835419</text:p>
          </table:table-cell>
          <table:table-cell table:number-columns-repeated="3"/>
        </table:table-row>
        <table:table-row table:style-name="ro1">
          <table:table-cell office:value-type="float" office:value="35573" calcext:value-type="float">
            <text:p>35573</text:p>
          </table:table-cell>
          <table:table-cell office:value-type="float" office:value="0.503902494907379" calcext:value-type="float">
            <text:p>0.503902494907379</text:p>
          </table:table-cell>
          <table:table-cell table:number-columns-repeated="3"/>
        </table:table-row>
        <table:table-row table:style-name="ro1">
          <table:table-cell office:value-type="float" office:value="35771" calcext:value-type="float">
            <text:p>35771</text:p>
          </table:table-cell>
          <table:table-cell office:value-type="float" office:value="0.50438517332077" calcext:value-type="float">
            <text:p>0.50438517332077</text:p>
          </table:table-cell>
          <table:table-cell table:number-columns-repeated="3"/>
        </table:table-row>
        <table:table-row table:style-name="ro1">
          <table:table-cell office:value-type="float" office:value="35778" calcext:value-type="float">
            <text:p>35778</text:p>
          </table:table-cell>
          <table:table-cell office:value-type="float" office:value="0.504651546478272" calcext:value-type="float">
            <text:p>0.504651546478272</text:p>
          </table:table-cell>
          <table:table-cell table:number-columns-repeated="3"/>
        </table:table-row>
        <table:table-row table:style-name="ro1">
          <table:table-cell office:value-type="float" office:value="35849" calcext:value-type="float">
            <text:p>35849</text:p>
          </table:table-cell>
          <table:table-cell office:value-type="float" office:value="0.505361497402191" calcext:value-type="float">
            <text:p>0.505361497402191</text:p>
          </table:table-cell>
          <table:table-cell table:number-columns-repeated="3"/>
        </table:table-row>
        <table:table-row table:style-name="ro1">
          <table:table-cell office:value-type="float" office:value="35953" calcext:value-type="float">
            <text:p>35953</text:p>
          </table:table-cell>
          <table:table-cell office:value-type="float" office:value="0.504845023155212" calcext:value-type="float">
            <text:p>0.504845023155212</text:p>
          </table:table-cell>
          <table:table-cell table:number-columns-repeated="3"/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0.504521191120148" calcext:value-type="float">
            <text:p>0.504521191120148</text:p>
          </table:table-cell>
          <table:table-cell table:number-columns-repeated="3"/>
        </table:table-row>
        <table:table-row table:style-name="ro1">
          <table:table-cell office:value-type="float" office:value="36037" calcext:value-type="float">
            <text:p>36037</text:p>
          </table:table-cell>
          <table:table-cell office:value-type="float" office:value="0.505130290985107" calcext:value-type="float">
            <text:p>0.505130290985107</text:p>
          </table:table-cell>
          <table:table-cell table:number-columns-repeated="3"/>
        </table:table-row>
        <table:table-row table:style-name="ro1">
          <table:table-cell office:value-type="float" office:value="36246" calcext:value-type="float">
            <text:p>36246</text:p>
          </table:table-cell>
          <table:table-cell office:value-type="float" office:value="0.506029665470123" calcext:value-type="float">
            <text:p>0.506029665470123</text:p>
          </table:table-cell>
          <table:table-cell table:number-columns-repeated="3"/>
        </table:table-row>
        <table:table-row table:style-name="ro1">
          <table:table-cell office:value-type="float" office:value="36275" calcext:value-type="float">
            <text:p>36275</text:p>
          </table:table-cell>
          <table:table-cell office:value-type="float" office:value="0.506223559379578" calcext:value-type="float">
            <text:p>0.506223559379578</text:p>
          </table:table-cell>
          <table:table-cell table:number-columns-repeated="3"/>
        </table:table-row>
        <table:table-row table:style-name="ro1">
          <table:table-cell office:value-type="float" office:value="36629" calcext:value-type="float">
            <text:p>36629</text:p>
          </table:table-cell>
          <table:table-cell office:value-type="float" office:value="0.506625056266785" calcext:value-type="float">
            <text:p>0.506625056266785</text:p>
          </table:table-cell>
          <table:table-cell table:number-columns-repeated="3"/>
        </table:table-row>
        <table:table-row table:style-name="ro1">
          <table:table-cell office:value-type="float" office:value="36659" calcext:value-type="float">
            <text:p>36659</text:p>
          </table:table-cell>
          <table:table-cell office:value-type="float" office:value="0.506143629550934" calcext:value-type="float">
            <text:p>0.506143629550934</text:p>
          </table:table-cell>
          <table:table-cell table:number-columns-repeated="3"/>
        </table:table-row>
        <table:table-row table:style-name="ro1">
          <table:table-cell office:value-type="float" office:value="36767" calcext:value-type="float">
            <text:p>36767</text:p>
          </table:table-cell>
          <table:table-cell office:value-type="float" office:value="0.506433069705963" calcext:value-type="float">
            <text:p>0.506433069705963</text:p>
          </table:table-cell>
          <table:table-cell table:number-columns-repeated="3"/>
        </table:table-row>
        <table:table-row table:style-name="ro1">
          <table:table-cell office:value-type="float" office:value="36850" calcext:value-type="float">
            <text:p>36850</text:p>
          </table:table-cell>
          <table:table-cell office:value-type="float" office:value="0.508941233158112" calcext:value-type="float">
            <text:p>0.508941233158112</text:p>
          </table:table-cell>
          <table:table-cell table:number-columns-repeated="3"/>
        </table:table-row>
        <table:table-row table:style-name="ro1">
          <table:table-cell office:value-type="float" office:value="36907" calcext:value-type="float">
            <text:p>36907</text:p>
          </table:table-cell>
          <table:table-cell office:value-type="float" office:value="0.511096119880676" calcext:value-type="float">
            <text:p>0.511096119880676</text:p>
          </table:table-cell>
          <table:table-cell table:number-columns-repeated="3"/>
        </table:table-row>
        <table:table-row table:style-name="ro1">
          <table:table-cell office:value-type="float" office:value="37202" calcext:value-type="float">
            <text:p>37202</text:p>
          </table:table-cell>
          <table:table-cell office:value-type="float" office:value="0.511649370193481" calcext:value-type="float">
            <text:p>0.511649370193481</text:p>
          </table:table-cell>
          <table:table-cell table:number-columns-repeated="3"/>
        </table:table-row>
        <table:table-row table:style-name="ro1">
          <table:table-cell office:value-type="float" office:value="37455" calcext:value-type="float">
            <text:p>37455</text:p>
          </table:table-cell>
          <table:table-cell office:value-type="float" office:value="0.51529198884964" calcext:value-type="float">
            <text:p>0.51529198884964</text:p>
          </table:table-cell>
          <table:table-cell table:number-columns-repeated="3"/>
        </table:table-row>
        <table:table-row table:style-name="ro1">
          <table:table-cell office:value-type="float" office:value="37489" calcext:value-type="float">
            <text:p>37489</text:p>
          </table:table-cell>
          <table:table-cell office:value-type="float" office:value="0.515739560127258" calcext:value-type="float">
            <text:p>0.515739560127258</text:p>
          </table:table-cell>
          <table:table-cell table:number-columns-repeated="3"/>
        </table:table-row>
        <table:table-row table:style-name="ro1">
          <table:table-cell office:value-type="float" office:value="37764" calcext:value-type="float">
            <text:p>37764</text:p>
          </table:table-cell>
          <table:table-cell office:value-type="float" office:value="0.518415510654449" calcext:value-type="float">
            <text:p>0.518415510654449</text:p>
          </table:table-cell>
          <table:table-cell table:number-columns-repeated="3"/>
        </table:table-row>
        <table:table-row table:style-name="ro1">
          <table:table-cell office:value-type="float" office:value="37876" calcext:value-type="float">
            <text:p>37876</text:p>
          </table:table-cell>
          <table:table-cell office:value-type="float" office:value="0.519295811653137" calcext:value-type="float">
            <text:p>0.519295811653137</text:p>
          </table:table-cell>
          <table:table-cell table:number-columns-repeated="3"/>
        </table:table-row>
        <table:table-row table:style-name="ro1">
          <table:table-cell office:value-type="float" office:value="38192" calcext:value-type="float">
            <text:p>38192</text:p>
          </table:table-cell>
          <table:table-cell office:value-type="float" office:value="0.521434485912323" calcext:value-type="float">
            <text:p>0.521434485912323</text:p>
          </table:table-cell>
          <table:table-cell table:number-columns-repeated="3"/>
        </table:table-row>
        <table:table-row table:style-name="ro1">
          <table:table-cell office:value-type="float" office:value="38439" calcext:value-type="float">
            <text:p>38439</text:p>
          </table:table-cell>
          <table:table-cell office:value-type="float" office:value="0.522932291030884" calcext:value-type="float">
            <text:p>0.522932291030884</text:p>
          </table:table-cell>
          <table:table-cell table:number-columns-repeated="3"/>
        </table:table-row>
        <table:table-row table:style-name="ro1">
          <table:table-cell office:value-type="float" office:value="38455" calcext:value-type="float">
            <text:p>38455</text:p>
          </table:table-cell>
          <table:table-cell office:value-type="float" office:value="0.523032963275909" calcext:value-type="float">
            <text:p>0.523032963275909</text:p>
          </table:table-cell>
          <table:table-cell table:number-columns-repeated="3"/>
        </table:table-row>
        <table:table-row table:style-name="ro1">
          <table:table-cell office:value-type="float" office:value="38720" calcext:value-type="float">
            <text:p>38720</text:p>
          </table:table-cell>
          <table:table-cell office:value-type="float" office:value="0.523873507976532" calcext:value-type="float">
            <text:p>0.523873507976532</text:p>
          </table:table-cell>
          <table:table-cell table:number-columns-repeated="3"/>
        </table:table-row>
        <table:table-row table:style-name="ro1">
          <table:table-cell office:value-type="float" office:value="38840" calcext:value-type="float">
            <text:p>38840</text:p>
          </table:table-cell>
          <table:table-cell office:value-type="float" office:value="0.521949648857117" calcext:value-type="float">
            <text:p>0.521949648857117</text:p>
          </table:table-cell>
          <table:table-cell table:number-columns-repeated="3"/>
        </table:table-row>
        <table:table-row table:style-name="ro1">
          <table:table-cell office:value-type="float" office:value="38981" calcext:value-type="float">
            <text:p>38981</text:p>
          </table:table-cell>
          <table:table-cell office:value-type="float" office:value="0.523198485374451" calcext:value-type="float">
            <text:p>0.523198485374451</text:p>
          </table:table-cell>
          <table:table-cell table:number-columns-repeated="3"/>
        </table:table-row>
        <table:table-row table:style-name="ro1">
          <table:table-cell office:value-type="float" office:value="39005" calcext:value-type="float">
            <text:p>39005</text:p>
          </table:table-cell>
          <table:table-cell office:value-type="float" office:value="0.52297455072403" calcext:value-type="float">
            <text:p>0.52297455072403</text:p>
          </table:table-cell>
          <table:table-cell table:number-columns-repeated="3"/>
        </table:table-row>
        <table:table-row table:style-name="ro1">
          <table:table-cell office:value-type="float" office:value="39296" calcext:value-type="float">
            <text:p>39296</text:p>
          </table:table-cell>
          <table:table-cell office:value-type="float" office:value="0.522946894168854" calcext:value-type="float">
            <text:p>0.522946894168854</text:p>
          </table:table-cell>
          <table:table-cell table:number-columns-repeated="3"/>
        </table:table-row>
        <table:table-row table:style-name="ro1">
          <table:table-cell office:value-type="float" office:value="39702" calcext:value-type="float">
            <text:p>39702</text:p>
          </table:table-cell>
          <table:table-cell office:value-type="float" office:value="0.517461717128754" calcext:value-type="float">
            <text:p>0.517461717128754</text:p>
          </table:table-cell>
          <table:table-cell table:number-columns-repeated="3"/>
        </table:table-row>
        <table:table-row table:style-name="ro1">
          <table:table-cell office:value-type="float" office:value="39730" calcext:value-type="float">
            <text:p>39730</text:p>
          </table:table-cell>
          <table:table-cell office:value-type="float" office:value="0.516846835613251" calcext:value-type="float">
            <text:p>0.516846835613251</text:p>
          </table:table-cell>
          <table:table-cell table:number-columns-repeated="3"/>
        </table:table-row>
        <table:table-row table:style-name="ro1">
          <table:table-cell office:value-type="float" office:value="39781" calcext:value-type="float">
            <text:p>39781</text:p>
          </table:table-cell>
          <table:table-cell office:value-type="float" office:value="0.516779959201813" calcext:value-type="float">
            <text:p>0.516779959201813</text:p>
          </table:table-cell>
          <table:table-cell table:number-columns-repeated="3"/>
        </table:table-row>
        <table:table-row table:style-name="ro1">
          <table:table-cell office:value-type="float" office:value="39878" calcext:value-type="float">
            <text:p>39878</text:p>
          </table:table-cell>
          <table:table-cell office:value-type="float" office:value="0.518324971199036" calcext:value-type="float">
            <text:p>0.518324971199036</text:p>
          </table:table-cell>
          <table:table-cell table:number-columns-repeated="3"/>
        </table:table-row>
        <table:table-row table:style-name="ro1">
          <table:table-cell office:value-type="float" office:value="39909" calcext:value-type="float">
            <text:p>39909</text:p>
          </table:table-cell>
          <table:table-cell office:value-type="float" office:value="0.518046617507935" calcext:value-type="float">
            <text:p>0.518046617507935</text:p>
          </table:table-cell>
          <table:table-cell table:number-columns-repeated="3"/>
        </table:table-row>
        <table:table-row table:style-name="ro1">
          <table:table-cell office:value-type="float" office:value="39914" calcext:value-type="float">
            <text:p>39914</text:p>
          </table:table-cell>
          <table:table-cell office:value-type="float" office:value="0.518267869949341" calcext:value-type="float">
            <text:p>0.518267869949341</text:p>
          </table:table-cell>
          <table:table-cell table:number-columns-repeated="3"/>
        </table:table-row>
        <table:table-row table:style-name="ro1">
          <table:table-cell office:value-type="float" office:value="40020" calcext:value-type="float">
            <text:p>40020</text:p>
          </table:table-cell>
          <table:table-cell office:value-type="float" office:value="0.518582761287689" calcext:value-type="float">
            <text:p>0.518582761287689</text:p>
          </table:table-cell>
          <table:table-cell table:number-columns-repeated="3"/>
        </table:table-row>
        <table:table-row table:style-name="ro1">
          <table:table-cell office:value-type="float" office:value="40296" calcext:value-type="float">
            <text:p>40296</text:p>
          </table:table-cell>
          <table:table-cell office:value-type="float" office:value="0.514960587024689" calcext:value-type="float">
            <text:p>0.514960587024689</text:p>
          </table:table-cell>
          <table:table-cell table:number-columns-repeated="3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516734659671783" calcext:value-type="float">
            <text:p>0.516734659671783</text:p>
          </table:table-cell>
          <table:table-cell table:number-columns-repeated="3"/>
        </table:table-row>
        <table:table-row table:style-name="ro1">
          <table:table-cell office:value-type="float" office:value="40647" calcext:value-type="float">
            <text:p>40647</text:p>
          </table:table-cell>
          <table:table-cell office:value-type="float" office:value="0.514961004257202" calcext:value-type="float">
            <text:p>0.514961004257202</text:p>
          </table:table-cell>
          <table:table-cell table:number-columns-repeated="3"/>
        </table:table-row>
        <table:table-row table:style-name="ro1">
          <table:table-cell office:value-type="float" office:value="40663" calcext:value-type="float">
            <text:p>40663</text:p>
          </table:table-cell>
          <table:table-cell office:value-type="float" office:value="0.515402138233185" calcext:value-type="float">
            <text:p>0.515402138233185</text:p>
          </table:table-cell>
          <table:table-cell table:number-columns-repeated="3"/>
        </table:table-row>
        <table:table-row table:style-name="ro1">
          <table:table-cell office:value-type="float" office:value="40667" calcext:value-type="float">
            <text:p>40667</text:p>
          </table:table-cell>
          <table:table-cell office:value-type="float" office:value="0.51514995098114" calcext:value-type="float">
            <text:p>0.51514995098114</text:p>
          </table:table-cell>
          <table:table-cell table:number-columns-repeated="3"/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0.515801966190338" calcext:value-type="float">
            <text:p>0.515801966190338</text:p>
          </table:table-cell>
          <table:table-cell table:number-columns-repeated="3"/>
        </table:table-row>
        <table:table-row table:style-name="ro1">
          <table:table-cell office:value-type="float" office:value="40720" calcext:value-type="float">
            <text:p>40720</text:p>
          </table:table-cell>
          <table:table-cell office:value-type="float" office:value="0.515993475914001" calcext:value-type="float">
            <text:p>0.515993475914001</text:p>
          </table:table-cell>
          <table:table-cell table:number-columns-repeated="3"/>
        </table:table-row>
        <table:table-row table:style-name="ro1">
          <table:table-cell office:value-type="float" office:value="40793" calcext:value-type="float">
            <text:p>40793</text:p>
          </table:table-cell>
          <table:table-cell office:value-type="float" office:value="0.516838848590851" calcext:value-type="float">
            <text:p>0.516838848590851</text:p>
          </table:table-cell>
          <table:table-cell table:number-columns-repeated="3"/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float" office:value="0.520255327224731" calcext:value-type="float">
            <text:p>0.520255327224731</text:p>
          </table:table-cell>
          <table:table-cell table:number-columns-repeated="3"/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float" office:value="0.518129289150238" calcext:value-type="float">
            <text:p>0.518129289150238</text:p>
          </table:table-cell>
          <table:table-cell table:number-columns-repeated="3"/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float" office:value="0.517774701118469" calcext:value-type="float">
            <text:p>0.517774701118469</text:p>
          </table:table-cell>
          <table:table-cell table:number-columns-repeated="3"/>
        </table:table-row>
        <table:table-row table:style-name="ro1">
          <table:table-cell office:value-type="float" office:value="41341" calcext:value-type="float">
            <text:p>41341</text:p>
          </table:table-cell>
          <table:table-cell office:value-type="float" office:value="0.518234550952911" calcext:value-type="float">
            <text:p>0.518234550952911</text:p>
          </table:table-cell>
          <table:table-cell table:number-columns-repeated="3"/>
        </table:table-row>
        <table:table-row table:style-name="ro1">
          <table:table-cell office:value-type="float" office:value="41539" calcext:value-type="float">
            <text:p>41539</text:p>
          </table:table-cell>
          <table:table-cell office:value-type="float" office:value="0.520744681358337" calcext:value-type="float">
            <text:p>0.520744681358337</text:p>
          </table:table-cell>
          <table:table-cell table:number-columns-repeated="3"/>
        </table:table-row>
        <table:table-row table:style-name="ro1">
          <table:table-cell office:value-type="float" office:value="41555" calcext:value-type="float">
            <text:p>41555</text:p>
          </table:table-cell>
          <table:table-cell office:value-type="float" office:value="0.520478963851929" calcext:value-type="float">
            <text:p>0.520478963851929</text:p>
          </table:table-cell>
          <table:table-cell table:number-columns-repeated="3"/>
        </table:table-row>
        <table:table-row table:style-name="ro1">
          <table:table-cell office:value-type="float" office:value="42134" calcext:value-type="float">
            <text:p>42134</text:p>
          </table:table-cell>
          <table:table-cell office:value-type="float" office:value="0.519411981105804" calcext:value-type="float">
            <text:p>0.519411981105804</text:p>
          </table:table-cell>
          <table:table-cell table:number-columns-repeated="3"/>
        </table:table-row>
        <table:table-row table:style-name="ro1">
          <table:table-cell office:value-type="float" office:value="42450" calcext:value-type="float">
            <text:p>42450</text:p>
          </table:table-cell>
          <table:table-cell office:value-type="float" office:value="0.526928842067719" calcext:value-type="float">
            <text:p>0.526928842067719</text:p>
          </table:table-cell>
          <table:table-cell table:number-columns-repeated="3"/>
        </table:table-row>
        <table:table-row table:style-name="ro1">
          <table:table-cell office:value-type="float" office:value="42468" calcext:value-type="float">
            <text:p>42468</text:p>
          </table:table-cell>
          <table:table-cell office:value-type="float" office:value="0.527206361293793" calcext:value-type="float">
            <text:p>0.527206361293793</text:p>
          </table:table-cell>
          <table:table-cell table:number-columns-repeated="3"/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float" office:value="0.529092013835907" calcext:value-type="float">
            <text:p>0.529092013835907</text:p>
          </table:table-cell>
          <table:table-cell table:number-columns-repeated="3"/>
        </table:table-row>
        <table:table-row table:style-name="ro1">
          <table:table-cell office:value-type="float" office:value="42981" calcext:value-type="float">
            <text:p>42981</text:p>
          </table:table-cell>
          <table:table-cell office:value-type="float" office:value="0.52656364440918" calcext:value-type="float">
            <text:p>0.52656364440918</text:p>
          </table:table-cell>
          <table:table-cell table:number-columns-repeated="3"/>
        </table:table-row>
        <table:table-row table:style-name="ro1">
          <table:table-cell office:value-type="float" office:value="43278" calcext:value-type="float">
            <text:p>43278</text:p>
          </table:table-cell>
          <table:table-cell office:value-type="float" office:value="0.53203147649765" calcext:value-type="float">
            <text:p>0.53203147649765</text:p>
          </table:table-cell>
          <table:table-cell table:number-columns-repeated="3"/>
        </table:table-row>
        <table:table-row table:style-name="ro1">
          <table:table-cell office:value-type="float" office:value="43518" calcext:value-type="float">
            <text:p>43518</text:p>
          </table:table-cell>
          <table:table-cell office:value-type="float" office:value="0.538290858268738" calcext:value-type="float">
            <text:p>0.538290858268738</text:p>
          </table:table-cell>
          <table:table-cell table:number-columns-repeated="3"/>
        </table:table-row>
        <table:table-row table:style-name="ro1">
          <table:table-cell office:value-type="float" office:value="43553" calcext:value-type="float">
            <text:p>43553</text:p>
          </table:table-cell>
          <table:table-cell office:value-type="float" office:value="0.538039743900299" calcext:value-type="float">
            <text:p>0.538039743900299</text:p>
          </table:table-cell>
          <table:table-cell table:number-columns-repeated="3"/>
        </table:table-row>
        <table:table-row table:style-name="ro1">
          <table:table-cell office:value-type="float" office:value="43607" calcext:value-type="float">
            <text:p>43607</text:p>
          </table:table-cell>
          <table:table-cell office:value-type="float" office:value="0.538252294063568" calcext:value-type="float">
            <text:p>0.538252294063568</text:p>
          </table:table-cell>
          <table:table-cell table:number-columns-repeated="3"/>
        </table:table-row>
        <table:table-row table:style-name="ro1">
          <table:table-cell office:value-type="float" office:value="43639" calcext:value-type="float">
            <text:p>43639</text:p>
          </table:table-cell>
          <table:table-cell office:value-type="float" office:value="0.538906216621399" calcext:value-type="float">
            <text:p>0.538906216621399</text:p>
          </table:table-cell>
          <table:table-cell table:number-columns-repeated="3"/>
        </table:table-row>
        <table:table-row table:style-name="ro1">
          <table:table-cell office:value-type="float" office:value="43711" calcext:value-type="float">
            <text:p>43711</text:p>
          </table:table-cell>
          <table:table-cell office:value-type="float" office:value="0.538447260856628" calcext:value-type="float">
            <text:p>0.538447260856628</text:p>
          </table:table-cell>
          <table:table-cell table:number-columns-repeated="3"/>
        </table:table-row>
        <table:table-row table:style-name="ro1">
          <table:table-cell office:value-type="float" office:value="43738" calcext:value-type="float">
            <text:p>43738</text:p>
          </table:table-cell>
          <table:table-cell office:value-type="float" office:value="0.539033174514771" calcext:value-type="float">
            <text:p>0.539033174514771</text:p>
          </table:table-cell>
          <table:table-cell table:number-columns-repeated="3"/>
        </table:table-row>
        <table:table-row table:style-name="ro1">
          <table:table-cell office:value-type="float" office:value="43742" calcext:value-type="float">
            <text:p>43742</text:p>
          </table:table-cell>
          <table:table-cell office:value-type="float" office:value="0.539189219474793" calcext:value-type="float">
            <text:p>0.539189219474793</text:p>
          </table:table-cell>
          <table:table-cell table:number-columns-repeated="3"/>
        </table:table-row>
        <table:table-row table:style-name="ro1">
          <table:table-cell office:value-type="float" office:value="43805" calcext:value-type="float">
            <text:p>43805</text:p>
          </table:table-cell>
          <table:table-cell office:value-type="float" office:value="0.54075562953949" calcext:value-type="float">
            <text:p>0.54075562953949</text:p>
          </table:table-cell>
          <table:table-cell table:number-columns-repeated="3"/>
        </table:table-row>
        <table:table-row table:style-name="ro1">
          <table:table-cell office:value-type="float" office:value="43993" calcext:value-type="float">
            <text:p>43993</text:p>
          </table:table-cell>
          <table:table-cell office:value-type="float" office:value="0.542034327983856" calcext:value-type="float">
            <text:p>0.542034327983856</text:p>
          </table:table-cell>
          <table:table-cell table:number-columns-repeated="3"/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float" office:value="0.543945074081421" calcext:value-type="float">
            <text:p>0.543945074081421</text:p>
          </table:table-cell>
          <table:table-cell table:number-columns-repeated="3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0.544849097728729" calcext:value-type="float">
            <text:p>0.544849097728729</text:p>
          </table:table-cell>
          <table:table-cell table:number-columns-repeated="3"/>
        </table:table-row>
        <table:table-row table:style-name="ro1">
          <table:table-cell office:value-type="float" office:value="44207" calcext:value-type="float">
            <text:p>44207</text:p>
          </table:table-cell>
          <table:table-cell office:value-type="float" office:value="0.544799625873566" calcext:value-type="float">
            <text:p>0.544799625873566</text:p>
          </table:table-cell>
          <table:table-cell table:number-columns-repeated="3"/>
        </table:table-row>
        <table:table-row table:style-name="ro1">
          <table:table-cell office:value-type="float" office:value="44251" calcext:value-type="float">
            <text:p>44251</text:p>
          </table:table-cell>
          <table:table-cell office:value-type="float" office:value="0.545437455177307" calcext:value-type="float">
            <text:p>0.545437455177307</text:p>
          </table:table-cell>
          <table:table-cell table:number-columns-repeated="3"/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float" office:value="0.545015573501587" calcext:value-type="float">
            <text:p>0.545015573501587</text:p>
          </table:table-cell>
          <table:table-cell table:number-columns-repeated="3"/>
        </table:table-row>
        <table:table-row table:style-name="ro1">
          <table:table-cell office:value-type="float" office:value="44585" calcext:value-type="float">
            <text:p>44585</text:p>
          </table:table-cell>
          <table:table-cell office:value-type="float" office:value="0.549445986747742" calcext:value-type="float">
            <text:p>0.549445986747742</text:p>
          </table:table-cell>
          <table:table-cell table:number-columns-repeated="3"/>
        </table:table-row>
        <table:table-row table:style-name="ro1">
          <table:table-cell office:value-type="float" office:value="44816" calcext:value-type="float">
            <text:p>44816</text:p>
          </table:table-cell>
          <table:table-cell office:value-type="float" office:value="0.55453759431839" calcext:value-type="float">
            <text:p>0.55453759431839</text:p>
          </table:table-cell>
          <table:table-cell table:number-columns-repeated="3"/>
        </table:table-row>
        <table:table-row table:style-name="ro1">
          <table:table-cell office:value-type="float" office:value="44964" calcext:value-type="float">
            <text:p>44964</text:p>
          </table:table-cell>
          <table:table-cell office:value-type="float" office:value="0.553765177726746" calcext:value-type="float">
            <text:p>0.553765177726746</text:p>
          </table:table-cell>
          <table:table-cell table:number-columns-repeated="3"/>
        </table:table-row>
        <table:table-row table:style-name="ro1">
          <table:table-cell office:value-type="float" office:value="45310" calcext:value-type="float">
            <text:p>45310</text:p>
          </table:table-cell>
          <table:table-cell office:value-type="float" office:value="0.553473949432373" calcext:value-type="float">
            <text:p>0.553473949432373</text:p>
          </table:table-cell>
          <table:table-cell table:number-columns-repeated="3"/>
        </table:table-row>
        <table:table-row table:style-name="ro1">
          <table:table-cell office:value-type="float" office:value="45319" calcext:value-type="float">
            <text:p>45319</text:p>
          </table:table-cell>
          <table:table-cell office:value-type="float" office:value="0.552740514278412" calcext:value-type="float">
            <text:p>0.552740514278412</text:p>
          </table:table-cell>
          <table:table-cell table:number-columns-repeated="3"/>
        </table:table-row>
        <table:table-row table:style-name="ro1">
          <table:table-cell office:value-type="float" office:value="45372" calcext:value-type="float">
            <text:p>45372</text:p>
          </table:table-cell>
          <table:table-cell office:value-type="float" office:value="0.55105984210968" calcext:value-type="float">
            <text:p>0.55105984210968</text:p>
          </table:table-cell>
          <table:table-cell table:number-columns-repeated="3"/>
        </table:table-row>
        <table:table-row table:style-name="ro1">
          <table:table-cell office:value-type="float" office:value="45507" calcext:value-type="float">
            <text:p>45507</text:p>
          </table:table-cell>
          <table:table-cell office:value-type="float" office:value="0.552154362201691" calcext:value-type="float">
            <text:p>0.552154362201691</text:p>
          </table:table-cell>
          <table:table-cell table:number-columns-repeated="3"/>
        </table:table-row>
        <table:table-row table:style-name="ro1">
          <table:table-cell office:value-type="float" office:value="45658" calcext:value-type="float">
            <text:p>45658</text:p>
          </table:table-cell>
          <table:table-cell office:value-type="float" office:value="0.555560052394867" calcext:value-type="float">
            <text:p>0.555560052394867</text:p>
          </table:table-cell>
          <table:table-cell table:number-columns-repeated="3"/>
        </table:table-row>
        <table:table-row table:style-name="ro1">
          <table:table-cell office:value-type="float" office:value="46033" calcext:value-type="float">
            <text:p>46033</text:p>
          </table:table-cell>
          <table:table-cell office:value-type="float" office:value="0.557281136512756" calcext:value-type="float">
            <text:p>0.557281136512756</text:p>
          </table:table-cell>
          <table:table-cell table:number-columns-repeated="3"/>
        </table:table-row>
        <table:table-row table:style-name="ro1">
          <table:table-cell office:value-type="float" office:value="46090" calcext:value-type="float">
            <text:p>46090</text:p>
          </table:table-cell>
          <table:table-cell office:value-type="float" office:value="0.557412505149841" calcext:value-type="float">
            <text:p>0.557412505149841</text:p>
          </table:table-cell>
          <table:table-cell table:number-columns-repeated="3"/>
        </table:table-row>
        <table:table-row table:style-name="ro1">
          <table:table-cell office:value-type="float" office:value="46169" calcext:value-type="float">
            <text:p>46169</text:p>
          </table:table-cell>
          <table:table-cell office:value-type="float" office:value="0.55680912733078" calcext:value-type="float">
            <text:p>0.55680912733078</text:p>
          </table:table-cell>
          <table:table-cell table:number-columns-repeated="3"/>
        </table:table-row>
        <table:table-row table:style-name="ro1">
          <table:table-cell office:value-type="float" office:value="46205" calcext:value-type="float">
            <text:p>46205</text:p>
          </table:table-cell>
          <table:table-cell office:value-type="float" office:value="0.556989252567291" calcext:value-type="float">
            <text:p>0.556989252567291</text:p>
          </table:table-cell>
          <table:table-cell table:number-columns-repeated="3"/>
        </table:table-row>
        <table:table-row table:style-name="ro1">
          <table:table-cell office:value-type="float" office:value="46318" calcext:value-type="float">
            <text:p>46318</text:p>
          </table:table-cell>
          <table:table-cell office:value-type="float" office:value="0.555125176906586" calcext:value-type="float">
            <text:p>0.555125176906586</text:p>
          </table:table-cell>
          <table:table-cell table:number-columns-repeated="3"/>
        </table:table-row>
        <table:table-row table:style-name="ro1">
          <table:table-cell office:value-type="float" office:value="46334" calcext:value-type="float">
            <text:p>46334</text:p>
          </table:table-cell>
          <table:table-cell office:value-type="float" office:value="0.555547118186951" calcext:value-type="float">
            <text:p>0.555547118186951</text:p>
          </table:table-cell>
          <table:table-cell table:number-columns-repeated="3"/>
        </table:table-row>
        <table:table-row table:style-name="ro1">
          <table:table-cell office:value-type="float" office:value="46413" calcext:value-type="float">
            <text:p>46413</text:p>
          </table:table-cell>
          <table:table-cell office:value-type="float" office:value="0.555073142051697" calcext:value-type="float">
            <text:p>0.555073142051697</text:p>
          </table:table-cell>
          <table:table-cell table:number-columns-repeated="3"/>
        </table:table-row>
        <table:table-row table:style-name="ro1">
          <table:table-cell office:value-type="float" office:value="46499" calcext:value-type="float">
            <text:p>46499</text:p>
          </table:table-cell>
          <table:table-cell office:value-type="float" office:value="0.555367588996887" calcext:value-type="float">
            <text:p>0.555367588996887</text:p>
          </table:table-cell>
          <table:table-cell table:number-columns-repeated="3"/>
        </table:table-row>
        <table:table-row table:style-name="ro1">
          <table:table-cell office:value-type="float" office:value="47241" calcext:value-type="float">
            <text:p>47241</text:p>
          </table:table-cell>
          <table:table-cell office:value-type="float" office:value="0.555173516273499" calcext:value-type="float">
            <text:p>0.555173516273499</text:p>
          </table:table-cell>
          <table:table-cell table:number-columns-repeated="3"/>
        </table:table-row>
        <table:table-row table:style-name="ro1">
          <table:table-cell office:value-type="float" office:value="47301" calcext:value-type="float">
            <text:p>47301</text:p>
          </table:table-cell>
          <table:table-cell office:value-type="float" office:value="0.554551959037781" calcext:value-type="float">
            <text:p>0.554551959037781</text:p>
          </table:table-cell>
          <table:table-cell table:number-columns-repeated="3"/>
        </table:table-row>
        <table:table-row table:style-name="ro1">
          <table:table-cell office:value-type="float" office:value="47321" calcext:value-type="float">
            <text:p>47321</text:p>
          </table:table-cell>
          <table:table-cell office:value-type="float" office:value="0.554669439792633" calcext:value-type="float">
            <text:p>0.554669439792633</text:p>
          </table:table-cell>
          <table:table-cell table:number-columns-repeated="3"/>
        </table:table-row>
        <table:table-row table:style-name="ro1">
          <table:table-cell office:value-type="float" office:value="47489" calcext:value-type="float">
            <text:p>47489</text:p>
          </table:table-cell>
          <table:table-cell office:value-type="float" office:value="0.556612133979797" calcext:value-type="float">
            <text:p>0.556612133979797</text:p>
          </table:table-cell>
          <table:table-cell table:number-columns-repeated="3"/>
        </table:table-row>
        <table:table-row table:style-name="ro1">
          <table:table-cell office:value-type="float" office:value="47585" calcext:value-type="float">
            <text:p>47585</text:p>
          </table:table-cell>
          <table:table-cell office:value-type="float" office:value="0.557117342948914" calcext:value-type="float">
            <text:p>0.557117342948914</text:p>
          </table:table-cell>
          <table:table-cell table:number-columns-repeated="3"/>
        </table:table-row>
        <table:table-row table:style-name="ro1">
          <table:table-cell office:value-type="float" office:value="47638" calcext:value-type="float">
            <text:p>47638</text:p>
          </table:table-cell>
          <table:table-cell office:value-type="float" office:value="0.559008240699768" calcext:value-type="float">
            <text:p>0.559008240699768</text:p>
          </table:table-cell>
          <table:table-cell table:number-columns-repeated="3"/>
        </table:table-row>
        <table:table-row table:style-name="ro1">
          <table:table-cell office:value-type="float" office:value="47669" calcext:value-type="float">
            <text:p>47669</text:p>
          </table:table-cell>
          <table:table-cell office:value-type="float" office:value="0.559634566307068" calcext:value-type="float">
            <text:p>0.559634566307068</text:p>
          </table:table-cell>
          <table:table-cell table:number-columns-repeated="3"/>
        </table:table-row>
        <table:table-row table:style-name="ro1">
          <table:table-cell office:value-type="float" office:value="47705" calcext:value-type="float">
            <text:p>47705</text:p>
          </table:table-cell>
          <table:table-cell office:value-type="float" office:value="0.558568298816681" calcext:value-type="float">
            <text:p>0.558568298816681</text:p>
          </table:table-cell>
          <table:table-cell table:number-columns-repeated="3"/>
        </table:table-row>
        <table:table-row table:style-name="ro1">
          <table:table-cell office:value-type="float" office:value="47744" calcext:value-type="float">
            <text:p>47744</text:p>
          </table:table-cell>
          <table:table-cell office:value-type="float" office:value="0.558366894721985" calcext:value-type="float">
            <text:p>0.558366894721985</text:p>
          </table:table-cell>
          <table:table-cell table:number-columns-repeated="3"/>
        </table:table-row>
        <table:table-row table:style-name="ro1">
          <table:table-cell office:value-type="float" office:value="47882" calcext:value-type="float">
            <text:p>47882</text:p>
          </table:table-cell>
          <table:table-cell office:value-type="float" office:value="0.55553275346756" calcext:value-type="float">
            <text:p>0.55553275346756</text:p>
          </table:table-cell>
          <table:table-cell table:number-columns-repeated="3"/>
        </table:table-row>
        <table:table-row table:style-name="ro1">
          <table:table-cell office:value-type="float" office:value="47947" calcext:value-type="float">
            <text:p>47947</text:p>
          </table:table-cell>
          <table:table-cell office:value-type="float" office:value="0.552324056625366" calcext:value-type="float">
            <text:p>0.552324056625366</text:p>
          </table:table-cell>
          <table:table-cell table:number-columns-repeated="3"/>
        </table:table-row>
        <table:table-row table:style-name="ro1">
          <table:table-cell office:value-type="float" office:value="47970" calcext:value-type="float">
            <text:p>47970</text:p>
          </table:table-cell>
          <table:table-cell office:value-type="float" office:value="0.55223935842514" calcext:value-type="float">
            <text:p>0.55223935842514</text:p>
          </table:table-cell>
          <table:table-cell table:number-columns-repeated="3"/>
        </table:table-row>
        <table:table-row table:style-name="ro1">
          <table:table-cell office:value-type="float" office:value="48076" calcext:value-type="float">
            <text:p>48076</text:p>
          </table:table-cell>
          <table:table-cell office:value-type="float" office:value="0.551232039928436" calcext:value-type="float">
            <text:p>0.551232039928436</text:p>
          </table:table-cell>
          <table:table-cell table:number-columns-repeated="3"/>
        </table:table-row>
        <table:table-row table:style-name="ro1">
          <table:table-cell office:value-type="float" office:value="48181" calcext:value-type="float">
            <text:p>48181</text:p>
          </table:table-cell>
          <table:table-cell office:value-type="float" office:value="0.55374675989151" calcext:value-type="float">
            <text:p>0.55374675989151</text:p>
          </table:table-cell>
          <table:table-cell table:number-columns-repeated="3"/>
        </table:table-row>
        <table:table-row table:style-name="ro1">
          <table:table-cell office:value-type="float" office:value="48227" calcext:value-type="float">
            <text:p>48227</text:p>
          </table:table-cell>
          <table:table-cell office:value-type="float" office:value="0.55383688211441" calcext:value-type="float">
            <text:p>0.55383688211441</text:p>
          </table:table-cell>
          <table:table-cell table:number-columns-repeated="3"/>
        </table:table-row>
        <table:table-row table:style-name="ro1">
          <table:table-cell office:value-type="float" office:value="48522" calcext:value-type="float">
            <text:p>48522</text:p>
          </table:table-cell>
          <table:table-cell office:value-type="float" office:value="0.556344568729401" calcext:value-type="float">
            <text:p>0.556344568729401</text:p>
          </table:table-cell>
          <table:table-cell table:number-columns-repeated="3"/>
        </table:table-row>
        <table:table-row table:style-name="ro1">
          <table:table-cell office:value-type="float" office:value="48844" calcext:value-type="float">
            <text:p>48844</text:p>
          </table:table-cell>
          <table:table-cell office:value-type="float" office:value="0.553205549716949" calcext:value-type="float">
            <text:p>0.553205549716949</text:p>
          </table:table-cell>
          <table:table-cell table:number-columns-repeated="3"/>
        </table:table-row>
        <table:table-row table:style-name="ro1">
          <table:table-cell office:value-type="float" office:value="49272" calcext:value-type="float">
            <text:p>49272</text:p>
          </table:table-cell>
          <table:table-cell office:value-type="float" office:value="0.556542158126831" calcext:value-type="float">
            <text:p>0.556542158126831</text:p>
          </table:table-cell>
          <table:table-cell table:number-columns-repeated="3"/>
        </table:table-row>
        <table:table-row table:style-name="ro1">
          <table:table-cell office:value-type="float" office:value="49326" calcext:value-type="float">
            <text:p>49326</text:p>
          </table:table-cell>
          <table:table-cell office:value-type="float" office:value="0.555825114250183" calcext:value-type="float">
            <text:p>0.555825114250183</text:p>
          </table:table-cell>
          <table:table-cell table:number-columns-repeated="3"/>
        </table:table-row>
        <table:table-row table:style-name="ro1">
          <table:table-cell office:value-type="float" office:value="49351" calcext:value-type="float">
            <text:p>49351</text:p>
          </table:table-cell>
          <table:table-cell office:value-type="float" office:value="0.555266916751862" calcext:value-type="float">
            <text:p>0.555266916751862</text:p>
          </table:table-cell>
          <table:table-cell table:number-columns-repeated="3"/>
        </table:table-row>
        <table:table-row table:style-name="ro1">
          <table:table-cell office:value-type="float" office:value="49477" calcext:value-type="float">
            <text:p>49477</text:p>
          </table:table-cell>
          <table:table-cell office:value-type="float" office:value="0.55803120136261" calcext:value-type="float">
            <text:p>0.55803120136261</text:p>
          </table:table-cell>
          <table:table-cell table:number-columns-repeated="3"/>
        </table:table-row>
        <table:table-row table:style-name="ro1">
          <table:table-cell office:value-type="float" office:value="50006" calcext:value-type="float">
            <text:p>50006</text:p>
          </table:table-cell>
          <table:table-cell office:value-type="float" office:value="0.557318270206451" calcext:value-type="float">
            <text:p>0.557318270206451</text:p>
          </table:table-cell>
          <table:table-cell table:number-columns-repeated="3"/>
        </table:table-row>
        <table:table-row table:style-name="ro1">
          <table:table-cell office:value-type="float" office:value="50056" calcext:value-type="float">
            <text:p>50056</text:p>
          </table:table-cell>
          <table:table-cell office:value-type="float" office:value="0.559016585350037" calcext:value-type="float">
            <text:p>0.559016585350037</text:p>
          </table:table-cell>
          <table:table-cell table:number-columns-repeated="3"/>
        </table:table-row>
        <table:table-row table:style-name="ro1">
          <table:table-cell office:value-type="float" office:value="50149" calcext:value-type="float">
            <text:p>50149</text:p>
          </table:table-cell>
          <table:table-cell office:value-type="float" office:value="0.559487521648407" calcext:value-type="float">
            <text:p>0.559487521648407</text:p>
          </table:table-cell>
          <table:table-cell table:number-columns-repeated="3"/>
        </table:table-row>
        <table:table-row table:style-name="ro1">
          <table:table-cell office:value-type="float" office:value="50165" calcext:value-type="float">
            <text:p>50165</text:p>
          </table:table-cell>
          <table:table-cell office:value-type="float" office:value="0.558090031147003" calcext:value-type="float">
            <text:p>0.558090031147003</text:p>
          </table:table-cell>
          <table:table-cell table:number-columns-repeated="3"/>
        </table:table-row>
        <table:table-row table:style-name="ro1">
          <table:table-cell office:value-type="float" office:value="50195" calcext:value-type="float">
            <text:p>50195</text:p>
          </table:table-cell>
          <table:table-cell office:value-type="float" office:value="0.558265149593353" calcext:value-type="float">
            <text:p>0.558265149593353</text:p>
          </table:table-cell>
          <table:table-cell table:number-columns-repeated="3"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0.558475077152252" calcext:value-type="float">
            <text:p>0.558475077152252</text:p>
          </table:table-cell>
          <table:table-cell table:number-columns-repeated="3"/>
        </table:table-row>
        <table:table-row table:style-name="ro1">
          <table:table-cell office:value-type="float" office:value="50629" calcext:value-type="float">
            <text:p>50629</text:p>
          </table:table-cell>
          <table:table-cell office:value-type="float" office:value="0.554457187652588" calcext:value-type="float">
            <text:p>0.554457187652588</text:p>
          </table:table-cell>
          <table:table-cell table:number-columns-repeated="3"/>
        </table:table-row>
        <table:table-row table:style-name="ro1">
          <table:table-cell office:value-type="float" office:value="50819" calcext:value-type="float">
            <text:p>50819</text:p>
          </table:table-cell>
          <table:table-cell office:value-type="float" office:value="0.55413943529129" calcext:value-type="float">
            <text:p>0.55413943529129</text:p>
          </table:table-cell>
          <table:table-cell table:number-columns-repeated="3"/>
        </table:table-row>
        <table:table-row table:style-name="ro1">
          <table:table-cell office:value-type="float" office:value="50979" calcext:value-type="float">
            <text:p>50979</text:p>
          </table:table-cell>
          <table:table-cell office:value-type="float" office:value="0.556062698364258" calcext:value-type="float">
            <text:p>0.556062698364258</text:p>
          </table:table-cell>
          <table:table-cell table:number-columns-repeated="3"/>
        </table:table-row>
        <table:table-row table:style-name="ro1">
          <table:table-cell office:value-type="float" office:value="51134" calcext:value-type="float">
            <text:p>51134</text:p>
          </table:table-cell>
          <table:table-cell office:value-type="float" office:value="0.557340145111084" calcext:value-type="float">
            <text:p>0.557340145111084</text:p>
          </table:table-cell>
          <table:table-cell table:number-columns-repeated="3"/>
        </table:table-row>
        <table:table-row table:style-name="ro1">
          <table:table-cell office:value-type="float" office:value="51227" calcext:value-type="float">
            <text:p>51227</text:p>
          </table:table-cell>
          <table:table-cell office:value-type="float" office:value="0.56020599603653" calcext:value-type="float">
            <text:p>0.56020599603653</text:p>
          </table:table-cell>
          <table:table-cell table:number-columns-repeated="3"/>
        </table:table-row>
        <table:table-row table:style-name="ro1">
          <table:table-cell office:value-type="float" office:value="51282" calcext:value-type="float">
            <text:p>51282</text:p>
          </table:table-cell>
          <table:table-cell office:value-type="float" office:value="0.559937000274658" calcext:value-type="float">
            <text:p>0.559937000274658</text:p>
          </table:table-cell>
          <table:table-cell table:number-columns-repeated="3"/>
        </table:table-row>
        <table:table-row table:style-name="ro1">
          <table:table-cell office:value-type="float" office:value="51342" calcext:value-type="float">
            <text:p>51342</text:p>
          </table:table-cell>
          <table:table-cell office:value-type="float" office:value="0.560493290424347" calcext:value-type="float">
            <text:p>0.560493290424347</text:p>
          </table:table-cell>
          <table:table-cell table:number-columns-repeated="3"/>
        </table:table-row>
        <table:table-row table:style-name="ro1">
          <table:table-cell office:value-type="float" office:value="51750" calcext:value-type="float">
            <text:p>51750</text:p>
          </table:table-cell>
          <table:table-cell office:value-type="float" office:value="0.556458592414856" calcext:value-type="float">
            <text:p>0.556458592414856</text:p>
          </table:table-cell>
          <table:table-cell table:number-columns-repeated="3"/>
        </table:table-row>
        <table:table-row table:style-name="ro1">
          <table:table-cell office:value-type="float" office:value="51798" calcext:value-type="float">
            <text:p>51798</text:p>
          </table:table-cell>
          <table:table-cell office:value-type="float" office:value="0.556698739528656" calcext:value-type="float">
            <text:p>0.556698739528656</text:p>
          </table:table-cell>
          <table:table-cell table:number-columns-repeated="3"/>
        </table:table-row>
        <table:table-row table:style-name="ro1">
          <table:table-cell office:value-type="float" office:value="51806" calcext:value-type="float">
            <text:p>51806</text:p>
          </table:table-cell>
          <table:table-cell office:value-type="float" office:value="0.556957185268402" calcext:value-type="float">
            <text:p>0.556957185268402</text:p>
          </table:table-cell>
          <table:table-cell table:number-columns-repeated="3"/>
        </table:table-row>
        <table:table-row table:style-name="ro1">
          <table:table-cell office:value-type="float" office:value="51954" calcext:value-type="float">
            <text:p>51954</text:p>
          </table:table-cell>
          <table:table-cell office:value-type="float" office:value="0.554268956184387" calcext:value-type="float">
            <text:p>0.554268956184387</text:p>
          </table:table-cell>
          <table:table-cell table:number-columns-repeated="3"/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float" office:value="0.554102540016174" calcext:value-type="float">
            <text:p>0.554102540016174</text:p>
          </table:table-cell>
          <table:table-cell table:number-columns-repeated="3"/>
        </table:table-row>
        <table:table-row table:style-name="ro1">
          <table:table-cell office:value-type="float" office:value="52067" calcext:value-type="float">
            <text:p>52067</text:p>
          </table:table-cell>
          <table:table-cell office:value-type="float" office:value="0.553331017494202" calcext:value-type="float">
            <text:p>0.553331017494202</text:p>
          </table:table-cell>
          <table:table-cell table:number-columns-repeated="3"/>
        </table:table-row>
        <table:table-row table:style-name="ro1">
          <table:table-cell office:value-type="float" office:value="52237" calcext:value-type="float">
            <text:p>52237</text:p>
          </table:table-cell>
          <table:table-cell office:value-type="float" office:value="0.552003026008606" calcext:value-type="float">
            <text:p>0.552003026008606</text:p>
          </table:table-cell>
          <table:table-cell table:number-columns-repeated="3"/>
        </table:table-row>
        <table:table-row table:style-name="ro1">
          <table:table-cell office:value-type="float" office:value="52292" calcext:value-type="float">
            <text:p>52292</text:p>
          </table:table-cell>
          <table:table-cell office:value-type="float" office:value="0.551847338676453" calcext:value-type="float">
            <text:p>0.551847338676453</text:p>
          </table:table-cell>
          <table:table-cell table:number-columns-repeated="3"/>
        </table:table-row>
        <table:table-row table:style-name="ro1">
          <table:table-cell office:value-type="float" office:value="52353" calcext:value-type="float">
            <text:p>52353</text:p>
          </table:table-cell>
          <table:table-cell office:value-type="float" office:value="0.553397595882416" calcext:value-type="float">
            <text:p>0.553397595882416</text:p>
          </table:table-cell>
          <table:table-cell table:number-columns-repeated="3"/>
        </table:table-row>
        <table:table-row table:style-name="ro1">
          <table:table-cell office:value-type="float" office:value="52510" calcext:value-type="float">
            <text:p>52510</text:p>
          </table:table-cell>
          <table:table-cell office:value-type="float" office:value="0.553621053695679" calcext:value-type="float">
            <text:p>0.553621053695679</text:p>
          </table:table-cell>
          <table:table-cell table:number-columns-repeated="3"/>
        </table:table-row>
        <table:table-row table:style-name="ro1">
          <table:table-cell office:value-type="float" office:value="52528" calcext:value-type="float">
            <text:p>52528</text:p>
          </table:table-cell>
          <table:table-cell office:value-type="float" office:value="0.553788542747498" calcext:value-type="float">
            <text:p>0.553788542747498</text:p>
          </table:table-cell>
          <table:table-cell table:number-columns-repeated="3"/>
        </table:table-row>
        <table:table-row table:style-name="ro1">
          <table:table-cell office:value-type="float" office:value="52682" calcext:value-type="float">
            <text:p>52682</text:p>
          </table:table-cell>
          <table:table-cell office:value-type="float" office:value="0.552557766437531" calcext:value-type="float">
            <text:p>0.552557766437531</text:p>
          </table:table-cell>
          <table:table-cell table:number-columns-repeated="3"/>
        </table:table-row>
        <table:table-row table:style-name="ro1">
          <table:table-cell office:value-type="float" office:value="52906" calcext:value-type="float">
            <text:p>52906</text:p>
          </table:table-cell>
          <table:table-cell office:value-type="float" office:value="0.552691221237183" calcext:value-type="float">
            <text:p>0.552691221237183</text:p>
          </table:table-cell>
          <table:table-cell table:number-columns-repeated="3"/>
        </table:table-row>
        <table:table-row table:style-name="ro1">
          <table:table-cell office:value-type="float" office:value="52939" calcext:value-type="float">
            <text:p>52939</text:p>
          </table:table-cell>
          <table:table-cell office:value-type="float" office:value="0.552267968654633" calcext:value-type="float">
            <text:p>0.552267968654633</text:p>
          </table:table-cell>
          <table:table-cell table:number-columns-repeated="3"/>
        </table:table-row>
        <table:table-row table:style-name="ro1">
          <table:table-cell office:value-type="float" office:value="53092" calcext:value-type="float">
            <text:p>53092</text:p>
          </table:table-cell>
          <table:table-cell office:value-type="float" office:value="0.553298056125641" calcext:value-type="float">
            <text:p>0.553298056125641</text:p>
          </table:table-cell>
          <table:table-cell table:number-columns-repeated="3"/>
        </table:table-row>
        <table:table-row table:style-name="ro1">
          <table:table-cell office:value-type="float" office:value="53107" calcext:value-type="float">
            <text:p>53107</text:p>
          </table:table-cell>
          <table:table-cell office:value-type="float" office:value="0.552894115447998" calcext:value-type="float">
            <text:p>0.552894115447998</text:p>
          </table:table-cell>
          <table:table-cell table:number-columns-repeated="3"/>
        </table:table-row>
        <table:table-row table:style-name="ro1">
          <table:table-cell office:value-type="float" office:value="53468" calcext:value-type="float">
            <text:p>53468</text:p>
          </table:table-cell>
          <table:table-cell office:value-type="float" office:value="0.549197018146515" calcext:value-type="float">
            <text:p>0.549197018146515</text:p>
          </table:table-cell>
          <table:table-cell table:number-columns-repeated="3"/>
        </table:table-row>
        <table:table-row table:style-name="ro1">
          <table:table-cell office:value-type="float" office:value="53706" calcext:value-type="float">
            <text:p>53706</text:p>
          </table:table-cell>
          <table:table-cell office:value-type="float" office:value="0.551832675933838" calcext:value-type="float">
            <text:p>0.551832675933838</text:p>
          </table:table-cell>
          <table:table-cell table:number-columns-repeated="3"/>
        </table:table-row>
        <table:table-row table:style-name="ro1">
          <table:table-cell office:value-type="float" office:value="53713" calcext:value-type="float">
            <text:p>53713</text:p>
          </table:table-cell>
          <table:table-cell office:value-type="float" office:value="0.551767468452454" calcext:value-type="float">
            <text:p>0.551767468452454</text:p>
          </table:table-cell>
          <table:table-cell table:number-columns-repeated="3"/>
        </table:table-row>
        <table:table-row table:style-name="ro1">
          <table:table-cell office:value-type="float" office:value="53717" calcext:value-type="float">
            <text:p>53717</text:p>
          </table:table-cell>
          <table:table-cell office:value-type="float" office:value="0.551822006702423" calcext:value-type="float">
            <text:p>0.551822006702423</text:p>
          </table:table-cell>
          <table:table-cell table:number-columns-repeated="3"/>
        </table:table-row>
        <table:table-row table:style-name="ro1">
          <table:table-cell office:value-type="float" office:value="53721" calcext:value-type="float">
            <text:p>53721</text:p>
          </table:table-cell>
          <table:table-cell office:value-type="float" office:value="0.551838517189026" calcext:value-type="float">
            <text:p>0.551838517189026</text:p>
          </table:table-cell>
          <table:table-cell table:number-columns-repeated="3"/>
        </table:table-row>
        <table:table-row table:style-name="ro1">
          <table:table-cell office:value-type="float" office:value="53862" calcext:value-type="float">
            <text:p>53862</text:p>
          </table:table-cell>
          <table:table-cell office:value-type="float" office:value="0.551839232444763" calcext:value-type="float">
            <text:p>0.551839232444763</text:p>
          </table:table-cell>
          <table:table-cell table:number-columns-repeated="3"/>
        </table:table-row>
        <table:table-row table:style-name="ro1">
          <table:table-cell office:value-type="float" office:value="53906" calcext:value-type="float">
            <text:p>53906</text:p>
          </table:table-cell>
          <table:table-cell office:value-type="float" office:value="0.552578091621399" calcext:value-type="float">
            <text:p>0.552578091621399</text:p>
          </table:table-cell>
          <table:table-cell table:number-columns-repeated="3"/>
        </table:table-row>
        <table:table-row table:style-name="ro1">
          <table:table-cell office:value-type="float" office:value="54072" calcext:value-type="float">
            <text:p>54072</text:p>
          </table:table-cell>
          <table:table-cell office:value-type="float" office:value="0.552617311477661" calcext:value-type="float">
            <text:p>0.552617311477661</text:p>
          </table:table-cell>
          <table:table-cell table:number-columns-repeated="3"/>
        </table:table-row>
        <table:table-row table:style-name="ro1">
          <table:table-cell office:value-type="float" office:value="54087" calcext:value-type="float">
            <text:p>54087</text:p>
          </table:table-cell>
          <table:table-cell office:value-type="float" office:value="0.551483631134033" calcext:value-type="float">
            <text:p>0.551483631134033</text:p>
          </table:table-cell>
          <table:table-cell table:number-columns-repeated="3"/>
        </table:table-row>
        <table:table-row table:style-name="ro1">
          <table:table-cell office:value-type="float" office:value="54108" calcext:value-type="float">
            <text:p>54108</text:p>
          </table:table-cell>
          <table:table-cell office:value-type="float" office:value="0.550564765930176" calcext:value-type="float">
            <text:p>0.550564765930176</text:p>
          </table:table-cell>
          <table:table-cell table:number-columns-repeated="3"/>
        </table:table-row>
        <table:table-row table:style-name="ro1">
          <table:table-cell office:value-type="float" office:value="54123" calcext:value-type="float">
            <text:p>54123</text:p>
          </table:table-cell>
          <table:table-cell office:value-type="float" office:value="0.549736738204956" calcext:value-type="float">
            <text:p>0.549736738204956</text:p>
          </table:table-cell>
          <table:table-cell table:number-columns-repeated="3"/>
        </table:table-row>
        <table:table-row table:style-name="ro1">
          <table:table-cell office:value-type="float" office:value="54241" calcext:value-type="float">
            <text:p>54241</text:p>
          </table:table-cell>
          <table:table-cell office:value-type="float" office:value="0.548050940036774" calcext:value-type="float">
            <text:p>0.548050940036774</text:p>
          </table:table-cell>
          <table:table-cell table:number-columns-repeated="3"/>
        </table:table-row>
        <table:table-row table:style-name="ro1">
          <table:table-cell office:value-type="float" office:value="54691" calcext:value-type="float">
            <text:p>54691</text:p>
          </table:table-cell>
          <table:table-cell office:value-type="float" office:value="0.55169552564621" calcext:value-type="float">
            <text:p>0.55169552564621</text:p>
          </table:table-cell>
          <table:table-cell table:number-columns-repeated="3"/>
        </table:table-row>
        <table:table-row table:style-name="ro1">
          <table:table-cell office:value-type="float" office:value="54807" calcext:value-type="float">
            <text:p>54807</text:p>
          </table:table-cell>
          <table:table-cell office:value-type="float" office:value="0.552370131015778" calcext:value-type="float">
            <text:p>0.552370131015778</text:p>
          </table:table-cell>
          <table:table-cell table:number-columns-repeated="3"/>
        </table:table-row>
        <table:table-row table:style-name="ro1">
          <table:table-cell office:value-type="float" office:value="54937" calcext:value-type="float">
            <text:p>54937</text:p>
          </table:table-cell>
          <table:table-cell office:value-type="float" office:value="0.551525473594666" calcext:value-type="float">
            <text:p>0.551525473594666</text:p>
          </table:table-cell>
          <table:table-cell table:number-columns-repeated="3"/>
        </table:table-row>
        <table:table-row table:style-name="ro1">
          <table:table-cell office:value-type="float" office:value="54982" calcext:value-type="float">
            <text:p>54982</text:p>
          </table:table-cell>
          <table:table-cell office:value-type="float" office:value="0.553895354270935" calcext:value-type="float">
            <text:p>0.553895354270935</text:p>
          </table:table-cell>
          <table:table-cell table:number-columns-repeated="3"/>
        </table:table-row>
        <table:table-row table:style-name="ro1">
          <table:table-cell office:value-type="float" office:value="55193" calcext:value-type="float">
            <text:p>55193</text:p>
          </table:table-cell>
          <table:table-cell office:value-type="float" office:value="0.558409690856934" calcext:value-type="float">
            <text:p>0.558409690856934</text:p>
          </table:table-cell>
          <table:table-cell table:number-columns-repeated="3"/>
        </table:table-row>
        <table:table-row table:style-name="ro1">
          <table:table-cell office:value-type="float" office:value="55299" calcext:value-type="float">
            <text:p>55299</text:p>
          </table:table-cell>
          <table:table-cell office:value-type="float" office:value="0.560634076595306" calcext:value-type="float">
            <text:p>0.560634076595306</text:p>
          </table:table-cell>
          <table:table-cell table:number-columns-repeated="3"/>
        </table:table-row>
        <table:table-row table:style-name="ro1">
          <table:table-cell office:value-type="float" office:value="55302" calcext:value-type="float">
            <text:p>55302</text:p>
          </table:table-cell>
          <table:table-cell office:value-type="float" office:value="0.56063038110733" calcext:value-type="float">
            <text:p>0.56063038110733</text:p>
          </table:table-cell>
          <table:table-cell table:number-columns-repeated="3"/>
        </table:table-row>
        <table:table-row table:style-name="ro1">
          <table:table-cell office:value-type="float" office:value="55328" calcext:value-type="float">
            <text:p>55328</text:p>
          </table:table-cell>
          <table:table-cell office:value-type="float" office:value="0.560730040073395" calcext:value-type="float">
            <text:p>0.560730040073395</text:p>
          </table:table-cell>
          <table:table-cell table:number-columns-repeated="3"/>
        </table:table-row>
        <table:table-row table:style-name="ro1">
          <table:table-cell office:value-type="float" office:value="55359" calcext:value-type="float">
            <text:p>55359</text:p>
          </table:table-cell>
          <table:table-cell office:value-type="float" office:value="0.562198519706726" calcext:value-type="float">
            <text:p>0.562198519706726</text:p>
          </table:table-cell>
          <table:table-cell table:number-columns-repeated="3"/>
        </table:table-row>
        <table:table-row table:style-name="ro1">
          <table:table-cell office:value-type="float" office:value="55543" calcext:value-type="float">
            <text:p>55543</text:p>
          </table:table-cell>
          <table:table-cell office:value-type="float" office:value="0.566404700279236" calcext:value-type="float">
            <text:p>0.566404700279236</text:p>
          </table:table-cell>
          <table:table-cell table:number-columns-repeated="3"/>
        </table:table-row>
        <table:table-row table:style-name="ro1">
          <table:table-cell office:value-type="float" office:value="55551" calcext:value-type="float">
            <text:p>55551</text:p>
          </table:table-cell>
          <table:table-cell office:value-type="float" office:value="0.566724121570587" calcext:value-type="float">
            <text:p>0.566724121570587</text:p>
          </table:table-cell>
          <table:table-cell table:number-columns-repeated="3"/>
        </table:table-row>
        <table:table-row table:style-name="ro1">
          <table:table-cell office:value-type="float" office:value="55713" calcext:value-type="float">
            <text:p>55713</text:p>
          </table:table-cell>
          <table:table-cell office:value-type="float" office:value="0.565317511558533" calcext:value-type="float">
            <text:p>0.565317511558533</text:p>
          </table:table-cell>
          <table:table-cell table:number-columns-repeated="3"/>
        </table:table-row>
        <table:table-row table:style-name="ro1">
          <table:table-cell office:value-type="float" office:value="55766" calcext:value-type="float">
            <text:p>55766</text:p>
          </table:table-cell>
          <table:table-cell office:value-type="float" office:value="0.566517293453217" calcext:value-type="float">
            <text:p>0.566517293453217</text:p>
          </table:table-cell>
          <table:table-cell table:number-columns-repeated="3"/>
        </table:table-row>
        <table:table-row table:style-name="ro1">
          <table:table-cell office:value-type="float" office:value="56091" calcext:value-type="float">
            <text:p>56091</text:p>
          </table:table-cell>
          <table:table-cell office:value-type="float" office:value="0.56214040517807" calcext:value-type="float">
            <text:p>0.56214040517807</text:p>
          </table:table-cell>
          <table:table-cell table:number-columns-repeated="3"/>
        </table:table-row>
        <table:table-row table:style-name="ro1">
          <table:table-cell office:value-type="float" office:value="56337" calcext:value-type="float">
            <text:p>56337</text:p>
          </table:table-cell>
          <table:table-cell office:value-type="float" office:value="0.559795558452606" calcext:value-type="float">
            <text:p>0.559795558452606</text:p>
          </table:table-cell>
          <table:table-cell table:number-columns-repeated="3"/>
        </table:table-row>
        <table:table-row table:style-name="ro1">
          <table:table-cell office:value-type="float" office:value="56507" calcext:value-type="float">
            <text:p>56507</text:p>
          </table:table-cell>
          <table:table-cell office:value-type="float" office:value="0.555746912956238" calcext:value-type="float">
            <text:p>0.555746912956238</text:p>
          </table:table-cell>
          <table:table-cell table:number-columns-repeated="3"/>
        </table:table-row>
        <table:table-row table:style-name="ro1">
          <table:table-cell office:value-type="float" office:value="56521" calcext:value-type="float">
            <text:p>56521</text:p>
          </table:table-cell>
          <table:table-cell office:value-type="float" office:value="0.555151879787445" calcext:value-type="float">
            <text:p>0.555151879787445</text:p>
          </table:table-cell>
          <table:table-cell table:number-columns-repeated="3"/>
        </table:table-row>
        <table:table-row table:style-name="ro1">
          <table:table-cell office:value-type="float" office:value="56608" calcext:value-type="float">
            <text:p>56608</text:p>
          </table:table-cell>
          <table:table-cell office:value-type="float" office:value="0.55546635389328" calcext:value-type="float">
            <text:p>0.55546635389328</text:p>
          </table:table-cell>
          <table:table-cell table:number-columns-repeated="3"/>
        </table:table-row>
        <table:table-row table:style-name="ro1">
          <table:table-cell office:value-type="float" office:value="56787" calcext:value-type="float">
            <text:p>56787</text:p>
          </table:table-cell>
          <table:table-cell office:value-type="float" office:value="0.555026650428772" calcext:value-type="float">
            <text:p>0.555026650428772</text:p>
          </table:table-cell>
          <table:table-cell table:number-columns-repeated="3"/>
        </table:table-row>
        <table:table-row table:style-name="ro1">
          <table:table-cell office:value-type="float" office:value="56820" calcext:value-type="float">
            <text:p>56820</text:p>
          </table:table-cell>
          <table:table-cell office:value-type="float" office:value="0.555974364280701" calcext:value-type="float">
            <text:p>0.555974364280701</text:p>
          </table:table-cell>
          <table:table-cell table:number-columns-repeated="3"/>
        </table:table-row>
        <table:table-row table:style-name="ro1">
          <table:table-cell office:value-type="float" office:value="56999" calcext:value-type="float">
            <text:p>56999</text:p>
          </table:table-cell>
          <table:table-cell office:value-type="float" office:value="0.557380020618439" calcext:value-type="float">
            <text:p>0.557380020618439</text:p>
          </table:table-cell>
          <table:table-cell table:number-columns-repeated="3"/>
        </table:table-row>
        <table:table-row table:style-name="ro1">
          <table:table-cell office:value-type="float" office:value="57299" calcext:value-type="float">
            <text:p>57299</text:p>
          </table:table-cell>
          <table:table-cell office:value-type="float" office:value="0.559091866016388" calcext:value-type="float">
            <text:p>0.559091866016388</text:p>
          </table:table-cell>
          <table:table-cell table:number-columns-repeated="3"/>
        </table:table-row>
        <table:table-row table:style-name="ro1">
          <table:table-cell office:value-type="float" office:value="57305" calcext:value-type="float">
            <text:p>57305</text:p>
          </table:table-cell>
          <table:table-cell office:value-type="float" office:value="0.559431970119476" calcext:value-type="float">
            <text:p>0.559431970119476</text:p>
          </table:table-cell>
          <table:table-cell table:number-columns-repeated="3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0.561078608036041" calcext:value-type="float">
            <text:p>0.561078608036041</text:p>
          </table:table-cell>
          <table:table-cell table:number-columns-repeated="3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0.561884343624115" calcext:value-type="float">
            <text:p>0.561884343624115</text:p>
          </table:table-cell>
          <table:table-cell table:number-columns-repeated="3"/>
        </table:table-row>
        <table:table-row table:style-name="ro1">
          <table:table-cell office:value-type="float" office:value="58295" calcext:value-type="float">
            <text:p>58295</text:p>
          </table:table-cell>
          <table:table-cell office:value-type="float" office:value="0.564741551876068" calcext:value-type="float">
            <text:p>0.564741551876068</text:p>
          </table:table-cell>
          <table:table-cell table:number-columns-repeated="3"/>
        </table:table-row>
        <table:table-row table:style-name="ro1">
          <table:table-cell office:value-type="float" office:value="58440" calcext:value-type="float">
            <text:p>58440</text:p>
          </table:table-cell>
          <table:table-cell office:value-type="float" office:value="0.566594183444977" calcext:value-type="float">
            <text:p>0.566594183444977</text:p>
          </table:table-cell>
          <table:table-cell table:number-columns-repeated="3"/>
        </table:table-row>
        <table:table-row table:style-name="ro1">
          <table:table-cell office:value-type="float" office:value="58556" calcext:value-type="float">
            <text:p>58556</text:p>
          </table:table-cell>
          <table:table-cell office:value-type="float" office:value="0.566267848014832" calcext:value-type="float">
            <text:p>0.566267848014832</text:p>
          </table:table-cell>
          <table:table-cell table:number-columns-repeated="3"/>
        </table:table-row>
        <table:table-row table:style-name="ro1">
          <table:table-cell office:value-type="float" office:value="58641" calcext:value-type="float">
            <text:p>58641</text:p>
          </table:table-cell>
          <table:table-cell office:value-type="float" office:value="0.565172016620636" calcext:value-type="float">
            <text:p>0.565172016620636</text:p>
          </table:table-cell>
          <table:table-cell table:number-columns-repeated="3"/>
        </table:table-row>
        <table:table-row table:style-name="ro1">
          <table:table-cell office:value-type="float" office:value="58719" calcext:value-type="float">
            <text:p>58719</text:p>
          </table:table-cell>
          <table:table-cell office:value-type="float" office:value="0.567480146884918" calcext:value-type="float">
            <text:p>0.567480146884918</text:p>
          </table:table-cell>
          <table:table-cell table:number-columns-repeated="3"/>
        </table:table-row>
        <table:table-row table:style-name="ro1">
          <table:table-cell office:value-type="float" office:value="58746" calcext:value-type="float">
            <text:p>58746</text:p>
          </table:table-cell>
          <table:table-cell office:value-type="float" office:value="0.567708969116211" calcext:value-type="float">
            <text:p>0.567708969116211</text:p>
          </table:table-cell>
          <table:table-cell table:number-columns-repeated="3"/>
        </table:table-row>
        <table:table-row table:style-name="ro1">
          <table:table-cell office:value-type="float" office:value="58763" calcext:value-type="float">
            <text:p>58763</text:p>
          </table:table-cell>
          <table:table-cell office:value-type="float" office:value="0.56752872467041" calcext:value-type="float">
            <text:p>0.56752872467041</text:p>
          </table:table-cell>
          <table:table-cell table:number-columns-repeated="3"/>
        </table:table-row>
        <table:table-row table:style-name="ro1">
          <table:table-cell office:value-type="float" office:value="59030" calcext:value-type="float">
            <text:p>59030</text:p>
          </table:table-cell>
          <table:table-cell office:value-type="float" office:value="0.568514227867126" calcext:value-type="float">
            <text:p>0.568514227867126</text:p>
          </table:table-cell>
          <table:table-cell table:number-columns-repeated="3"/>
        </table:table-row>
        <table:table-row table:style-name="ro1">
          <table:table-cell office:value-type="float" office:value="59264" calcext:value-type="float">
            <text:p>59264</text:p>
          </table:table-cell>
          <table:table-cell office:value-type="float" office:value="0.569609582424164" calcext:value-type="float">
            <text:p>0.569609582424164</text:p>
          </table:table-cell>
          <table:table-cell table:number-columns-repeated="3"/>
        </table:table-row>
        <table:table-row table:style-name="ro1">
          <table:table-cell office:value-type="float" office:value="59311" calcext:value-type="float">
            <text:p>59311</text:p>
          </table:table-cell>
          <table:table-cell office:value-type="float" office:value="0.570258498191834" calcext:value-type="float">
            <text:p>0.570258498191834</text:p>
          </table:table-cell>
          <table:table-cell table:number-columns-repeated="3"/>
        </table:table-row>
        <table:table-row table:style-name="ro1">
          <table:table-cell office:value-type="float" office:value="59432" calcext:value-type="float">
            <text:p>59432</text:p>
          </table:table-cell>
          <table:table-cell office:value-type="float" office:value="0.569789707660675" calcext:value-type="float">
            <text:p>0.569789707660675</text:p>
          </table:table-cell>
          <table:table-cell table:number-columns-repeated="3"/>
        </table:table-row>
        <table:table-row table:style-name="ro1">
          <table:table-cell office:value-type="float" office:value="59640" calcext:value-type="float">
            <text:p>59640</text:p>
          </table:table-cell>
          <table:table-cell office:value-type="float" office:value="0.564708769321442" calcext:value-type="float">
            <text:p>0.564708769321442</text:p>
          </table:table-cell>
          <table:table-cell table:number-columns-repeated="3"/>
        </table:table-row>
        <table:table-row table:style-name="ro1">
          <table:table-cell office:value-type="float" office:value="59670" calcext:value-type="float">
            <text:p>59670</text:p>
          </table:table-cell>
          <table:table-cell office:value-type="float" office:value="0.565332770347595" calcext:value-type="float">
            <text:p>0.565332770347595</text:p>
          </table:table-cell>
          <table:table-cell table:number-columns-repeated="3"/>
        </table:table-row>
        <table:table-row table:style-name="ro1">
          <table:table-cell office:value-type="float" office:value="59737" calcext:value-type="float">
            <text:p>59737</text:p>
          </table:table-cell>
          <table:table-cell office:value-type="float" office:value="0.566771566867828" calcext:value-type="float">
            <text:p>0.566771566867828</text:p>
          </table:table-cell>
          <table:table-cell table:number-columns-repeated="3"/>
        </table:table-row>
        <table:table-row table:style-name="ro1">
          <table:table-cell office:value-type="float" office:value="60179" calcext:value-type="float">
            <text:p>60179</text:p>
          </table:table-cell>
          <table:table-cell office:value-type="float" office:value="0.573748171329498" calcext:value-type="float">
            <text:p>0.573748171329498</text:p>
          </table:table-cell>
          <table:table-cell table:number-columns-repeated="3"/>
        </table:table-row>
        <table:table-row table:style-name="ro1">
          <table:table-cell office:value-type="float" office:value="60185" calcext:value-type="float">
            <text:p>60185</text:p>
          </table:table-cell>
          <table:table-cell office:value-type="float" office:value="0.573734045028687" calcext:value-type="float">
            <text:p>0.573734045028687</text:p>
          </table:table-cell>
          <table:table-cell table:number-columns-repeated="3"/>
        </table:table-row>
        <table:table-row table:style-name="ro1">
          <table:table-cell office:value-type="float" office:value="60207" calcext:value-type="float">
            <text:p>60207</text:p>
          </table:table-cell>
          <table:table-cell office:value-type="float" office:value="0.57433956861496" calcext:value-type="float">
            <text:p>0.57433956861496</text:p>
          </table:table-cell>
          <table:table-cell table:number-columns-repeated="3"/>
        </table:table-row>
        <table:table-row table:style-name="ro1">
          <table:table-cell office:value-type="float" office:value="60297" calcext:value-type="float">
            <text:p>60297</text:p>
          </table:table-cell>
          <table:table-cell office:value-type="float" office:value="0.573917210102081" calcext:value-type="float">
            <text:p>0.573917210102081</text:p>
          </table:table-cell>
          <table:table-cell table:number-columns-repeated="3"/>
        </table:table-row>
        <table:table-row table:style-name="ro1">
          <table:table-cell office:value-type="float" office:value="60475" calcext:value-type="float">
            <text:p>60475</text:p>
          </table:table-cell>
          <table:table-cell office:value-type="float" office:value="0.57594108581543" calcext:value-type="float">
            <text:p>0.57594108581543</text:p>
          </table:table-cell>
          <table:table-cell table:number-columns-repeated="3"/>
        </table:table-row>
        <table:table-row table:style-name="ro1">
          <table:table-cell office:value-type="float" office:value="61122" calcext:value-type="float">
            <text:p>61122</text:p>
          </table:table-cell>
          <table:table-cell office:value-type="float" office:value="0.579514086246491" calcext:value-type="float">
            <text:p>0.579514086246491</text:p>
          </table:table-cell>
          <table:table-cell table:number-columns-repeated="3"/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float" office:value="0.577655494213104" calcext:value-type="float">
            <text:p>0.577655494213104</text:p>
          </table:table-cell>
          <table:table-cell table:number-columns-repeated="3"/>
        </table:table-row>
        <table:table-row table:style-name="ro1">
          <table:table-cell office:value-type="float" office:value="61276" calcext:value-type="float">
            <text:p>61276</text:p>
          </table:table-cell>
          <table:table-cell office:value-type="float" office:value="0.579534530639648" calcext:value-type="float">
            <text:p>0.579534530639648</text:p>
          </table:table-cell>
          <table:table-cell table:number-columns-repeated="3"/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float" office:value="0.58092737197876" calcext:value-type="float">
            <text:p>0.58092737197876</text:p>
          </table:table-cell>
          <table:table-cell table:number-columns-repeated="3"/>
        </table:table-row>
        <table:table-row table:style-name="ro1">
          <table:table-cell office:value-type="float" office:value="61534" calcext:value-type="float">
            <text:p>61534</text:p>
          </table:table-cell>
          <table:table-cell office:value-type="float" office:value="0.580531060695648" calcext:value-type="float">
            <text:p>0.580531060695648</text:p>
          </table:table-cell>
          <table:table-cell table:number-columns-repeated="3"/>
        </table:table-row>
        <table:table-row table:style-name="ro1">
          <table:table-cell office:value-type="float" office:value="61680" calcext:value-type="float">
            <text:p>61680</text:p>
          </table:table-cell>
          <table:table-cell office:value-type="float" office:value="0.576020181179047" calcext:value-type="float">
            <text:p>0.576020181179047</text:p>
          </table:table-cell>
          <table:table-cell table:number-columns-repeated="3"/>
        </table:table-row>
        <table:table-row table:style-name="ro1">
          <table:table-cell office:value-type="float" office:value="62139" calcext:value-type="float">
            <text:p>62139</text:p>
          </table:table-cell>
          <table:table-cell office:value-type="float" office:value="0.578439235687256" calcext:value-type="float">
            <text:p>0.578439235687256</text:p>
          </table:table-cell>
          <table:table-cell table:number-columns-repeated="3"/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float" office:value="0.579152047634125" calcext:value-type="float">
            <text:p>0.579152047634125</text:p>
          </table:table-cell>
          <table:table-cell table:number-columns-repeated="3"/>
        </table:table-row>
        <table:table-row table:style-name="ro1">
          <table:table-cell office:value-type="float" office:value="62516" calcext:value-type="float">
            <text:p>62516</text:p>
          </table:table-cell>
          <table:table-cell office:value-type="float" office:value="0.573817014694214" calcext:value-type="float">
            <text:p>0.573817014694214</text:p>
          </table:table-cell>
          <table:table-cell table:number-columns-repeated="3"/>
        </table:table-row>
        <table:table-row table:style-name="ro1">
          <table:table-cell office:value-type="float" office:value="62547" calcext:value-type="float">
            <text:p>62547</text:p>
          </table:table-cell>
          <table:table-cell office:value-type="float" office:value="0.574105501174927" calcext:value-type="float">
            <text:p>0.574105501174927</text:p>
          </table:table-cell>
          <table:table-cell table:number-columns-repeated="3"/>
        </table:table-row>
        <table:table-row table:style-name="ro1">
          <table:table-cell office:value-type="float" office:value="62555" calcext:value-type="float">
            <text:p>62555</text:p>
          </table:table-cell>
          <table:table-cell office:value-type="float" office:value="0.574111461639404" calcext:value-type="float">
            <text:p>0.574111461639404</text:p>
          </table:table-cell>
          <table:table-cell table:number-columns-repeated="3"/>
        </table:table-row>
        <table:table-row table:style-name="ro1">
          <table:table-cell office:value-type="float" office:value="62874" calcext:value-type="float">
            <text:p>62874</text:p>
          </table:table-cell>
          <table:table-cell office:value-type="float" office:value="0.583000779151917" calcext:value-type="float">
            <text:p>0.583000779151917</text:p>
          </table:table-cell>
          <table:table-cell table:number-columns-repeated="3"/>
        </table:table-row>
        <table:table-row table:style-name="ro1">
          <table:table-cell office:value-type="float" office:value="63024" calcext:value-type="float">
            <text:p>63024</text:p>
          </table:table-cell>
          <table:table-cell office:value-type="float" office:value="0.584859490394592" calcext:value-type="float">
            <text:p>0.584859490394592</text:p>
          </table:table-cell>
          <table:table-cell table:number-columns-repeated="3"/>
        </table:table-row>
        <table:table-row table:style-name="ro1">
          <table:table-cell office:value-type="float" office:value="63220" calcext:value-type="float">
            <text:p>63220</text:p>
          </table:table-cell>
          <table:table-cell office:value-type="float" office:value="0.584236919879913" calcext:value-type="float">
            <text:p>0.584236919879913</text:p>
          </table:table-cell>
          <table:table-cell table:number-columns-repeated="3"/>
        </table:table-row>
        <table:table-row table:style-name="ro1">
          <table:table-cell office:value-type="float" office:value="63358" calcext:value-type="float">
            <text:p>63358</text:p>
          </table:table-cell>
          <table:table-cell office:value-type="float" office:value="0.585018157958984" calcext:value-type="float">
            <text:p>0.585018157958984</text:p>
          </table:table-cell>
          <table:table-cell table:number-columns-repeated="3"/>
        </table:table-row>
        <table:table-row table:style-name="ro1">
          <table:table-cell office:value-type="float" office:value="63428" calcext:value-type="float">
            <text:p>63428</text:p>
          </table:table-cell>
          <table:table-cell office:value-type="float" office:value="0.58426171541214" calcext:value-type="float">
            <text:p>0.58426171541214</text:p>
          </table:table-cell>
          <table:table-cell table:number-columns-repeated="3"/>
        </table:table-row>
        <table:table-row table:style-name="ro1">
          <table:table-cell office:value-type="float" office:value="63429" calcext:value-type="float">
            <text:p>63429</text:p>
          </table:table-cell>
          <table:table-cell office:value-type="float" office:value="0.584279179573059" calcext:value-type="float">
            <text:p>0.584279179573059</text:p>
          </table:table-cell>
          <table:table-cell table:number-columns-repeated="3"/>
        </table:table-row>
        <table:table-row table:style-name="ro1">
          <table:table-cell office:value-type="float" office:value="63513" calcext:value-type="float">
            <text:p>63513</text:p>
          </table:table-cell>
          <table:table-cell office:value-type="float" office:value="0.585331439971924" calcext:value-type="float">
            <text:p>0.585331439971924</text:p>
          </table:table-cell>
          <table:table-cell table:number-columns-repeated="3"/>
        </table:table-row>
        <table:table-row table:style-name="ro1">
          <table:table-cell office:value-type="float" office:value="63671" calcext:value-type="float">
            <text:p>63671</text:p>
          </table:table-cell>
          <table:table-cell office:value-type="float" office:value="0.58301168680191" calcext:value-type="float">
            <text:p>0.58301168680191</text:p>
          </table:table-cell>
          <table:table-cell table:number-columns-repeated="3"/>
        </table:table-row>
        <table:table-row table:style-name="ro1">
          <table:table-cell office:value-type="float" office:value="63865" calcext:value-type="float">
            <text:p>63865</text:p>
          </table:table-cell>
          <table:table-cell office:value-type="float" office:value="0.581237196922302" calcext:value-type="float">
            <text:p>0.581237196922302</text:p>
          </table:table-cell>
          <table:table-cell table:number-columns-repeated="3"/>
        </table:table-row>
        <table:table-row table:style-name="ro1">
          <table:table-cell office:value-type="float" office:value="63988" calcext:value-type="float">
            <text:p>63988</text:p>
          </table:table-cell>
          <table:table-cell office:value-type="float" office:value="0.58355849981308" calcext:value-type="float">
            <text:p>0.58355849981308</text:p>
          </table:table-cell>
          <table:table-cell table:number-columns-repeated="3"/>
        </table:table-row>
        <table:table-row table:style-name="ro1">
          <table:table-cell office:value-type="float" office:value="64098" calcext:value-type="float">
            <text:p>64098</text:p>
          </table:table-cell>
          <table:table-cell office:value-type="float" office:value="0.583852589130402" calcext:value-type="float">
            <text:p>0.583852589130402</text:p>
          </table:table-cell>
          <table:table-cell table:number-columns-repeated="3"/>
        </table:table-row>
        <table:table-row table:style-name="ro1">
          <table:table-cell office:value-type="float" office:value="64225" calcext:value-type="float">
            <text:p>64225</text:p>
          </table:table-cell>
          <table:table-cell office:value-type="float" office:value="0.584807872772217" calcext:value-type="float">
            <text:p>0.584807872772217</text:p>
          </table:table-cell>
          <table:table-cell table:number-columns-repeated="3"/>
        </table:table-row>
        <table:table-row table:style-name="ro1">
          <table:table-cell office:value-type="float" office:value="64511" calcext:value-type="float">
            <text:p>64511</text:p>
          </table:table-cell>
          <table:table-cell office:value-type="float" office:value="0.587614476680756" calcext:value-type="float">
            <text:p>0.587614476680756</text:p>
          </table:table-cell>
          <table:table-cell table:number-columns-repeated="3"/>
        </table:table-row>
        <table:table-row table:style-name="ro1">
          <table:table-cell office:value-type="float" office:value="64521" calcext:value-type="float">
            <text:p>64521</text:p>
          </table:table-cell>
          <table:table-cell office:value-type="float" office:value="0.587985932826996" calcext:value-type="float">
            <text:p>0.587985932826996</text:p>
          </table:table-cell>
          <table:table-cell table:number-columns-repeated="3"/>
        </table:table-row>
        <table:table-row table:style-name="ro1">
          <table:table-cell office:value-type="float" office:value="64687" calcext:value-type="float">
            <text:p>64687</text:p>
          </table:table-cell>
          <table:table-cell office:value-type="float" office:value="0.586350858211517" calcext:value-type="float">
            <text:p>0.586350858211517</text:p>
          </table:table-cell>
          <table:table-cell table:number-columns-repeated="3"/>
        </table:table-row>
        <table:table-row table:style-name="ro1">
          <table:table-cell office:value-type="float" office:value="64889" calcext:value-type="float">
            <text:p>64889</text:p>
          </table:table-cell>
          <table:table-cell office:value-type="float" office:value="0.584204077720642" calcext:value-type="float">
            <text:p>0.584204077720642</text:p>
          </table:table-cell>
          <table:table-cell table:number-columns-repeated="3"/>
        </table:table-row>
        <table:table-row table:style-name="ro1">
          <table:table-cell office:value-type="float" office:value="65054" calcext:value-type="float">
            <text:p>65054</text:p>
          </table:table-cell>
          <table:table-cell office:value-type="float" office:value="0.58173406124115" calcext:value-type="float">
            <text:p>0.58173406124115</text:p>
          </table:table-cell>
          <table:table-cell table:number-columns-repeated="3"/>
        </table:table-row>
        <table:table-row table:style-name="ro1">
          <table:table-cell office:value-type="float" office:value="65245" calcext:value-type="float">
            <text:p>65245</text:p>
          </table:table-cell>
          <table:table-cell office:value-type="float" office:value="0.583137989044189" calcext:value-type="float">
            <text:p>0.583137989044189</text:p>
          </table:table-cell>
          <table:table-cell table:number-columns-repeated="3"/>
        </table:table-row>
        <table:table-row table:style-name="ro1">
          <table:table-cell office:value-type="float" office:value="65292" calcext:value-type="float">
            <text:p>65292</text:p>
          </table:table-cell>
          <table:table-cell office:value-type="float" office:value="0.583888709545136" calcext:value-type="float">
            <text:p>0.583888709545136</text:p>
          </table:table-cell>
          <table:table-cell table:number-columns-repeated="3"/>
        </table:table-row>
        <table:table-row table:style-name="ro1">
          <table:table-cell office:value-type="float" office:value="65375" calcext:value-type="float">
            <text:p>65375</text:p>
          </table:table-cell>
          <table:table-cell office:value-type="float" office:value="0.583916783332825" calcext:value-type="float">
            <text:p>0.583916783332825</text:p>
          </table:table-cell>
          <table:table-cell table:number-columns-repeated="3"/>
        </table:table-row>
        <table:table-row table:style-name="ro1">
          <table:table-cell office:value-type="float" office:value="65450" calcext:value-type="float">
            <text:p>65450</text:p>
          </table:table-cell>
          <table:table-cell office:value-type="float" office:value="0.585101664066315" calcext:value-type="float">
            <text:p>0.585101664066315</text:p>
          </table:table-cell>
          <table:table-cell table:number-columns-repeated="3"/>
        </table:table-row>
        <table:table-row table:style-name="ro1">
          <table:table-cell office:value-type="float" office:value="65481" calcext:value-type="float">
            <text:p>65481</text:p>
          </table:table-cell>
          <table:table-cell office:value-type="float" office:value="0.586311042308807" calcext:value-type="float">
            <text:p>0.586311042308807</text:p>
          </table:table-cell>
          <table:table-cell table:number-columns-repeated="3"/>
        </table:table-row>
        <table:table-row table:style-name="ro1">
          <table:table-cell office:value-type="float" office:value="65601" calcext:value-type="float">
            <text:p>65601</text:p>
          </table:table-cell>
          <table:table-cell office:value-type="float" office:value="0.588558375835419" calcext:value-type="float">
            <text:p>0.588558375835419</text:p>
          </table:table-cell>
          <table:table-cell table:number-columns-repeated="3"/>
        </table:table-row>
        <table:table-row table:style-name="ro1">
          <table:table-cell office:value-type="float" office:value="65643" calcext:value-type="float">
            <text:p>65643</text:p>
          </table:table-cell>
          <table:table-cell office:value-type="float" office:value="0.58787614107132" calcext:value-type="float">
            <text:p>0.58787614107132</text:p>
          </table:table-cell>
          <table:table-cell table:number-columns-repeated="3"/>
        </table:table-row>
        <table:table-row table:style-name="ro1">
          <table:table-cell office:value-type="float" office:value="65709" calcext:value-type="float">
            <text:p>65709</text:p>
          </table:table-cell>
          <table:table-cell office:value-type="float" office:value="0.588076591491699" calcext:value-type="float">
            <text:p>0.588076591491699</text:p>
          </table:table-cell>
          <table:table-cell table:number-columns-repeated="3"/>
        </table:table-row>
        <table:table-row table:style-name="ro1">
          <table:table-cell office:value-type="float" office:value="65907" calcext:value-type="float">
            <text:p>65907</text:p>
          </table:table-cell>
          <table:table-cell office:value-type="float" office:value="0.589692294597626" calcext:value-type="float">
            <text:p>0.589692294597626</text:p>
          </table:table-cell>
          <table:table-cell table:number-columns-repeated="3"/>
        </table:table-row>
        <table:table-row table:style-name="ro1">
          <table:table-cell office:value-type="float" office:value="66049" calcext:value-type="float">
            <text:p>66049</text:p>
          </table:table-cell>
          <table:table-cell office:value-type="float" office:value="0.589846730232239" calcext:value-type="float">
            <text:p>0.589846730232239</text:p>
          </table:table-cell>
          <table:table-cell table:number-columns-repeated="3"/>
        </table:table-row>
        <table:table-row table:style-name="ro1">
          <table:table-cell office:value-type="float" office:value="66298" calcext:value-type="float">
            <text:p>66298</text:p>
          </table:table-cell>
          <table:table-cell office:value-type="float" office:value="0.585047543048859" calcext:value-type="float">
            <text:p>0.585047543048859</text:p>
          </table:table-cell>
          <table:table-cell table:number-columns-repeated="3"/>
        </table:table-row>
        <table:table-row table:style-name="ro1">
          <table:table-cell office:value-type="float" office:value="66647" calcext:value-type="float">
            <text:p>66647</text:p>
          </table:table-cell>
          <table:table-cell office:value-type="float" office:value="0.585751473903656" calcext:value-type="float">
            <text:p>0.585751473903656</text:p>
          </table:table-cell>
          <table:table-cell table:number-columns-repeated="3"/>
        </table:table-row>
        <table:table-row table:style-name="ro1">
          <table:table-cell office:value-type="float" office:value="66787" calcext:value-type="float">
            <text:p>66787</text:p>
          </table:table-cell>
          <table:table-cell office:value-type="float" office:value="0.585963666439056" calcext:value-type="float">
            <text:p>0.585963666439056</text:p>
          </table:table-cell>
          <table:table-cell table:number-columns-repeated="3"/>
        </table:table-row>
        <table:table-row table:style-name="ro1">
          <table:table-cell office:value-type="float" office:value="66948" calcext:value-type="float">
            <text:p>66948</text:p>
          </table:table-cell>
          <table:table-cell office:value-type="float" office:value="0.587655127048492" calcext:value-type="float">
            <text:p>0.587655127048492</text:p>
          </table:table-cell>
          <table:table-cell table:number-columns-repeated="3"/>
        </table:table-row>
        <table:table-row table:style-name="ro1">
          <table:table-cell office:value-type="float" office:value="66976" calcext:value-type="float">
            <text:p>66976</text:p>
          </table:table-cell>
          <table:table-cell office:value-type="float" office:value="0.588102161884308" calcext:value-type="float">
            <text:p>0.588102161884308</text:p>
          </table:table-cell>
          <table:table-cell table:number-columns-repeated="3"/>
        </table:table-row>
        <table:table-row table:style-name="ro1">
          <table:table-cell office:value-type="float" office:value="67021" calcext:value-type="float">
            <text:p>67021</text:p>
          </table:table-cell>
          <table:table-cell office:value-type="float" office:value="0.589072525501251" calcext:value-type="float">
            <text:p>0.589072525501251</text:p>
          </table:table-cell>
          <table:table-cell table:number-columns-repeated="3"/>
        </table:table-row>
        <table:table-row table:style-name="ro1">
          <table:table-cell office:value-type="float" office:value="67440" calcext:value-type="float">
            <text:p>67440</text:p>
          </table:table-cell>
          <table:table-cell office:value-type="float" office:value="0.589524030685425" calcext:value-type="float">
            <text:p>0.589524030685425</text:p>
          </table:table-cell>
          <table:table-cell table:number-columns-repeated="3"/>
        </table:table-row>
        <table:table-row table:style-name="ro1">
          <table:table-cell office:value-type="float" office:value="67474" calcext:value-type="float">
            <text:p>67474</text:p>
          </table:table-cell>
          <table:table-cell office:value-type="float" office:value="0.58945894241333" calcext:value-type="float">
            <text:p>0.58945894241333</text:p>
          </table:table-cell>
          <table:table-cell table:number-columns-repeated="3"/>
        </table:table-row>
        <table:table-row table:style-name="ro1">
          <table:table-cell office:value-type="float" office:value="67513" calcext:value-type="float">
            <text:p>67513</text:p>
          </table:table-cell>
          <table:table-cell office:value-type="float" office:value="0.58947491645813" calcext:value-type="float">
            <text:p>0.58947491645813</text:p>
          </table:table-cell>
          <table:table-cell table:number-columns-repeated="3"/>
        </table:table-row>
        <table:table-row table:style-name="ro1">
          <table:table-cell office:value-type="float" office:value="68263" calcext:value-type="float">
            <text:p>68263</text:p>
          </table:table-cell>
          <table:table-cell office:value-type="float" office:value="0.591084480285645" calcext:value-type="float">
            <text:p>0.591084480285645</text:p>
          </table:table-cell>
          <table:table-cell table:number-columns-repeated="3"/>
        </table:table-row>
        <table:table-row table:style-name="ro1">
          <table:table-cell office:value-type="float" office:value="68281" calcext:value-type="float">
            <text:p>68281</text:p>
          </table:table-cell>
          <table:table-cell office:value-type="float" office:value="0.591435134410858" calcext:value-type="float">
            <text:p>0.591435134410858</text:p>
          </table:table-cell>
          <table:table-cell table:number-columns-repeated="3"/>
        </table:table-row>
        <table:table-row table:style-name="ro1">
          <table:table-cell office:value-type="float" office:value="68378" calcext:value-type="float">
            <text:p>68378</text:p>
          </table:table-cell>
          <table:table-cell office:value-type="float" office:value="0.587176978588104" calcext:value-type="float">
            <text:p>0.587176978588104</text:p>
          </table:table-cell>
          <table:table-cell table:number-columns-repeated="3"/>
        </table:table-row>
        <table:table-row table:style-name="ro1">
          <table:table-cell office:value-type="float" office:value="68429" calcext:value-type="float">
            <text:p>68429</text:p>
          </table:table-cell>
          <table:table-cell office:value-type="float" office:value="0.587966978549957" calcext:value-type="float">
            <text:p>0.587966978549957</text:p>
          </table:table-cell>
          <table:table-cell table:number-columns-repeated="3"/>
        </table:table-row>
        <table:table-row table:style-name="ro1">
          <table:table-cell office:value-type="float" office:value="68512" calcext:value-type="float">
            <text:p>68512</text:p>
          </table:table-cell>
          <table:table-cell office:value-type="float" office:value="0.590947449207306" calcext:value-type="float">
            <text:p>0.590947449207306</text:p>
          </table:table-cell>
          <table:table-cell table:number-columns-repeated="3"/>
        </table:table-row>
        <table:table-row table:style-name="ro1">
          <table:table-cell office:value-type="float" office:value="68590" calcext:value-type="float">
            <text:p>68590</text:p>
          </table:table-cell>
          <table:table-cell office:value-type="float" office:value="0.592558681964874" calcext:value-type="float">
            <text:p>0.592558681964874</text:p>
          </table:table-cell>
          <table:table-cell table:number-columns-repeated="3"/>
        </table:table-row>
        <table:table-row table:style-name="ro1">
          <table:table-cell office:value-type="float" office:value="68929" calcext:value-type="float">
            <text:p>68929</text:p>
          </table:table-cell>
          <table:table-cell office:value-type="float" office:value="0.587246716022491" calcext:value-type="float">
            <text:p>0.587246716022491</text:p>
          </table:table-cell>
          <table:table-cell table:number-columns-repeated="3"/>
        </table:table-row>
        <table:table-row table:style-name="ro1">
          <table:table-cell office:value-type="float" office:value="68988" calcext:value-type="float">
            <text:p>68988</text:p>
          </table:table-cell>
          <table:table-cell office:value-type="float" office:value="0.58699756860733" calcext:value-type="float">
            <text:p>0.58699756860733</text:p>
          </table:table-cell>
          <table:table-cell table:number-columns-repeated="3"/>
        </table:table-row>
        <table:table-row table:style-name="ro1">
          <table:table-cell office:value-type="float" office:value="69171" calcext:value-type="float">
            <text:p>69171</text:p>
          </table:table-cell>
          <table:table-cell office:value-type="float" office:value="0.587717354297638" calcext:value-type="float">
            <text:p>0.587717354297638</text:p>
          </table:table-cell>
          <table:table-cell table:number-columns-repeated="3"/>
        </table:table-row>
        <table:table-row table:style-name="ro1">
          <table:table-cell office:value-type="float" office:value="69185" calcext:value-type="float">
            <text:p>69185</text:p>
          </table:table-cell>
          <table:table-cell office:value-type="float" office:value="0.587542057037354" calcext:value-type="float">
            <text:p>0.587542057037354</text:p>
          </table:table-cell>
          <table:table-cell table:number-columns-repeated="3"/>
        </table:table-row>
        <table:table-row table:style-name="ro1">
          <table:table-cell office:value-type="float" office:value="69455" calcext:value-type="float">
            <text:p>69455</text:p>
          </table:table-cell>
          <table:table-cell office:value-type="float" office:value="0.584602355957031" calcext:value-type="float">
            <text:p>0.584602355957031</text:p>
          </table:table-cell>
          <table:table-cell table:number-columns-repeated="3"/>
        </table:table-row>
        <table:table-row table:style-name="ro1">
          <table:table-cell office:value-type="float" office:value="69476" calcext:value-type="float">
            <text:p>69476</text:p>
          </table:table-cell>
          <table:table-cell office:value-type="float" office:value="0.584161758422852" calcext:value-type="float">
            <text:p>0.584161758422852</text:p>
          </table:table-cell>
          <table:table-cell table:number-columns-repeated="3"/>
        </table:table-row>
        <table:table-row table:style-name="ro1">
          <table:table-cell office:value-type="float" office:value="69662" calcext:value-type="float">
            <text:p>69662</text:p>
          </table:table-cell>
          <table:table-cell office:value-type="float" office:value="0.584147036075592" calcext:value-type="float">
            <text:p>0.584147036075592</text:p>
          </table:table-cell>
          <table:table-cell table:number-columns-repeated="3"/>
        </table:table-row>
        <table:table-row table:style-name="ro1">
          <table:table-cell office:value-type="float" office:value="69719" calcext:value-type="float">
            <text:p>69719</text:p>
          </table:table-cell>
          <table:table-cell office:value-type="float" office:value="0.585508406162262" calcext:value-type="float">
            <text:p>0.585508406162262</text:p>
          </table:table-cell>
          <table:table-cell table:number-columns-repeated="3"/>
        </table:table-row>
        <table:table-row table:style-name="ro1">
          <table:table-cell office:value-type="float" office:value="69798" calcext:value-type="float">
            <text:p>69798</text:p>
          </table:table-cell>
          <table:table-cell office:value-type="float" office:value="0.585553228855133" calcext:value-type="float">
            <text:p>0.585553228855133</text:p>
          </table:table-cell>
          <table:table-cell table:number-columns-repeated="3"/>
        </table:table-row>
        <table:table-row table:style-name="ro1">
          <table:table-cell office:value-type="float" office:value="69915" calcext:value-type="float">
            <text:p>69915</text:p>
          </table:table-cell>
          <table:table-cell office:value-type="float" office:value="0.585561692714691" calcext:value-type="float">
            <text:p>0.585561692714691</text:p>
          </table:table-cell>
          <table:table-cell table:number-columns-repeated="3"/>
        </table:table-row>
        <table:table-row table:style-name="ro1">
          <table:table-cell office:value-type="float" office:value="70462" calcext:value-type="float">
            <text:p>70462</text:p>
          </table:table-cell>
          <table:table-cell office:value-type="float" office:value="0.584566295146942" calcext:value-type="float">
            <text:p>0.584566295146942</text:p>
          </table:table-cell>
          <table:table-cell table:number-columns-repeated="3"/>
        </table:table-row>
        <table:table-row table:style-name="ro1">
          <table:table-cell office:value-type="float" office:value="70493" calcext:value-type="float">
            <text:p>70493</text:p>
          </table:table-cell>
          <table:table-cell office:value-type="float" office:value="0.584953427314758" calcext:value-type="float">
            <text:p>0.584953427314758</text:p>
          </table:table-cell>
          <table:table-cell table:number-columns-repeated="3"/>
        </table:table-row>
        <table:table-row table:style-name="ro1">
          <table:table-cell office:value-type="float" office:value="70580" calcext:value-type="float">
            <text:p>70580</text:p>
          </table:table-cell>
          <table:table-cell office:value-type="float" office:value="0.583000898361206" calcext:value-type="float">
            <text:p>0.583000898361206</text:p>
          </table:table-cell>
          <table:table-cell table:number-columns-repeated="3"/>
        </table:table-row>
        <table:table-row table:style-name="ro1">
          <table:table-cell office:value-type="float" office:value="70656" calcext:value-type="float">
            <text:p>70656</text:p>
          </table:table-cell>
          <table:table-cell office:value-type="float" office:value="0.584393739700317" calcext:value-type="float">
            <text:p>0.584393739700317</text:p>
          </table:table-cell>
          <table:table-cell table:number-columns-repeated="3"/>
        </table:table-row>
        <table:table-row table:style-name="ro1">
          <table:table-cell office:value-type="float" office:value="70915" calcext:value-type="float">
            <text:p>70915</text:p>
          </table:table-cell>
          <table:table-cell office:value-type="float" office:value="0.591860294342041" calcext:value-type="float">
            <text:p>0.591860294342041</text:p>
          </table:table-cell>
          <table:table-cell table:number-columns-repeated="3"/>
        </table:table-row>
        <table:table-row table:style-name="ro1">
          <table:table-cell office:value-type="float" office:value="70996" calcext:value-type="float">
            <text:p>70996</text:p>
          </table:table-cell>
          <table:table-cell office:value-type="float" office:value="0.592429041862488" calcext:value-type="float">
            <text:p>0.592429041862488</text:p>
          </table:table-cell>
          <table:table-cell table:number-columns-repeated="3"/>
        </table:table-row>
        <table:table-row table:style-name="ro1">
          <table:table-cell office:value-type="float" office:value="71314" calcext:value-type="float">
            <text:p>71314</text:p>
          </table:table-cell>
          <table:table-cell office:value-type="float" office:value="0.59599107503891" calcext:value-type="float">
            <text:p>0.59599107503891</text:p>
          </table:table-cell>
          <table:table-cell table:number-columns-repeated="3"/>
        </table:table-row>
        <table:table-row table:style-name="ro1">
          <table:table-cell office:value-type="float" office:value="71428" calcext:value-type="float">
            <text:p>71428</text:p>
          </table:table-cell>
          <table:table-cell office:value-type="float" office:value="0.596620082855225" calcext:value-type="float">
            <text:p>0.596620082855225</text:p>
          </table:table-cell>
          <table:table-cell table:number-columns-repeated="3"/>
        </table:table-row>
        <table:table-row table:style-name="ro1">
          <table:table-cell office:value-type="float" office:value="71554" calcext:value-type="float">
            <text:p>71554</text:p>
          </table:table-cell>
          <table:table-cell office:value-type="float" office:value="0.597654402256012" calcext:value-type="float">
            <text:p>0.597654402256012</text:p>
          </table:table-cell>
          <table:table-cell table:number-columns-repeated="3"/>
        </table:table-row>
        <table:table-row table:style-name="ro1">
          <table:table-cell office:value-type="float" office:value="71580" calcext:value-type="float">
            <text:p>71580</text:p>
          </table:table-cell>
          <table:table-cell office:value-type="float" office:value="0.598875224590302" calcext:value-type="float">
            <text:p>0.598875224590302</text:p>
          </table:table-cell>
          <table:table-cell table:number-columns-repeated="3"/>
        </table:table-row>
        <table:table-row table:style-name="ro1">
          <table:table-cell office:value-type="float" office:value="71696" calcext:value-type="float">
            <text:p>71696</text:p>
          </table:table-cell>
          <table:table-cell office:value-type="float" office:value="0.600608110427856" calcext:value-type="float">
            <text:p>0.600608110427856</text:p>
          </table:table-cell>
          <table:table-cell table:number-columns-repeated="3"/>
        </table:table-row>
        <table:table-row table:style-name="ro1">
          <table:table-cell office:value-type="float" office:value="71850" calcext:value-type="float">
            <text:p>71850</text:p>
          </table:table-cell>
          <table:table-cell office:value-type="float" office:value="0.598337650299072" calcext:value-type="float">
            <text:p>0.598337650299072</text:p>
          </table:table-cell>
          <table:table-cell table:number-columns-repeated="3"/>
        </table:table-row>
        <table:table-row table:style-name="ro1">
          <table:table-cell office:value-type="float" office:value="71906" calcext:value-type="float">
            <text:p>71906</text:p>
          </table:table-cell>
          <table:table-cell office:value-type="float" office:value="0.59769743680954" calcext:value-type="float">
            <text:p>0.59769743680954</text:p>
          </table:table-cell>
          <table:table-cell table:number-columns-repeated="3"/>
        </table:table-row>
        <table:table-row table:style-name="ro1">
          <table:table-cell office:value-type="float" office:value="71957" calcext:value-type="float">
            <text:p>71957</text:p>
          </table:table-cell>
          <table:table-cell office:value-type="float" office:value="0.596637725830078" calcext:value-type="float">
            <text:p>0.596637725830078</text:p>
          </table:table-cell>
          <table:table-cell table:number-columns-repeated="3"/>
        </table:table-row>
        <table:table-row table:style-name="ro1">
          <table:table-cell office:value-type="float" office:value="71979" calcext:value-type="float">
            <text:p>71979</text:p>
          </table:table-cell>
          <table:table-cell office:value-type="float" office:value="0.597132921218872" calcext:value-type="float">
            <text:p>0.597132921218872</text:p>
          </table:table-cell>
          <table:table-cell table:number-columns-repeated="3"/>
        </table:table-row>
        <table:table-row table:style-name="ro1">
          <table:table-cell office:value-type="float" office:value="72012" calcext:value-type="float">
            <text:p>72012</text:p>
          </table:table-cell>
          <table:table-cell office:value-type="float" office:value="0.597735285758972" calcext:value-type="float">
            <text:p>0.597735285758972</text:p>
          </table:table-cell>
          <table:table-cell table:number-columns-repeated="3"/>
        </table:table-row>
        <table:table-row table:style-name="ro1">
          <table:table-cell office:value-type="float" office:value="72037" calcext:value-type="float">
            <text:p>72037</text:p>
          </table:table-cell>
          <table:table-cell office:value-type="float" office:value="0.596611082553864" calcext:value-type="float">
            <text:p>0.596611082553864</text:p>
          </table:table-cell>
          <table:table-cell table:number-columns-repeated="3"/>
        </table:table-row>
        <table:table-row table:style-name="ro1">
          <table:table-cell office:value-type="float" office:value="72275" calcext:value-type="float">
            <text:p>72275</text:p>
          </table:table-cell>
          <table:table-cell office:value-type="float" office:value="0.60187029838562" calcext:value-type="float">
            <text:p>0.60187029838562</text:p>
          </table:table-cell>
          <table:table-cell table:number-columns-repeated="3"/>
        </table:table-row>
        <table:table-row table:style-name="ro1">
          <table:table-cell office:value-type="float" office:value="72297" calcext:value-type="float">
            <text:p>72297</text:p>
          </table:table-cell>
          <table:table-cell office:value-type="float" office:value="0.601473927497864" calcext:value-type="float">
            <text:p>0.601473927497864</text:p>
          </table:table-cell>
          <table:table-cell table:number-columns-repeated="3"/>
        </table:table-row>
        <table:table-row table:style-name="ro1">
          <table:table-cell office:value-type="float" office:value="72299" calcext:value-type="float">
            <text:p>72299</text:p>
          </table:table-cell>
          <table:table-cell office:value-type="float" office:value="0.601406753063202" calcext:value-type="float">
            <text:p>0.601406753063202</text:p>
          </table:table-cell>
          <table:table-cell table:number-columns-repeated="3"/>
        </table:table-row>
        <table:table-row table:style-name="ro1">
          <table:table-cell office:value-type="float" office:value="72401" calcext:value-type="float">
            <text:p>72401</text:p>
          </table:table-cell>
          <table:table-cell office:value-type="float" office:value="0.60269832611084" calcext:value-type="float">
            <text:p>0.60269832611084</text:p>
          </table:table-cell>
          <table:table-cell table:number-columns-repeated="3"/>
        </table:table-row>
        <table:table-row table:style-name="ro1">
          <table:table-cell office:value-type="float" office:value="72404" calcext:value-type="float">
            <text:p>72404</text:p>
          </table:table-cell>
          <table:table-cell office:value-type="float" office:value="0.60282289981842" calcext:value-type="float">
            <text:p>0.60282289981842</text:p>
          </table:table-cell>
          <table:table-cell table:number-columns-repeated="3"/>
        </table:table-row>
        <table:table-row table:style-name="ro1">
          <table:table-cell office:value-type="float" office:value="72558" calcext:value-type="float">
            <text:p>72558</text:p>
          </table:table-cell>
          <table:table-cell office:value-type="float" office:value="0.60124933719635" calcext:value-type="float">
            <text:p>0.60124933719635</text:p>
          </table:table-cell>
          <table:table-cell table:number-columns-repeated="3"/>
        </table:table-row>
        <table:table-row table:style-name="ro1">
          <table:table-cell office:value-type="float" office:value="72723" calcext:value-type="float">
            <text:p>72723</text:p>
          </table:table-cell>
          <table:table-cell office:value-type="float" office:value="0.604803681373596" calcext:value-type="float">
            <text:p>0.604803681373596</text:p>
          </table:table-cell>
          <table:table-cell table:number-columns-repeated="3"/>
        </table:table-row>
        <table:table-row table:style-name="ro1">
          <table:table-cell office:value-type="float" office:value="72873" calcext:value-type="float">
            <text:p>72873</text:p>
          </table:table-cell>
          <table:table-cell office:value-type="float" office:value="0.608618378639221" calcext:value-type="float">
            <text:p>0.608618378639221</text:p>
          </table:table-cell>
          <table:table-cell table:number-columns-repeated="3"/>
        </table:table-row>
        <table:table-row table:style-name="ro1">
          <table:table-cell office:value-type="float" office:value="73009" calcext:value-type="float">
            <text:p>73009</text:p>
          </table:table-cell>
          <table:table-cell office:value-type="float" office:value="0.613621056079865" calcext:value-type="float">
            <text:p>0.613621056079865</text:p>
          </table:table-cell>
          <table:table-cell table:number-columns-repeated="3"/>
        </table:table-row>
        <table:table-row table:style-name="ro1">
          <table:table-cell office:value-type="float" office:value="73179" calcext:value-type="float">
            <text:p>73179</text:p>
          </table:table-cell>
          <table:table-cell office:value-type="float" office:value="0.611736178398132" calcext:value-type="float">
            <text:p>0.611736178398132</text:p>
          </table:table-cell>
          <table:table-cell table:number-columns-repeated="3"/>
        </table:table-row>
        <table:table-row table:style-name="ro1">
          <table:table-cell office:value-type="float" office:value="73318" calcext:value-type="float">
            <text:p>73318</text:p>
          </table:table-cell>
          <table:table-cell office:value-type="float" office:value="0.614560723304749" calcext:value-type="float">
            <text:p>0.614560723304749</text:p>
          </table:table-cell>
          <table:table-cell table:number-columns-repeated="3"/>
        </table:table-row>
        <table:table-row table:style-name="ro1">
          <table:table-cell office:value-type="float" office:value="73789" calcext:value-type="float">
            <text:p>73789</text:p>
          </table:table-cell>
          <table:table-cell office:value-type="float" office:value="0.617171049118042" calcext:value-type="float">
            <text:p>0.617171049118042</text:p>
          </table:table-cell>
          <table:table-cell table:number-columns-repeated="3"/>
        </table:table-row>
        <table:table-row table:style-name="ro1">
          <table:table-cell office:value-type="float" office:value="73794" calcext:value-type="float">
            <text:p>73794</text:p>
          </table:table-cell>
          <table:table-cell office:value-type="float" office:value="0.617471992969513" calcext:value-type="float">
            <text:p>0.617471992969513</text:p>
          </table:table-cell>
          <table:table-cell table:number-columns-repeated="3"/>
        </table:table-row>
        <table:table-row table:style-name="ro1">
          <table:table-cell office:value-type="float" office:value="73841" calcext:value-type="float">
            <text:p>73841</text:p>
          </table:table-cell>
          <table:table-cell office:value-type="float" office:value="0.618424952030182" calcext:value-type="float">
            <text:p>0.618424952030182</text:p>
          </table:table-cell>
          <table:table-cell table:number-columns-repeated="3"/>
        </table:table-row>
        <table:table-row table:style-name="ro1">
          <table:table-cell office:value-type="float" office:value="73901" calcext:value-type="float">
            <text:p>73901</text:p>
          </table:table-cell>
          <table:table-cell office:value-type="float" office:value="0.618599772453308" calcext:value-type="float">
            <text:p>0.618599772453308</text:p>
          </table:table-cell>
          <table:table-cell table:number-columns-repeated="3"/>
        </table:table-row>
        <table:table-row table:style-name="ro1">
          <table:table-cell office:value-type="float" office:value="73924" calcext:value-type="float">
            <text:p>73924</text:p>
          </table:table-cell>
          <table:table-cell office:value-type="float" office:value="0.619419991970062" calcext:value-type="float">
            <text:p>0.619419991970062</text:p>
          </table:table-cell>
          <table:table-cell table:number-columns-repeated="3"/>
        </table:table-row>
        <table:table-row table:style-name="ro1">
          <table:table-cell office:value-type="float" office:value="74011" calcext:value-type="float">
            <text:p>74011</text:p>
          </table:table-cell>
          <table:table-cell office:value-type="float" office:value="0.61737447977066" calcext:value-type="float">
            <text:p>0.61737447977066</text:p>
          </table:table-cell>
          <table:table-cell table:number-columns-repeated="3"/>
        </table:table-row>
        <table:table-row table:style-name="ro1">
          <table:table-cell office:value-type="float" office:value="74187" calcext:value-type="float">
            <text:p>74187</text:p>
          </table:table-cell>
          <table:table-cell office:value-type="float" office:value="0.61736249923706" calcext:value-type="float">
            <text:p>0.61736249923706</text:p>
          </table:table-cell>
          <table:table-cell table:number-columns-repeated="3"/>
        </table:table-row>
        <table:table-row table:style-name="ro1">
          <table:table-cell office:value-type="float" office:value="74194" calcext:value-type="float">
            <text:p>74194</text:p>
          </table:table-cell>
          <table:table-cell office:value-type="float" office:value="0.617330014705658" calcext:value-type="float">
            <text:p>0.617330014705658</text:p>
          </table:table-cell>
          <table:table-cell table:number-columns-repeated="3"/>
        </table:table-row>
        <table:table-row table:style-name="ro1">
          <table:table-cell office:value-type="float" office:value="74865" calcext:value-type="float">
            <text:p>74865</text:p>
          </table:table-cell>
          <table:table-cell office:value-type="float" office:value="0.62459135055542" calcext:value-type="float">
            <text:p>0.62459135055542</text:p>
          </table:table-cell>
          <table:table-cell table:number-columns-repeated="3"/>
        </table:table-row>
        <table:table-row table:style-name="ro1">
          <table:table-cell office:value-type="float" office:value="74901" calcext:value-type="float">
            <text:p>74901</text:p>
          </table:table-cell>
          <table:table-cell office:value-type="float" office:value="0.625509560108185" calcext:value-type="float">
            <text:p>0.625509560108185</text:p>
          </table:table-cell>
          <table:table-cell table:number-columns-repeated="3"/>
        </table:table-row>
        <table:table-row table:style-name="ro1">
          <table:table-cell office:value-type="float" office:value="75140" calcext:value-type="float">
            <text:p>75140</text:p>
          </table:table-cell>
          <table:table-cell office:value-type="float" office:value="0.628300666809082" calcext:value-type="float">
            <text:p>0.628300666809082</text:p>
          </table:table-cell>
          <table:table-cell table:number-columns-repeated="3"/>
        </table:table-row>
        <table:table-row table:style-name="ro1">
          <table:table-cell office:value-type="float" office:value="75171" calcext:value-type="float">
            <text:p>75171</text:p>
          </table:table-cell>
          <table:table-cell office:value-type="float" office:value="0.629967212677002" calcext:value-type="float">
            <text:p>0.629967212677002</text:p>
          </table:table-cell>
          <table:table-cell table:number-columns-repeated="3"/>
        </table:table-row>
        <table:table-row table:style-name="ro1">
          <table:table-cell office:value-type="float" office:value="75469" calcext:value-type="float">
            <text:p>75469</text:p>
          </table:table-cell>
          <table:table-cell office:value-type="float" office:value="0.631594657897949" calcext:value-type="float">
            <text:p>0.631594657897949</text:p>
          </table:table-cell>
          <table:table-cell table:number-columns-repeated="3"/>
        </table:table-row>
        <table:table-row table:style-name="ro1">
          <table:table-cell office:value-type="float" office:value="75487" calcext:value-type="float">
            <text:p>75487</text:p>
          </table:table-cell>
          <table:table-cell office:value-type="float" office:value="0.63158643245697" calcext:value-type="float">
            <text:p>0.63158643245697</text:p>
          </table:table-cell>
          <table:table-cell table:number-columns-repeated="3"/>
        </table:table-row>
        <table:table-row table:style-name="ro1">
          <table:table-cell office:value-type="float" office:value="75567" calcext:value-type="float">
            <text:p>75567</text:p>
          </table:table-cell>
          <table:table-cell office:value-type="float" office:value="0.632191956043243" calcext:value-type="float">
            <text:p>0.632191956043243</text:p>
          </table:table-cell>
          <table:table-cell table:number-columns-repeated="3"/>
        </table:table-row>
        <table:table-row table:style-name="ro1">
          <table:table-cell office:value-type="float" office:value="75697" calcext:value-type="float">
            <text:p>75697</text:p>
          </table:table-cell>
          <table:table-cell office:value-type="float" office:value="0.633238673210144" calcext:value-type="float">
            <text:p>0.633238673210144</text:p>
          </table:table-cell>
          <table:table-cell table:number-columns-repeated="3"/>
        </table:table-row>
        <table:table-row table:style-name="ro1">
          <table:table-cell office:value-type="float" office:value="75928" calcext:value-type="float">
            <text:p>75928</text:p>
          </table:table-cell>
          <table:table-cell office:value-type="float" office:value="0.63906317949295" calcext:value-type="float">
            <text:p>0.63906317949295</text:p>
          </table:table-cell>
          <table:table-cell table:number-columns-repeated="3"/>
        </table:table-row>
        <table:table-row table:style-name="ro1">
          <table:table-cell office:value-type="float" office:value="76056" calcext:value-type="float">
            <text:p>76056</text:p>
          </table:table-cell>
          <table:table-cell office:value-type="float" office:value="0.641740500926971" calcext:value-type="float">
            <text:p>0.641740500926971</text:p>
          </table:table-cell>
          <table:table-cell table:number-columns-repeated="3"/>
        </table:table-row>
        <table:table-row table:style-name="ro1">
          <table:table-cell office:value-type="float" office:value="76099" calcext:value-type="float">
            <text:p>76099</text:p>
          </table:table-cell>
          <table:table-cell office:value-type="float" office:value="0.642626881599426" calcext:value-type="float">
            <text:p>0.642626881599426</text:p>
          </table:table-cell>
          <table:table-cell table:number-columns-repeated="3"/>
        </table:table-row>
        <table:table-row table:style-name="ro1">
          <table:table-cell office:value-type="float" office:value="76218" calcext:value-type="float">
            <text:p>76218</text:p>
          </table:table-cell>
          <table:table-cell office:value-type="float" office:value="0.643659293651581" calcext:value-type="float">
            <text:p>0.643659293651581</text:p>
          </table:table-cell>
          <table:table-cell table:number-columns-repeated="3"/>
        </table:table-row>
        <table:table-row table:style-name="ro1">
          <table:table-cell office:value-type="float" office:value="76431" calcext:value-type="float">
            <text:p>76431</text:p>
          </table:table-cell>
          <table:table-cell office:value-type="float" office:value="0.64227682352066" calcext:value-type="float">
            <text:p>0.64227682352066</text:p>
          </table:table-cell>
          <table:table-cell table:number-columns-repeated="3"/>
        </table:table-row>
        <table:table-row table:style-name="ro1">
          <table:table-cell office:value-type="float" office:value="76482" calcext:value-type="float">
            <text:p>76482</text:p>
          </table:table-cell>
          <table:table-cell office:value-type="float" office:value="0.643798291683197" calcext:value-type="float">
            <text:p>0.643798291683197</text:p>
          </table:table-cell>
          <table:table-cell table:number-columns-repeated="3"/>
        </table:table-row>
        <table:table-row table:style-name="ro1">
          <table:table-cell office:value-type="float" office:value="76626" calcext:value-type="float">
            <text:p>76626</text:p>
          </table:table-cell>
          <table:table-cell office:value-type="float" office:value="0.643006563186646" calcext:value-type="float">
            <text:p>0.643006563186646</text:p>
          </table:table-cell>
          <table:table-cell table:number-columns-repeated="3"/>
        </table:table-row>
        <table:table-row table:style-name="ro1">
          <table:table-cell office:value-type="float" office:value="76673" calcext:value-type="float">
            <text:p>76673</text:p>
          </table:table-cell>
          <table:table-cell office:value-type="float" office:value="0.643235564231873" calcext:value-type="float">
            <text:p>0.643235564231873</text:p>
          </table:table-cell>
          <table:table-cell table:number-columns-repeated="3"/>
        </table:table-row>
        <table:table-row table:style-name="ro1">
          <table:table-cell office:value-type="float" office:value="76705" calcext:value-type="float">
            <text:p>76705</text:p>
          </table:table-cell>
          <table:table-cell office:value-type="float" office:value="0.645047187805176" calcext:value-type="float">
            <text:p>0.645047187805176</text:p>
          </table:table-cell>
          <table:table-cell table:number-columns-repeated="3"/>
        </table:table-row>
        <table:table-row table:style-name="ro1">
          <table:table-cell office:value-type="float" office:value="76790" calcext:value-type="float">
            <text:p>76790</text:p>
          </table:table-cell>
          <table:table-cell office:value-type="float" office:value="0.647774755954742" calcext:value-type="float">
            <text:p>0.647774755954742</text:p>
          </table:table-cell>
          <table:table-cell table:number-columns-repeated="3"/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float" office:value="0.652026176452637" calcext:value-type="float">
            <text:p>0.652026176452637</text:p>
          </table:table-cell>
          <table:table-cell table:number-columns-repeated="3"/>
        </table:table-row>
        <table:table-row table:style-name="ro1">
          <table:table-cell office:value-type="float" office:value="76913" calcext:value-type="float">
            <text:p>76913</text:p>
          </table:table-cell>
          <table:table-cell office:value-type="float" office:value="0.652670860290527" calcext:value-type="float">
            <text:p>0.652670860290527</text:p>
          </table:table-cell>
          <table:table-cell table:number-columns-repeated="3"/>
        </table:table-row>
        <table:table-row table:style-name="ro1">
          <table:table-cell office:value-type="float" office:value="76924" calcext:value-type="float">
            <text:p>76924</text:p>
          </table:table-cell>
          <table:table-cell office:value-type="float" office:value="0.653429508209229" calcext:value-type="float">
            <text:p>0.653429508209229</text:p>
          </table:table-cell>
          <table:table-cell table:number-columns-repeated="3"/>
        </table:table-row>
        <table:table-row table:style-name="ro1">
          <table:table-cell office:value-type="float" office:value="77198" calcext:value-type="float">
            <text:p>77198</text:p>
          </table:table-cell>
          <table:table-cell office:value-type="float" office:value="0.661781311035156" calcext:value-type="float">
            <text:p>0.661781311035156</text:p>
          </table:table-cell>
          <table:table-cell table:number-columns-repeated="3"/>
        </table:table-row>
        <table:table-row table:style-name="ro1">
          <table:table-cell office:value-type="float" office:value="77324" calcext:value-type="float">
            <text:p>77324</text:p>
          </table:table-cell>
          <table:table-cell office:value-type="float" office:value="0.660324692726135" calcext:value-type="float">
            <text:p>0.660324692726135</text:p>
          </table:table-cell>
          <table:table-cell table:number-columns-repeated="3"/>
        </table:table-row>
        <table:table-row table:style-name="ro1">
          <table:table-cell office:value-type="float" office:value="77460" calcext:value-type="float">
            <text:p>77460</text:p>
          </table:table-cell>
          <table:table-cell office:value-type="float" office:value="0.662672221660614" calcext:value-type="float">
            <text:p>0.662672221660614</text:p>
          </table:table-cell>
          <table:table-cell table:number-columns-repeated="3"/>
        </table:table-row>
        <table:table-row table:style-name="ro1">
          <table:table-cell office:value-type="float" office:value="77530" calcext:value-type="float">
            <text:p>77530</text:p>
          </table:table-cell>
          <table:table-cell office:value-type="float" office:value="0.662415981292725" calcext:value-type="float">
            <text:p>0.662415981292725</text:p>
          </table:table-cell>
          <table:table-cell table:number-columns-repeated="3"/>
        </table:table-row>
        <table:table-row table:style-name="ro1">
          <table:table-cell office:value-type="float" office:value="77643" calcext:value-type="float">
            <text:p>77643</text:p>
          </table:table-cell>
          <table:table-cell office:value-type="float" office:value="0.664894223213196" calcext:value-type="float">
            <text:p>0.664894223213196</text:p>
          </table:table-cell>
          <table:table-cell table:number-columns-repeated="3"/>
        </table:table-row>
        <table:table-row table:style-name="ro1">
          <table:table-cell office:value-type="float" office:value="77802" calcext:value-type="float">
            <text:p>77802</text:p>
          </table:table-cell>
          <table:table-cell office:value-type="float" office:value="0.664955317974091" calcext:value-type="float">
            <text:p>0.664955317974091</text:p>
          </table:table-cell>
          <table:table-cell table:number-columns-repeated="3"/>
        </table:table-row>
        <table:table-row table:style-name="ro1">
          <table:table-cell office:value-type="float" office:value="77901" calcext:value-type="float">
            <text:p>77901</text:p>
          </table:table-cell>
          <table:table-cell office:value-type="float" office:value="0.667829692363739" calcext:value-type="float">
            <text:p>0.667829692363739</text:p>
          </table:table-cell>
          <table:table-cell table:number-columns-repeated="3"/>
        </table:table-row>
        <table:table-row table:style-name="ro1">
          <table:table-cell office:value-type="float" office:value="78135" calcext:value-type="float">
            <text:p>78135</text:p>
          </table:table-cell>
          <table:table-cell office:value-type="float" office:value="0.671276748180389" calcext:value-type="float">
            <text:p>0.671276748180389</text:p>
          </table:table-cell>
          <table:table-cell table:number-columns-repeated="3"/>
        </table:table-row>
        <table:table-row table:style-name="ro1">
          <table:table-cell office:value-type="float" office:value="78208" calcext:value-type="float">
            <text:p>78208</text:p>
          </table:table-cell>
          <table:table-cell office:value-type="float" office:value="0.673993408679962" calcext:value-type="float">
            <text:p>0.673993408679962</text:p>
          </table:table-cell>
          <table:table-cell table:number-columns-repeated="3"/>
        </table:table-row>
        <table:table-row table:style-name="ro1">
          <table:table-cell office:value-type="float" office:value="78265" calcext:value-type="float">
            <text:p>78265</text:p>
          </table:table-cell>
          <table:table-cell office:value-type="float" office:value="0.676494896411896" calcext:value-type="float">
            <text:p>0.676494896411896</text:p>
          </table:table-cell>
          <table:table-cell table:number-columns-repeated="3"/>
        </table:table-row>
        <table:table-row table:style-name="ro1">
          <table:table-cell office:value-type="float" office:value="78775" calcext:value-type="float">
            <text:p>78775</text:p>
          </table:table-cell>
          <table:table-cell office:value-type="float" office:value="0.687282621860504" calcext:value-type="float">
            <text:p>0.687282621860504</text:p>
          </table:table-cell>
          <table:table-cell table:number-columns-repeated="3"/>
        </table:table-row>
        <table:table-row table:style-name="ro1">
          <table:table-cell office:value-type="float" office:value="78843" calcext:value-type="float">
            <text:p>78843</text:p>
          </table:table-cell>
          <table:table-cell office:value-type="float" office:value="0.688438594341278" calcext:value-type="float">
            <text:p>0.688438594341278</text:p>
          </table:table-cell>
          <table:table-cell table:number-columns-repeated="3"/>
        </table:table-row>
        <table:table-row table:style-name="ro1">
          <table:table-cell office:value-type="float" office:value="78920" calcext:value-type="float">
            <text:p>78920</text:p>
          </table:table-cell>
          <table:table-cell office:value-type="float" office:value="0.691490650177002" calcext:value-type="float">
            <text:p>0.691490650177002</text:p>
          </table:table-cell>
          <table:table-cell table:number-columns-repeated="3"/>
        </table:table-row>
        <table:table-row table:style-name="ro1">
          <table:table-cell office:value-type="float" office:value="78934" calcext:value-type="float">
            <text:p>78934</text:p>
          </table:table-cell>
          <table:table-cell office:value-type="float" office:value="0.691014170646668" calcext:value-type="float">
            <text:p>0.691014170646668</text:p>
          </table:table-cell>
          <table:table-cell table:number-columns-repeated="3"/>
        </table:table-row>
        <table:table-row table:style-name="ro1">
          <table:table-cell office:value-type="float" office:value="78973" calcext:value-type="float">
            <text:p>78973</text:p>
          </table:table-cell>
          <table:table-cell office:value-type="float" office:value="0.690206646919251" calcext:value-type="float">
            <text:p>0.690206646919251</text:p>
          </table:table-cell>
          <table:table-cell table:number-columns-repeated="3"/>
        </table:table-row>
        <table:table-row table:style-name="ro1">
          <table:table-cell office:value-type="float" office:value="79005" calcext:value-type="float">
            <text:p>79005</text:p>
          </table:table-cell>
          <table:table-cell office:value-type="float" office:value="0.691475033760071" calcext:value-type="float">
            <text:p>0.691475033760071</text:p>
          </table:table-cell>
          <table:table-cell table:number-columns-repeated="3"/>
        </table:table-row>
        <table:table-row table:style-name="ro1">
          <table:table-cell office:value-type="float" office:value="79309" calcext:value-type="float">
            <text:p>79309</text:p>
          </table:table-cell>
          <table:table-cell office:value-type="float" office:value="0.700030744075775" calcext:value-type="float">
            <text:p>0.700030744075775</text:p>
          </table:table-cell>
          <table:table-cell table:number-columns-repeated="3"/>
        </table:table-row>
        <table:table-row table:style-name="ro1">
          <table:table-cell office:value-type="float" office:value="79418" calcext:value-type="float">
            <text:p>79418</text:p>
          </table:table-cell>
          <table:table-cell office:value-type="float" office:value="0.707101702690125" calcext:value-type="float">
            <text:p>0.707101702690125</text:p>
          </table:table-cell>
          <table:table-cell table:number-columns-repeated="3"/>
        </table:table-row>
        <table:table-row table:style-name="ro1">
          <table:table-cell office:value-type="float" office:value="79597" calcext:value-type="float">
            <text:p>79597</text:p>
          </table:table-cell>
          <table:table-cell office:value-type="float" office:value="0.708729445934296" calcext:value-type="float">
            <text:p>0.708729445934296</text:p>
          </table:table-cell>
          <table:table-cell table:number-columns-repeated="3"/>
        </table:table-row>
        <table:table-row table:style-name="ro1">
          <table:table-cell office:value-type="float" office:value="79620" calcext:value-type="float">
            <text:p>79620</text:p>
          </table:table-cell>
          <table:table-cell office:value-type="float" office:value="0.709955215454102" calcext:value-type="float">
            <text:p>0.709955215454102</text:p>
          </table:table-cell>
          <table:table-cell table:number-columns-repeated="3"/>
        </table:table-row>
        <table:table-row table:style-name="ro1">
          <table:table-cell office:value-type="float" office:value="79812" calcext:value-type="float">
            <text:p>79812</text:p>
          </table:table-cell>
          <table:table-cell office:value-type="float" office:value="0.711686372756958" calcext:value-type="float">
            <text:p>0.711686372756958</text:p>
          </table:table-cell>
          <table:table-cell table:number-columns-repeated="3"/>
        </table:table-row>
        <table:table-row table:style-name="ro1">
          <table:table-cell office:value-type="float" office:value="79975" calcext:value-type="float">
            <text:p>79975</text:p>
          </table:table-cell>
          <table:table-cell office:value-type="float" office:value="0.706893384456635" calcext:value-type="float">
            <text:p>0.706893384456635</text:p>
          </table:table-cell>
          <table:table-cell table:number-columns-repeated="3"/>
        </table:table-row>
        <table:table-row table:style-name="ro1">
          <table:table-cell office:value-type="float" office:value="79998" calcext:value-type="float">
            <text:p>79998</text:p>
          </table:table-cell>
          <table:table-cell office:value-type="float" office:value="0.707580268383026" calcext:value-type="float">
            <text:p>0.707580268383026</text:p>
          </table:table-cell>
          <table:table-cell table:number-columns-repeated="3"/>
        </table:table-row>
        <table:table-row table:style-name="ro1">
          <table:table-cell office:value-type="float" office:value="80031" calcext:value-type="float">
            <text:p>80031</text:p>
          </table:table-cell>
          <table:table-cell office:value-type="float" office:value="0.707727372646332" calcext:value-type="float">
            <text:p>0.707727372646332</text:p>
          </table:table-cell>
          <table:table-cell table:number-columns-repeated="3"/>
        </table:table-row>
        <table:table-row table:style-name="ro1">
          <table:table-cell office:value-type="float" office:value="80035" calcext:value-type="float">
            <text:p>80035</text:p>
          </table:table-cell>
          <table:table-cell office:value-type="float" office:value="0.707760989665985" calcext:value-type="float">
            <text:p>0.707760989665985</text:p>
          </table:table-cell>
          <table:table-cell table:number-columns-repeated="3"/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0.705099284648895" calcext:value-type="float">
            <text:p>0.705099284648895</text:p>
          </table:table-cell>
          <table:table-cell table:number-columns-repeated="3"/>
        </table:table-row>
        <table:table-row table:style-name="ro1">
          <table:table-cell office:value-type="float" office:value="80165" calcext:value-type="float">
            <text:p>80165</text:p>
          </table:table-cell>
          <table:table-cell office:value-type="float" office:value="0.706338822841644" calcext:value-type="float">
            <text:p>0.706338822841644</text:p>
          </table:table-cell>
          <table:table-cell table:number-columns-repeated="3"/>
        </table:table-row>
        <table:table-row table:style-name="ro1">
          <table:table-cell office:value-type="float" office:value="80390" calcext:value-type="float">
            <text:p>80390</text:p>
          </table:table-cell>
          <table:table-cell office:value-type="float" office:value="0.703283846378326" calcext:value-type="float">
            <text:p>0.703283846378326</text:p>
          </table:table-cell>
          <table:table-cell table:number-columns-repeated="3"/>
        </table:table-row>
        <table:table-row table:style-name="ro1">
          <table:table-cell office:value-type="float" office:value="80406" calcext:value-type="float">
            <text:p>80406</text:p>
          </table:table-cell>
          <table:table-cell office:value-type="float" office:value="0.703610777854919" calcext:value-type="float">
            <text:p>0.703610777854919</text:p>
          </table:table-cell>
          <table:table-cell table:number-columns-repeated="3"/>
        </table:table-row>
        <table:table-row table:style-name="ro1">
          <table:table-cell office:value-type="float" office:value="80550" calcext:value-type="float">
            <text:p>80550</text:p>
          </table:table-cell>
          <table:table-cell office:value-type="float" office:value="0.705854952335358" calcext:value-type="float">
            <text:p>0.705854952335358</text:p>
          </table:table-cell>
          <table:table-cell table:number-columns-repeated="3"/>
        </table:table-row>
        <table:table-row table:style-name="ro1">
          <table:table-cell office:value-type="float" office:value="80576" calcext:value-type="float">
            <text:p>80576</text:p>
          </table:table-cell>
          <table:table-cell office:value-type="float" office:value="0.707083106040955" calcext:value-type="float">
            <text:p>0.707083106040955</text:p>
          </table:table-cell>
          <table:table-cell table:number-columns-repeated="3"/>
        </table:table-row>
        <table:table-row table:style-name="ro1">
          <table:table-cell office:value-type="float" office:value="80613" calcext:value-type="float">
            <text:p>80613</text:p>
          </table:table-cell>
          <table:table-cell office:value-type="float" office:value="0.706503331661224" calcext:value-type="float">
            <text:p>0.706503331661224</text:p>
          </table:table-cell>
          <table:table-cell table:number-columns-repeated="3"/>
        </table:table-row>
        <table:table-row table:style-name="ro1">
          <table:table-cell office:value-type="float" office:value="80826" calcext:value-type="float">
            <text:p>80826</text:p>
          </table:table-cell>
          <table:table-cell office:value-type="float" office:value="0.710453867912293" calcext:value-type="float">
            <text:p>0.710453867912293</text:p>
          </table:table-cell>
          <table:table-cell table:number-columns-repeated="3"/>
        </table:table-row>
        <table:table-row table:style-name="ro1">
          <table:table-cell office:value-type="float" office:value="80996" calcext:value-type="float">
            <text:p>80996</text:p>
          </table:table-cell>
          <table:table-cell office:value-type="float" office:value="0.712719619274139" calcext:value-type="float">
            <text:p>0.712719619274139</text:p>
          </table:table-cell>
          <table:table-cell table:number-columns-repeated="3"/>
        </table:table-row>
        <table:table-row table:style-name="ro1">
          <table:table-cell office:value-type="float" office:value="81015" calcext:value-type="float">
            <text:p>81015</text:p>
          </table:table-cell>
          <table:table-cell office:value-type="float" office:value="0.711548030376434" calcext:value-type="float">
            <text:p>0.711548030376434</text:p>
          </table:table-cell>
          <table:table-cell table:number-columns-repeated="3"/>
        </table:table-row>
        <table:table-row table:style-name="ro1">
          <table:table-cell office:value-type="float" office:value="81117" calcext:value-type="float">
            <text:p>81117</text:p>
          </table:table-cell>
          <table:table-cell office:value-type="float" office:value="0.710886120796204" calcext:value-type="float">
            <text:p>0.710886120796204</text:p>
          </table:table-cell>
          <table:table-cell table:number-columns-repeated="3"/>
        </table:table-row>
        <table:table-row table:style-name="ro1">
          <table:table-cell office:value-type="float" office:value="81381" calcext:value-type="float">
            <text:p>81381</text:p>
          </table:table-cell>
          <table:table-cell office:value-type="float" office:value="0.715396642684937" calcext:value-type="float">
            <text:p>0.715396642684937</text:p>
          </table:table-cell>
          <table:table-cell table:number-columns-repeated="3"/>
        </table:table-row>
        <table:table-row table:style-name="ro1">
          <table:table-cell office:value-type="float" office:value="81494" calcext:value-type="float">
            <text:p>81494</text:p>
          </table:table-cell>
          <table:table-cell office:value-type="float" office:value="0.717761874198914" calcext:value-type="float">
            <text:p>0.717761874198914</text:p>
          </table:table-cell>
          <table:table-cell table:number-columns-repeated="3"/>
        </table:table-row>
        <table:table-row table:style-name="ro1">
          <table:table-cell office:value-type="float" office:value="81529" calcext:value-type="float">
            <text:p>81529</text:p>
          </table:table-cell>
          <table:table-cell office:value-type="float" office:value="0.718198359012604" calcext:value-type="float">
            <text:p>0.718198359012604</text:p>
          </table:table-cell>
          <table:table-cell table:number-columns-repeated="3"/>
        </table:table-row>
        <table:table-row table:style-name="ro1">
          <table:table-cell office:value-type="float" office:value="81952" calcext:value-type="float">
            <text:p>81952</text:p>
          </table:table-cell>
          <table:table-cell office:value-type="float" office:value="0.712537586688995" calcext:value-type="float">
            <text:p>0.712537586688995</text:p>
          </table:table-cell>
          <table:table-cell table:number-columns-repeated="3"/>
        </table:table-row>
        <table:table-row table:style-name="ro1">
          <table:table-cell office:value-type="float" office:value="82080" calcext:value-type="float">
            <text:p>82080</text:p>
          </table:table-cell>
          <table:table-cell office:value-type="float" office:value="0.714635968208313" calcext:value-type="float">
            <text:p>0.714635968208313</text:p>
          </table:table-cell>
          <table:table-cell table:number-columns-repeated="3"/>
        </table:table-row>
        <table:table-row table:style-name="ro1">
          <table:table-cell office:value-type="float" office:value="82736" calcext:value-type="float">
            <text:p>82736</text:p>
          </table:table-cell>
          <table:table-cell office:value-type="float" office:value="0.710009574890137" calcext:value-type="float">
            <text:p>0.710009574890137</text:p>
          </table:table-cell>
          <table:table-cell table:number-columns-repeated="3"/>
        </table:table-row>
        <table:table-row table:style-name="ro1">
          <table:table-cell office:value-type="float" office:value="82770" calcext:value-type="float">
            <text:p>82770</text:p>
          </table:table-cell>
          <table:table-cell office:value-type="float" office:value="0.709945976734161" calcext:value-type="float">
            <text:p>0.709945976734161</text:p>
          </table:table-cell>
          <table:table-cell table:number-columns-repeated="3"/>
        </table:table-row>
        <table:table-row table:style-name="ro1">
          <table:table-cell office:value-type="float" office:value="82831" calcext:value-type="float">
            <text:p>82831</text:p>
          </table:table-cell>
          <table:table-cell office:value-type="float" office:value="0.711364388465881" calcext:value-type="float">
            <text:p>0.711364388465881</text:p>
          </table:table-cell>
          <table:table-cell table:number-columns-repeated="3"/>
        </table:table-row>
        <table:table-row table:style-name="ro1">
          <table:table-cell office:value-type="float" office:value="82849" calcext:value-type="float">
            <text:p>82849</text:p>
          </table:table-cell>
          <table:table-cell office:value-type="float" office:value="0.712693393230438" calcext:value-type="float">
            <text:p>0.712693393230438</text:p>
          </table:table-cell>
          <table:table-cell table:number-columns-repeated="3"/>
        </table:table-row>
        <table:table-row table:style-name="ro1">
          <table:table-cell office:value-type="float" office:value="83075" calcext:value-type="float">
            <text:p>83075</text:p>
          </table:table-cell>
          <table:table-cell office:value-type="float" office:value="0.716994047164917" calcext:value-type="float">
            <text:p>0.716994047164917</text:p>
          </table:table-cell>
          <table:table-cell table:number-columns-repeated="3"/>
        </table:table-row>
        <table:table-row table:style-name="ro1">
          <table:table-cell office:value-type="float" office:value="83127" calcext:value-type="float">
            <text:p>83127</text:p>
          </table:table-cell>
          <table:table-cell office:value-type="float" office:value="0.718030393123627" calcext:value-type="float">
            <text:p>0.718030393123627</text:p>
          </table:table-cell>
          <table:table-cell table:number-columns-repeated="3"/>
        </table:table-row>
        <table:table-row table:style-name="ro1">
          <table:table-cell office:value-type="float" office:value="83267" calcext:value-type="float">
            <text:p>83267</text:p>
          </table:table-cell>
          <table:table-cell office:value-type="float" office:value="0.719698309898376" calcext:value-type="float">
            <text:p>0.719698309898376</text:p>
          </table:table-cell>
          <table:table-cell table:number-columns-repeated="3"/>
        </table:table-row>
        <table:table-row table:style-name="ro1">
          <table:table-cell office:value-type="float" office:value="83510" calcext:value-type="float">
            <text:p>83510</text:p>
          </table:table-cell>
          <table:table-cell office:value-type="float" office:value="0.71799635887146" calcext:value-type="float">
            <text:p>0.71799635887146</text:p>
          </table:table-cell>
          <table:table-cell table:number-columns-repeated="3"/>
        </table:table-row>
        <table:table-row table:style-name="ro1">
          <table:table-cell office:value-type="float" office:value="83762" calcext:value-type="float">
            <text:p>83762</text:p>
          </table:table-cell>
          <table:table-cell office:value-type="float" office:value="0.715081870555878" calcext:value-type="float">
            <text:p>0.715081870555878</text:p>
          </table:table-cell>
          <table:table-cell table:number-columns-repeated="3"/>
        </table:table-row>
        <table:table-row table:style-name="ro1">
          <table:table-cell office:value-type="float" office:value="83923" calcext:value-type="float">
            <text:p>83923</text:p>
          </table:table-cell>
          <table:table-cell office:value-type="float" office:value="0.715561866760254" calcext:value-type="float">
            <text:p>0.715561866760254</text:p>
          </table:table-cell>
          <table:table-cell table:number-columns-repeated="3"/>
        </table:table-row>
        <table:table-row table:style-name="ro1">
          <table:table-cell office:value-type="float" office:value="83971" calcext:value-type="float">
            <text:p>83971</text:p>
          </table:table-cell>
          <table:table-cell office:value-type="float" office:value="0.715493023395538" calcext:value-type="float">
            <text:p>0.715493023395538</text:p>
          </table:table-cell>
          <table:table-cell table:number-columns-repeated="3"/>
        </table:table-row>
        <table:table-row table:style-name="ro1">
          <table:table-cell office:value-type="float" office:value="84165" calcext:value-type="float">
            <text:p>84165</text:p>
          </table:table-cell>
          <table:table-cell office:value-type="float" office:value="0.715959191322327" calcext:value-type="float">
            <text:p>0.715959191322327</text:p>
          </table:table-cell>
          <table:table-cell table:number-columns-repeated="3"/>
        </table:table-row>
        <table:table-row table:style-name="ro1">
          <table:table-cell office:value-type="float" office:value="84197" calcext:value-type="float">
            <text:p>84197</text:p>
          </table:table-cell>
          <table:table-cell office:value-type="float" office:value="0.715315401554108" calcext:value-type="float">
            <text:p>0.715315401554108</text:p>
          </table:table-cell>
          <table:table-cell table:number-columns-repeated="3"/>
        </table:table-row>
        <table:table-row table:style-name="ro1">
          <table:table-cell office:value-type="float" office:value="84394" calcext:value-type="float">
            <text:p>84394</text:p>
          </table:table-cell>
          <table:table-cell office:value-type="float" office:value="0.717730164527893" calcext:value-type="float">
            <text:p>0.717730164527893</text:p>
          </table:table-cell>
          <table:table-cell table:number-columns-repeated="3"/>
        </table:table-row>
        <table:table-row table:style-name="ro1">
          <table:table-cell office:value-type="float" office:value="84409" calcext:value-type="float">
            <text:p>84409</text:p>
          </table:table-cell>
          <table:table-cell office:value-type="float" office:value="0.718039155006409" calcext:value-type="float">
            <text:p>0.718039155006409</text:p>
          </table:table-cell>
          <table:table-cell table:number-columns-repeated="3"/>
        </table:table-row>
        <table:table-row table:style-name="ro1">
          <table:table-cell office:value-type="float" office:value="84601" calcext:value-type="float">
            <text:p>84601</text:p>
          </table:table-cell>
          <table:table-cell office:value-type="float" office:value="0.720066666603088" calcext:value-type="float">
            <text:p>0.720066666603088</text:p>
          </table:table-cell>
          <table:table-cell table:number-columns-repeated="3"/>
        </table:table-row>
        <table:table-row table:style-name="ro1">
          <table:table-cell office:value-type="float" office:value="84686" calcext:value-type="float">
            <text:p>84686</text:p>
          </table:table-cell>
          <table:table-cell office:value-type="float" office:value="0.72064220905304" calcext:value-type="float">
            <text:p>0.72064220905304</text:p>
          </table:table-cell>
          <table:table-cell table:number-columns-repeated="3"/>
        </table:table-row>
        <table:table-row table:style-name="ro1">
          <table:table-cell office:value-type="float" office:value="84740" calcext:value-type="float">
            <text:p>84740</text:p>
          </table:table-cell>
          <table:table-cell office:value-type="float" office:value="0.720415234565735" calcext:value-type="float">
            <text:p>0.720415234565735</text:p>
          </table:table-cell>
          <table:table-cell table:number-columns-repeated="3"/>
        </table:table-row>
        <table:table-row table:style-name="ro1">
          <table:table-cell office:value-type="float" office:value="84818" calcext:value-type="float">
            <text:p>84818</text:p>
          </table:table-cell>
          <table:table-cell office:value-type="float" office:value="0.720616042613983" calcext:value-type="float">
            <text:p>0.720616042613983</text:p>
          </table:table-cell>
          <table:table-cell table:number-columns-repeated="3"/>
        </table:table-row>
        <table:table-row table:style-name="ro1">
          <table:table-cell office:value-type="float" office:value="85020" calcext:value-type="float">
            <text:p>85020</text:p>
          </table:table-cell>
          <table:table-cell office:value-type="float" office:value="0.714630424976349" calcext:value-type="float">
            <text:p>0.714630424976349</text:p>
          </table:table-cell>
          <table:table-cell table:number-columns-repeated="3"/>
        </table:table-row>
        <table:table-row table:style-name="ro1">
          <table:table-cell office:value-type="float" office:value="85052" calcext:value-type="float">
            <text:p>85052</text:p>
          </table:table-cell>
          <table:table-cell office:value-type="float" office:value="0.713840842247009" calcext:value-type="float">
            <text:p>0.713840842247009</text:p>
          </table:table-cell>
          <table:table-cell table:number-columns-repeated="3"/>
        </table:table-row>
        <table:table-row table:style-name="ro1">
          <table:table-cell office:value-type="float" office:value="85089" calcext:value-type="float">
            <text:p>85089</text:p>
          </table:table-cell>
          <table:table-cell office:value-type="float" office:value="0.711195826530456" calcext:value-type="float">
            <text:p>0.711195826530456</text:p>
          </table:table-cell>
          <table:table-cell table:number-columns-repeated="3"/>
        </table:table-row>
        <table:table-row table:style-name="ro1">
          <table:table-cell office:value-type="float" office:value="85169" calcext:value-type="float">
            <text:p>85169</text:p>
          </table:table-cell>
          <table:table-cell office:value-type="float" office:value="0.711289048194885" calcext:value-type="float">
            <text:p>0.711289048194885</text:p>
          </table:table-cell>
          <table:table-cell table:number-columns-repeated="3"/>
        </table:table-row>
        <table:table-row table:style-name="ro1">
          <table:table-cell office:value-type="float" office:value="85320" calcext:value-type="float">
            <text:p>85320</text:p>
          </table:table-cell>
          <table:table-cell office:value-type="float" office:value="0.710783362388611" calcext:value-type="float">
            <text:p>0.710783362388611</text:p>
          </table:table-cell>
          <table:table-cell table:number-columns-repeated="3"/>
        </table:table-row>
        <table:table-row table:style-name="ro1">
          <table:table-cell office:value-type="float" office:value="85508" calcext:value-type="float">
            <text:p>85508</text:p>
          </table:table-cell>
          <table:table-cell office:value-type="float" office:value="0.70850145816803" calcext:value-type="float">
            <text:p>0.70850145816803</text:p>
          </table:table-cell>
          <table:table-cell table:number-columns-repeated="3"/>
        </table:table-row>
        <table:table-row table:style-name="ro1">
          <table:table-cell office:value-type="float" office:value="85539" calcext:value-type="float">
            <text:p>85539</text:p>
          </table:table-cell>
          <table:table-cell office:value-type="float" office:value="0.70903491973877" calcext:value-type="float">
            <text:p>0.70903491973877</text:p>
          </table:table-cell>
          <table:table-cell table:number-columns-repeated="3"/>
        </table:table-row>
        <table:table-row table:style-name="ro1">
          <table:table-cell office:value-type="float" office:value="85572" calcext:value-type="float">
            <text:p>85572</text:p>
          </table:table-cell>
          <table:table-cell office:value-type="float" office:value="0.709305047988892" calcext:value-type="float">
            <text:p>0.709305047988892</text:p>
          </table:table-cell>
          <table:table-cell table:number-columns-repeated="3"/>
        </table:table-row>
        <table:table-row table:style-name="ro1">
          <table:table-cell office:value-type="float" office:value="85686" calcext:value-type="float">
            <text:p>85686</text:p>
          </table:table-cell>
          <table:table-cell office:value-type="float" office:value="0.708296775817871" calcext:value-type="float">
            <text:p>0.708296775817871</text:p>
          </table:table-cell>
          <table:table-cell table:number-columns-repeated="3"/>
        </table:table-row>
        <table:table-row table:style-name="ro1">
          <table:table-cell office:value-type="float" office:value="85749" calcext:value-type="float">
            <text:p>85749</text:p>
          </table:table-cell>
          <table:table-cell office:value-type="float" office:value="0.708221018314362" calcext:value-type="float">
            <text:p>0.708221018314362</text:p>
          </table:table-cell>
          <table:table-cell table:number-columns-repeated="3"/>
        </table:table-row>
        <table:table-row table:style-name="ro1">
          <table:table-cell office:value-type="float" office:value="85985" calcext:value-type="float">
            <text:p>85985</text:p>
          </table:table-cell>
          <table:table-cell office:value-type="float" office:value="0.71042811870575" calcext:value-type="float">
            <text:p>0.71042811870575</text:p>
          </table:table-cell>
          <table:table-cell table:number-columns-repeated="3"/>
        </table:table-row>
        <table:table-row table:style-name="ro1">
          <table:table-cell office:value-type="float" office:value="86014" calcext:value-type="float">
            <text:p>86014</text:p>
          </table:table-cell>
          <table:table-cell office:value-type="float" office:value="0.711236834526062" calcext:value-type="float">
            <text:p>0.711236834526062</text:p>
          </table:table-cell>
          <table:table-cell table:number-columns-repeated="3"/>
        </table:table-row>
        <table:table-row table:style-name="ro1">
          <table:table-cell office:value-type="float" office:value="86452" calcext:value-type="float">
            <text:p>86452</text:p>
          </table:table-cell>
          <table:table-cell office:value-type="float" office:value="0.71196311712265" calcext:value-type="float">
            <text:p>0.71196311712265</text:p>
          </table:table-cell>
          <table:table-cell table:number-columns-repeated="3"/>
        </table:table-row>
        <table:table-row table:style-name="ro1">
          <table:table-cell office:value-type="float" office:value="86642" calcext:value-type="float">
            <text:p>86642</text:p>
          </table:table-cell>
          <table:table-cell office:value-type="float" office:value="0.707905411720276" calcext:value-type="float">
            <text:p>0.707905411720276</text:p>
          </table:table-cell>
          <table:table-cell table:number-columns-repeated="3"/>
        </table:table-row>
        <table:table-row table:style-name="ro1">
          <table:table-cell office:value-type="float" office:value="86649" calcext:value-type="float">
            <text:p>86649</text:p>
          </table:table-cell>
          <table:table-cell office:value-type="float" office:value="0.707417130470276" calcext:value-type="float">
            <text:p>0.707417130470276</text:p>
          </table:table-cell>
          <table:table-cell table:number-columns-repeated="3"/>
        </table:table-row>
        <table:table-row table:style-name="ro1">
          <table:table-cell office:value-type="float" office:value="86780" calcext:value-type="float">
            <text:p>86780</text:p>
          </table:table-cell>
          <table:table-cell office:value-type="float" office:value="0.702392876148224" calcext:value-type="float">
            <text:p>0.702392876148224</text:p>
          </table:table-cell>
          <table:table-cell table:number-columns-repeated="3"/>
        </table:table-row>
        <table:table-row table:style-name="ro1">
          <table:table-cell office:value-type="float" office:value="86793" calcext:value-type="float">
            <text:p>86793</text:p>
          </table:table-cell>
          <table:table-cell office:value-type="float" office:value="0.70279586315155" calcext:value-type="float">
            <text:p>0.70279586315155</text:p>
          </table:table-cell>
          <table:table-cell table:number-columns-repeated="3"/>
        </table:table-row>
        <table:table-row table:style-name="ro1">
          <table:table-cell office:value-type="float" office:value="86839" calcext:value-type="float">
            <text:p>86839</text:p>
          </table:table-cell>
          <table:table-cell office:value-type="float" office:value="0.700746655464172" calcext:value-type="float">
            <text:p>0.700746655464172</text:p>
          </table:table-cell>
          <table:table-cell table:number-columns-repeated="3"/>
        </table:table-row>
        <table:table-row table:style-name="ro1">
          <table:table-cell office:value-type="float" office:value="86865" calcext:value-type="float">
            <text:p>86865</text:p>
          </table:table-cell>
          <table:table-cell office:value-type="float" office:value="0.698906362056732" calcext:value-type="float">
            <text:p>0.698906362056732</text:p>
          </table:table-cell>
          <table:table-cell table:number-columns-repeated="3"/>
        </table:table-row>
        <table:table-row table:style-name="ro1">
          <table:table-cell office:value-type="float" office:value="87008" calcext:value-type="float">
            <text:p>87008</text:p>
          </table:table-cell>
          <table:table-cell office:value-type="float" office:value="0.697021782398224" calcext:value-type="float">
            <text:p>0.697021782398224</text:p>
          </table:table-cell>
          <table:table-cell table:number-columns-repeated="3"/>
        </table:table-row>
        <table:table-row table:style-name="ro1">
          <table:table-cell office:value-type="float" office:value="87393" calcext:value-type="float">
            <text:p>87393</text:p>
          </table:table-cell>
          <table:table-cell office:value-type="float" office:value="0.694246649742126" calcext:value-type="float">
            <text:p>0.694246649742126</text:p>
          </table:table-cell>
          <table:table-cell table:number-columns-repeated="3"/>
        </table:table-row>
        <table:table-row table:style-name="ro1">
          <table:table-cell office:value-type="float" office:value="87450" calcext:value-type="float">
            <text:p>87450</text:p>
          </table:table-cell>
          <table:table-cell office:value-type="float" office:value="0.695299088954926" calcext:value-type="float">
            <text:p>0.695299088954926</text:p>
          </table:table-cell>
          <table:table-cell table:number-columns-repeated="3"/>
        </table:table-row>
        <table:table-row table:style-name="ro1">
          <table:table-cell office:value-type="float" office:value="87556" calcext:value-type="float">
            <text:p>87556</text:p>
          </table:table-cell>
          <table:table-cell office:value-type="float" office:value="0.69439423084259" calcext:value-type="float">
            <text:p>0.69439423084259</text:p>
          </table:table-cell>
          <table:table-cell table:number-columns-repeated="3"/>
        </table:table-row>
        <table:table-row table:style-name="ro1">
          <table:table-cell office:value-type="float" office:value="87621" calcext:value-type="float">
            <text:p>87621</text:p>
          </table:table-cell>
          <table:table-cell office:value-type="float" office:value="0.689932346343994" calcext:value-type="float">
            <text:p>0.689932346343994</text:p>
          </table:table-cell>
          <table:table-cell table:number-columns-repeated="3"/>
        </table:table-row>
        <table:table-row table:style-name="ro1">
          <table:table-cell office:value-type="float" office:value="87666" calcext:value-type="float">
            <text:p>87666</text:p>
          </table:table-cell>
          <table:table-cell office:value-type="float" office:value="0.691833198070526" calcext:value-type="float">
            <text:p>0.691833198070526</text:p>
          </table:table-cell>
          <table:table-cell table:number-columns-repeated="3"/>
        </table:table-row>
        <table:table-row table:style-name="ro1">
          <table:table-cell office:value-type="float" office:value="87829" calcext:value-type="float">
            <text:p>87829</text:p>
          </table:table-cell>
          <table:table-cell office:value-type="float" office:value="0.69181764125824" calcext:value-type="float">
            <text:p>0.69181764125824</text:p>
          </table:table-cell>
          <table:table-cell table:number-columns-repeated="3"/>
        </table:table-row>
        <table:table-row table:style-name="ro1">
          <table:table-cell office:value-type="float" office:value="88093" calcext:value-type="float">
            <text:p>88093</text:p>
          </table:table-cell>
          <table:table-cell office:value-type="float" office:value="0.690431594848633" calcext:value-type="float">
            <text:p>0.690431594848633</text:p>
          </table:table-cell>
          <table:table-cell table:number-columns-repeated="3"/>
        </table:table-row>
        <table:table-row table:style-name="ro1">
          <table:table-cell office:value-type="float" office:value="88137" calcext:value-type="float">
            <text:p>88137</text:p>
          </table:table-cell>
          <table:table-cell office:value-type="float" office:value="0.690463066101074" calcext:value-type="float">
            <text:p>0.690463066101074</text:p>
          </table:table-cell>
          <table:table-cell table:number-columns-repeated="3"/>
        </table:table-row>
        <table:table-row table:style-name="ro1">
          <table:table-cell office:value-type="float" office:value="88374" calcext:value-type="float">
            <text:p>88374</text:p>
          </table:table-cell>
          <table:table-cell office:value-type="float" office:value="0.690440118312836" calcext:value-type="float">
            <text:p>0.690440118312836</text:p>
          </table:table-cell>
          <table:table-cell table:number-columns-repeated="3"/>
        </table:table-row>
        <table:table-row table:style-name="ro1">
          <table:table-cell office:value-type="float" office:value="88441" calcext:value-type="float">
            <text:p>88441</text:p>
          </table:table-cell>
          <table:table-cell office:value-type="float" office:value="0.691514074802399" calcext:value-type="float">
            <text:p>0.691514074802399</text:p>
          </table:table-cell>
          <table:table-cell table:number-columns-repeated="3"/>
        </table:table-row>
        <table:table-row table:style-name="ro1">
          <table:table-cell office:value-type="float" office:value="88674" calcext:value-type="float">
            <text:p>88674</text:p>
          </table:table-cell>
          <table:table-cell office:value-type="float" office:value="0.689836859703064" calcext:value-type="float">
            <text:p>0.689836859703064</text:p>
          </table:table-cell>
          <table:table-cell table:number-columns-repeated="3"/>
        </table:table-row>
        <table:table-row table:style-name="ro1">
          <table:table-cell office:value-type="float" office:value="88766" calcext:value-type="float">
            <text:p>88766</text:p>
          </table:table-cell>
          <table:table-cell office:value-type="float" office:value="0.68865317106247" calcext:value-type="float">
            <text:p>0.68865317106247</text:p>
          </table:table-cell>
          <table:table-cell table:number-columns-repeated="3"/>
        </table:table-row>
        <table:table-row table:style-name="ro1">
          <table:table-cell office:value-type="float" office:value="88815" calcext:value-type="float">
            <text:p>88815</text:p>
          </table:table-cell>
          <table:table-cell office:value-type="float" office:value="0.688544392585754" calcext:value-type="float">
            <text:p>0.688544392585754</text:p>
          </table:table-cell>
          <table:table-cell table:number-columns-repeated="3"/>
        </table:table-row>
        <table:table-row table:style-name="ro1">
          <table:table-cell office:value-type="float" office:value="88922" calcext:value-type="float">
            <text:p>88922</text:p>
          </table:table-cell>
          <table:table-cell office:value-type="float" office:value="0.688101053237915" calcext:value-type="float">
            <text:p>0.688101053237915</text:p>
          </table:table-cell>
          <table:table-cell table:number-columns-repeated="3"/>
        </table:table-row>
        <table:table-row table:style-name="ro1">
          <table:table-cell office:value-type="float" office:value="89262" calcext:value-type="float">
            <text:p>89262</text:p>
          </table:table-cell>
          <table:table-cell office:value-type="float" office:value="0.689848482608795" calcext:value-type="float">
            <text:p>0.689848482608795</text:p>
          </table:table-cell>
          <table:table-cell table:number-columns-repeated="3"/>
        </table:table-row>
        <table:table-row table:style-name="ro1">
          <table:table-cell office:value-type="float" office:value="89347" calcext:value-type="float">
            <text:p>89347</text:p>
          </table:table-cell>
          <table:table-cell office:value-type="float" office:value="0.688380122184753" calcext:value-type="float">
            <text:p>0.688380122184753</text:p>
          </table:table-cell>
          <table:table-cell table:number-columns-repeated="3"/>
        </table:table-row>
        <table:table-row table:style-name="ro1">
          <table:table-cell office:value-type="float" office:value="89363" calcext:value-type="float">
            <text:p>89363</text:p>
          </table:table-cell>
          <table:table-cell office:value-type="float" office:value="0.688696622848511" calcext:value-type="float">
            <text:p>0.688696622848511</text:p>
          </table:table-cell>
          <table:table-cell table:number-columns-repeated="3"/>
        </table:table-row>
        <table:table-row table:style-name="ro1">
          <table:table-cell office:value-type="float" office:value="89745" calcext:value-type="float">
            <text:p>89745</text:p>
          </table:table-cell>
          <table:table-cell office:value-type="float" office:value="0.681192517280579" calcext:value-type="float">
            <text:p>0.681192517280579</text:p>
          </table:table-cell>
          <table:table-cell table:number-columns-repeated="3"/>
        </table:table-row>
        <table:table-row table:style-name="ro1">
          <table:table-cell office:value-type="float" office:value="89762" calcext:value-type="float">
            <text:p>89762</text:p>
          </table:table-cell>
          <table:table-cell office:value-type="float" office:value="0.680436551570892" calcext:value-type="float">
            <text:p>0.680436551570892</text:p>
          </table:table-cell>
          <table:table-cell table:number-columns-repeated="3"/>
        </table:table-row>
        <table:table-row table:style-name="ro1">
          <table:table-cell office:value-type="float" office:value="89873" calcext:value-type="float">
            <text:p>89873</text:p>
          </table:table-cell>
          <table:table-cell office:value-type="float" office:value="0.679432332515717" calcext:value-type="float">
            <text:p>0.679432332515717</text:p>
          </table:table-cell>
          <table:table-cell table:number-columns-repeated="3"/>
        </table:table-row>
        <table:table-row table:style-name="ro1">
          <table:table-cell office:value-type="float" office:value="89892" calcext:value-type="float">
            <text:p>89892</text:p>
          </table:table-cell>
          <table:table-cell office:value-type="float" office:value="0.680335164070129" calcext:value-type="float">
            <text:p>0.680335164070129</text:p>
          </table:table-cell>
          <table:table-cell table:number-columns-repeated="3"/>
        </table:table-row>
        <table:table-row table:style-name="ro1">
          <table:table-cell office:value-type="float" office:value="89973" calcext:value-type="float">
            <text:p>89973</text:p>
          </table:table-cell>
          <table:table-cell office:value-type="float" office:value="0.68214762210846" calcext:value-type="float">
            <text:p>0.68214762210846</text:p>
          </table:table-cell>
          <table:table-cell table:number-columns-repeated="3"/>
        </table:table-row>
        <table:table-row table:style-name="ro1">
          <table:table-cell office:value-type="float" office:value="90035" calcext:value-type="float">
            <text:p>90035</text:p>
          </table:table-cell>
          <table:table-cell office:value-type="float" office:value="0.684389054775238" calcext:value-type="float">
            <text:p>0.684389054775238</text:p>
          </table:table-cell>
          <table:table-cell table:number-columns-repeated="3"/>
        </table:table-row>
        <table:table-row table:style-name="ro1">
          <table:table-cell office:value-type="float" office:value="90237" calcext:value-type="float">
            <text:p>90237</text:p>
          </table:table-cell>
          <table:table-cell office:value-type="float" office:value="0.68174159526825" calcext:value-type="float">
            <text:p>0.68174159526825</text:p>
          </table:table-cell>
          <table:table-cell table:number-columns-repeated="3"/>
        </table:table-row>
        <table:table-row table:style-name="ro1">
          <table:table-cell office:value-type="float" office:value="90450" calcext:value-type="float">
            <text:p>90450</text:p>
          </table:table-cell>
          <table:table-cell office:value-type="float" office:value="0.680992662906647" calcext:value-type="float">
            <text:p>0.680992662906647</text:p>
          </table:table-cell>
          <table:table-cell table:number-columns-repeated="3"/>
        </table:table-row>
        <table:table-row table:style-name="ro1">
          <table:table-cell office:value-type="float" office:value="91074" calcext:value-type="float">
            <text:p>91074</text:p>
          </table:table-cell>
          <table:table-cell office:value-type="float" office:value="0.676138520240784" calcext:value-type="float">
            <text:p>0.676138520240784</text:p>
          </table:table-cell>
          <table:table-cell table:number-columns-repeated="3"/>
        </table:table-row>
        <table:table-row table:style-name="ro1">
          <table:table-cell office:value-type="float" office:value="91094" calcext:value-type="float">
            <text:p>91094</text:p>
          </table:table-cell>
          <table:table-cell office:value-type="float" office:value="0.676337361335754" calcext:value-type="float">
            <text:p>0.676337361335754</text:p>
          </table:table-cell>
          <table:table-cell table:number-columns-repeated="3"/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0.671828925609589" calcext:value-type="float">
            <text:p>0.671828925609589</text:p>
          </table:table-cell>
          <table:table-cell table:number-columns-repeated="3"/>
        </table:table-row>
        <table:table-row table:style-name="ro1">
          <table:table-cell office:value-type="float" office:value="91474" calcext:value-type="float">
            <text:p>91474</text:p>
          </table:table-cell>
          <table:table-cell office:value-type="float" office:value="0.672657310962677" calcext:value-type="float">
            <text:p>0.672657310962677</text:p>
          </table:table-cell>
          <table:table-cell table:number-columns-repeated="3"/>
        </table:table-row>
        <table:table-row table:style-name="ro1">
          <table:table-cell office:value-type="float" office:value="91624" calcext:value-type="float">
            <text:p>91624</text:p>
          </table:table-cell>
          <table:table-cell office:value-type="float" office:value="0.674449145793915" calcext:value-type="float">
            <text:p>0.674449145793915</text:p>
          </table:table-cell>
          <table:table-cell table:number-columns-repeated="3"/>
        </table:table-row>
        <table:table-row table:style-name="ro1">
          <table:table-cell office:value-type="float" office:value="91644" calcext:value-type="float">
            <text:p>91644</text:p>
          </table:table-cell>
          <table:table-cell office:value-type="float" office:value="0.675706923007965" calcext:value-type="float">
            <text:p>0.675706923007965</text:p>
          </table:table-cell>
          <table:table-cell table:number-columns-repeated="3"/>
        </table:table-row>
        <table:table-row table:style-name="ro1">
          <table:table-cell office:value-type="float" office:value="91647" calcext:value-type="float">
            <text:p>91647</text:p>
          </table:table-cell>
          <table:table-cell office:value-type="float" office:value="0.675760447978973" calcext:value-type="float">
            <text:p>0.675760447978973</text:p>
          </table:table-cell>
          <table:table-cell table:number-columns-repeated="3"/>
        </table:table-row>
        <table:table-row table:style-name="ro1">
          <table:table-cell office:value-type="float" office:value="91709" calcext:value-type="float">
            <text:p>91709</text:p>
          </table:table-cell>
          <table:table-cell office:value-type="float" office:value="0.679341733455658" calcext:value-type="float">
            <text:p>0.679341733455658</text:p>
          </table:table-cell>
          <table:table-cell table:number-columns-repeated="3"/>
        </table:table-row>
        <table:table-row table:style-name="ro1">
          <table:table-cell office:value-type="float" office:value="91732" calcext:value-type="float">
            <text:p>91732</text:p>
          </table:table-cell>
          <table:table-cell office:value-type="float" office:value="0.678251504898071" calcext:value-type="float">
            <text:p>0.678251504898071</text:p>
          </table:table-cell>
          <table:table-cell table:number-columns-repeated="3"/>
        </table:table-row>
        <table:table-row table:style-name="ro1">
          <table:table-cell office:value-type="float" office:value="91735" calcext:value-type="float">
            <text:p>91735</text:p>
          </table:table-cell>
          <table:table-cell office:value-type="float" office:value="0.678265333175659" calcext:value-type="float">
            <text:p>0.678265333175659</text:p>
          </table:table-cell>
          <table:table-cell table:number-columns-repeated="3"/>
        </table:table-row>
        <table:table-row table:style-name="ro1">
          <table:table-cell office:value-type="float" office:value="92094" calcext:value-type="float">
            <text:p>92094</text:p>
          </table:table-cell>
          <table:table-cell office:value-type="float" office:value="0.682505488395691" calcext:value-type="float">
            <text:p>0.682505488395691</text:p>
          </table:table-cell>
          <table:table-cell table:number-columns-repeated="3"/>
        </table:table-row>
        <table:table-row table:style-name="ro1">
          <table:table-cell office:value-type="float" office:value="92120" calcext:value-type="float">
            <text:p>92120</text:p>
          </table:table-cell>
          <table:table-cell office:value-type="float" office:value="0.681922495365143" calcext:value-type="float">
            <text:p>0.681922495365143</text:p>
          </table:table-cell>
          <table:table-cell table:number-columns-repeated="3"/>
        </table:table-row>
        <table:table-row table:style-name="ro1">
          <table:table-cell office:value-type="float" office:value="92309" calcext:value-type="float">
            <text:p>92309</text:p>
          </table:table-cell>
          <table:table-cell office:value-type="float" office:value="0.681015610694885" calcext:value-type="float">
            <text:p>0.681015610694885</text:p>
          </table:table-cell>
          <table:table-cell table:number-columns-repeated="3"/>
        </table:table-row>
        <table:table-row table:style-name="ro1">
          <table:table-cell office:value-type="float" office:value="92729" calcext:value-type="float">
            <text:p>92729</text:p>
          </table:table-cell>
          <table:table-cell office:value-type="float" office:value="0.676329374313355" calcext:value-type="float">
            <text:p>0.676329374313355</text:p>
          </table:table-cell>
          <table:table-cell table:number-columns-repeated="3"/>
        </table:table-row>
        <table:table-row table:style-name="ro1">
          <table:table-cell office:value-type="float" office:value="92788" calcext:value-type="float">
            <text:p>92788</text:p>
          </table:table-cell>
          <table:table-cell office:value-type="float" office:value="0.674744546413422" calcext:value-type="float">
            <text:p>0.674744546413422</text:p>
          </table:table-cell>
          <table:table-cell table:number-columns-repeated="3"/>
        </table:table-row>
        <table:table-row table:style-name="ro1">
          <table:table-cell office:value-type="float" office:value="92790" calcext:value-type="float">
            <text:p>92790</text:p>
          </table:table-cell>
          <table:table-cell office:value-type="float" office:value="0.674867928028107" calcext:value-type="float">
            <text:p>0.674867928028107</text:p>
          </table:table-cell>
          <table:table-cell table:number-columns-repeated="3"/>
        </table:table-row>
        <table:table-row table:style-name="ro1">
          <table:table-cell office:value-type="float" office:value="92821" calcext:value-type="float">
            <text:p>92821</text:p>
          </table:table-cell>
          <table:table-cell office:value-type="float" office:value="0.676180005073547" calcext:value-type="float">
            <text:p>0.676180005073547</text:p>
          </table:table-cell>
          <table:table-cell table:number-columns-repeated="3"/>
        </table:table-row>
        <table:table-row table:style-name="ro1">
          <table:table-cell office:value-type="float" office:value="92892" calcext:value-type="float">
            <text:p>92892</text:p>
          </table:table-cell>
          <table:table-cell office:value-type="float" office:value="0.675605714321137" calcext:value-type="float">
            <text:p>0.675605714321137</text:p>
          </table:table-cell>
          <table:table-cell table:number-columns-repeated="3"/>
        </table:table-row>
        <table:table-row table:style-name="ro1">
          <table:table-cell office:value-type="float" office:value="93126" calcext:value-type="float">
            <text:p>93126</text:p>
          </table:table-cell>
          <table:table-cell office:value-type="float" office:value="0.675698637962341" calcext:value-type="float">
            <text:p>0.675698637962341</text:p>
          </table:table-cell>
          <table:table-cell table:number-columns-repeated="3"/>
        </table:table-row>
        <table:table-row table:style-name="ro1">
          <table:table-cell office:value-type="float" office:value="93223" calcext:value-type="float">
            <text:p>93223</text:p>
          </table:table-cell>
          <table:table-cell office:value-type="float" office:value="0.672763466835022" calcext:value-type="float">
            <text:p>0.672763466835022</text:p>
          </table:table-cell>
          <table:table-cell table:number-columns-repeated="3"/>
        </table:table-row>
        <table:table-row table:style-name="ro1">
          <table:table-cell office:value-type="float" office:value="93471" calcext:value-type="float">
            <text:p>93471</text:p>
          </table:table-cell>
          <table:table-cell office:value-type="float" office:value="0.66817706823349" calcext:value-type="float">
            <text:p>0.66817706823349</text:p>
          </table:table-cell>
          <table:table-cell table:number-columns-repeated="3"/>
        </table:table-row>
        <table:table-row table:style-name="ro1">
          <table:table-cell office:value-type="float" office:value="93901" calcext:value-type="float">
            <text:p>93901</text:p>
          </table:table-cell>
          <table:table-cell office:value-type="float" office:value="0.673933863639831" calcext:value-type="float">
            <text:p>0.673933863639831</text:p>
          </table:table-cell>
          <table:table-cell table:number-columns-repeated="3"/>
        </table:table-row>
        <table:table-row table:style-name="ro1">
          <table:table-cell office:value-type="float" office:value="94061" calcext:value-type="float">
            <text:p>94061</text:p>
          </table:table-cell>
          <table:table-cell office:value-type="float" office:value="0.678158164024353" calcext:value-type="float">
            <text:p>0.678158164024353</text:p>
          </table:table-cell>
          <table:table-cell table:number-columns-repeated="3"/>
        </table:table-row>
        <table:table-row table:style-name="ro1">
          <table:table-cell office:value-type="float" office:value="94380" calcext:value-type="float">
            <text:p>94380</text:p>
          </table:table-cell>
          <table:table-cell office:value-type="float" office:value="0.679776549339294" calcext:value-type="float">
            <text:p>0.679776549339294</text:p>
          </table:table-cell>
          <table:table-cell table:number-columns-repeated="3"/>
        </table:table-row>
        <table:table-row table:style-name="ro1">
          <table:table-cell office:value-type="float" office:value="94424" calcext:value-type="float">
            <text:p>94424</text:p>
          </table:table-cell>
          <table:table-cell office:value-type="float" office:value="0.679130494594574" calcext:value-type="float">
            <text:p>0.679130494594574</text:p>
          </table:table-cell>
          <table:table-cell table:number-columns-repeated="3"/>
        </table:table-row>
        <table:table-row table:style-name="ro1">
          <table:table-cell office:value-type="float" office:value="94536" calcext:value-type="float">
            <text:p>94536</text:p>
          </table:table-cell>
          <table:table-cell office:value-type="float" office:value="0.675896763801575" calcext:value-type="float">
            <text:p>0.675896763801575</text:p>
          </table:table-cell>
          <table:table-cell table:number-columns-repeated="3"/>
        </table:table-row>
        <table:table-row table:style-name="ro1">
          <table:table-cell office:value-type="float" office:value="94784" calcext:value-type="float">
            <text:p>94784</text:p>
          </table:table-cell>
          <table:table-cell office:value-type="float" office:value="0.677219390869141" calcext:value-type="float">
            <text:p>0.677219390869141</text:p>
          </table:table-cell>
          <table:table-cell table:number-columns-repeated="3"/>
        </table:table-row>
        <table:table-row table:style-name="ro1">
          <table:table-cell office:value-type="float" office:value="94891" calcext:value-type="float">
            <text:p>94891</text:p>
          </table:table-cell>
          <table:table-cell office:value-type="float" office:value="0.674973011016846" calcext:value-type="float">
            <text:p>0.674973011016846</text:p>
          </table:table-cell>
          <table:table-cell table:number-columns-repeated="3"/>
        </table:table-row>
        <table:table-row table:style-name="ro1">
          <table:table-cell office:value-type="float" office:value="95030" calcext:value-type="float">
            <text:p>95030</text:p>
          </table:table-cell>
          <table:table-cell office:value-type="float" office:value="0.677026689052582" calcext:value-type="float">
            <text:p>0.677026689052582</text:p>
          </table:table-cell>
          <table:table-cell table:number-columns-repeated="3"/>
        </table:table-row>
        <table:table-row table:style-name="ro1">
          <table:table-cell office:value-type="float" office:value="95057" calcext:value-type="float">
            <text:p>95057</text:p>
          </table:table-cell>
          <table:table-cell office:value-type="float" office:value="0.67679888010025" calcext:value-type="float">
            <text:p>0.67679888010025</text:p>
          </table:table-cell>
          <table:table-cell table:number-columns-repeated="3"/>
        </table:table-row>
        <table:table-row table:style-name="ro1">
          <table:table-cell office:value-type="float" office:value="95184" calcext:value-type="float">
            <text:p>95184</text:p>
          </table:table-cell>
          <table:table-cell office:value-type="float" office:value="0.677929997444153" calcext:value-type="float">
            <text:p>0.677929997444153</text:p>
          </table:table-cell>
          <table:table-cell table:number-columns-repeated="3"/>
        </table:table-row>
        <table:table-row table:style-name="ro1">
          <table:table-cell office:value-type="float" office:value="95321" calcext:value-type="float">
            <text:p>95321</text:p>
          </table:table-cell>
          <table:table-cell office:value-type="float" office:value="0.677727222442627" calcext:value-type="float">
            <text:p>0.677727222442627</text:p>
          </table:table-cell>
          <table:table-cell table:number-columns-repeated="3"/>
        </table:table-row>
        <table:table-row table:style-name="ro1">
          <table:table-cell office:value-type="float" office:value="95377" calcext:value-type="float">
            <text:p>95377</text:p>
          </table:table-cell>
          <table:table-cell office:value-type="float" office:value="0.676318526268005" calcext:value-type="float">
            <text:p>0.676318526268005</text:p>
          </table:table-cell>
          <table:table-cell table:number-columns-repeated="3"/>
        </table:table-row>
        <table:table-row table:style-name="ro1">
          <table:table-cell office:value-type="float" office:value="95409" calcext:value-type="float">
            <text:p>95409</text:p>
          </table:table-cell>
          <table:table-cell office:value-type="float" office:value="0.67753279209137" calcext:value-type="float">
            <text:p>0.67753279209137</text:p>
          </table:table-cell>
          <table:table-cell table:number-columns-repeated="3"/>
        </table:table-row>
        <table:table-row table:style-name="ro1">
          <table:table-cell office:value-type="float" office:value="95480" calcext:value-type="float">
            <text:p>95480</text:p>
          </table:table-cell>
          <table:table-cell office:value-type="float" office:value="0.676531553268433" calcext:value-type="float">
            <text:p>0.676531553268433</text:p>
          </table:table-cell>
          <table:table-cell table:number-columns-repeated="3"/>
        </table:table-row>
        <table:table-row table:style-name="ro1">
          <table:table-cell office:value-type="float" office:value="95860" calcext:value-type="float">
            <text:p>95860</text:p>
          </table:table-cell>
          <table:table-cell office:value-type="float" office:value="0.674923956394196" calcext:value-type="float">
            <text:p>0.674923956394196</text:p>
          </table:table-cell>
          <table:table-cell table:number-columns-repeated="3"/>
        </table:table-row>
        <table:table-row table:style-name="ro1">
          <table:table-cell office:value-type="float" office:value="95949" calcext:value-type="float">
            <text:p>95949</text:p>
          </table:table-cell>
          <table:table-cell office:value-type="float" office:value="0.678786814212799" calcext:value-type="float">
            <text:p>0.678786814212799</text:p>
          </table:table-cell>
          <table:table-cell table:number-columns-repeated="3"/>
        </table:table-row>
        <table:table-row table:style-name="ro1">
          <table:table-cell office:value-type="float" office:value="95972" calcext:value-type="float">
            <text:p>95972</text:p>
          </table:table-cell>
          <table:table-cell office:value-type="float" office:value="0.677395939826965" calcext:value-type="float">
            <text:p>0.677395939826965</text:p>
          </table:table-cell>
          <table:table-cell table:number-columns-repeated="3"/>
        </table:table-row>
        <table:table-row table:style-name="ro1">
          <table:table-cell office:value-type="float" office:value="96301" calcext:value-type="float">
            <text:p>96301</text:p>
          </table:table-cell>
          <table:table-cell office:value-type="float" office:value="0.683067083358765" calcext:value-type="float">
            <text:p>0.683067083358765</text:p>
          </table:table-cell>
          <table:table-cell table:number-columns-repeated="3"/>
        </table:table-row>
        <table:table-row table:style-name="ro1">
          <table:table-cell office:value-type="float" office:value="96381" calcext:value-type="float">
            <text:p>96381</text:p>
          </table:table-cell>
          <table:table-cell office:value-type="float" office:value="0.683239638805389" calcext:value-type="float">
            <text:p>0.683239638805389</text:p>
          </table:table-cell>
          <table:table-cell table:number-columns-repeated="3"/>
        </table:table-row>
        <table:table-row table:style-name="ro1">
          <table:table-cell office:value-type="float" office:value="96535" calcext:value-type="float">
            <text:p>96535</text:p>
          </table:table-cell>
          <table:table-cell office:value-type="float" office:value="0.682036697864533" calcext:value-type="float">
            <text:p>0.682036697864533</text:p>
          </table:table-cell>
          <table:table-cell table:number-columns-repeated="3"/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0.679506480693817" calcext:value-type="float">
            <text:p>0.679506480693817</text:p>
          </table:table-cell>
          <table:table-cell table:number-columns-repeated="3"/>
        </table:table-row>
        <table:table-row table:style-name="ro1">
          <table:table-cell office:value-type="float" office:value="96632" calcext:value-type="float">
            <text:p>96632</text:p>
          </table:table-cell>
          <table:table-cell office:value-type="float" office:value="0.678523719310761" calcext:value-type="float">
            <text:p>0.678523719310761</text:p>
          </table:table-cell>
          <table:table-cell table:number-columns-repeated="3"/>
        </table:table-row>
        <table:table-row table:style-name="ro1">
          <table:table-cell office:value-type="float" office:value="97018" calcext:value-type="float">
            <text:p>97018</text:p>
          </table:table-cell>
          <table:table-cell office:value-type="float" office:value="0.682533979415894" calcext:value-type="float">
            <text:p>0.682533979415894</text:p>
          </table:table-cell>
          <table:table-cell table:number-columns-repeated="3"/>
        </table:table-row>
        <table:table-row table:style-name="ro1">
          <table:table-cell office:value-type="float" office:value="97156" calcext:value-type="float">
            <text:p>97156</text:p>
          </table:table-cell>
          <table:table-cell office:value-type="float" office:value="0.682581603527069" calcext:value-type="float">
            <text:p>0.682581603527069</text:p>
          </table:table-cell>
          <table:table-cell table:number-columns-repeated="3"/>
        </table:table-row>
        <table:table-row table:style-name="ro1">
          <table:table-cell office:value-type="float" office:value="97226" calcext:value-type="float">
            <text:p>97226</text:p>
          </table:table-cell>
          <table:table-cell office:value-type="float" office:value="0.683403074741364" calcext:value-type="float">
            <text:p>0.683403074741364</text:p>
          </table:table-cell>
          <table:table-cell table:number-columns-repeated="3"/>
        </table:table-row>
        <table:table-row table:style-name="ro1">
          <table:table-cell office:value-type="float" office:value="97296" calcext:value-type="float">
            <text:p>97296</text:p>
          </table:table-cell>
          <table:table-cell office:value-type="float" office:value="0.684115350246429" calcext:value-type="float">
            <text:p>0.684115350246429</text:p>
          </table:table-cell>
          <table:table-cell table:number-columns-repeated="3"/>
        </table:table-row>
        <table:table-row table:style-name="ro1">
          <table:table-cell office:value-type="float" office:value="97416" calcext:value-type="float">
            <text:p>97416</text:p>
          </table:table-cell>
          <table:table-cell office:value-type="float" office:value="0.685270547866821" calcext:value-type="float">
            <text:p>0.685270547866821</text:p>
          </table:table-cell>
          <table:table-cell table:number-columns-repeated="3"/>
        </table:table-row>
        <table:table-row table:style-name="ro1">
          <table:table-cell office:value-type="float" office:value="97460" calcext:value-type="float">
            <text:p>97460</text:p>
          </table:table-cell>
          <table:table-cell office:value-type="float" office:value="0.687274932861328" calcext:value-type="float">
            <text:p>0.687274932861328</text:p>
          </table:table-cell>
          <table:table-cell table:number-columns-repeated="3"/>
        </table:table-row>
        <table:table-row table:style-name="ro1">
          <table:table-cell office:value-type="float" office:value="97596" calcext:value-type="float">
            <text:p>97596</text:p>
          </table:table-cell>
          <table:table-cell office:value-type="float" office:value="0.687588930130005" calcext:value-type="float">
            <text:p>0.687588930130005</text:p>
          </table:table-cell>
          <table:table-cell table:number-columns-repeated="3"/>
        </table:table-row>
        <table:table-row table:style-name="ro1">
          <table:table-cell office:value-type="float" office:value="97653" calcext:value-type="float">
            <text:p>97653</text:p>
          </table:table-cell>
          <table:table-cell office:value-type="float" office:value="0.686209738254547" calcext:value-type="float">
            <text:p>0.686209738254547</text:p>
          </table:table-cell>
          <table:table-cell table:number-columns-repeated="3"/>
        </table:table-row>
        <table:table-row table:style-name="ro1">
          <table:table-cell office:value-type="float" office:value="97742" calcext:value-type="float">
            <text:p>97742</text:p>
          </table:table-cell>
          <table:table-cell office:value-type="float" office:value="0.686176359653473" calcext:value-type="float">
            <text:p>0.686176359653473</text:p>
          </table:table-cell>
          <table:table-cell table:number-columns-repeated="3"/>
        </table:table-row>
        <table:table-row table:style-name="ro1">
          <table:table-cell office:value-type="float" office:value="97796" calcext:value-type="float">
            <text:p>97796</text:p>
          </table:table-cell>
          <table:table-cell office:value-type="float" office:value="0.688926041126251" calcext:value-type="float">
            <text:p>0.688926041126251</text:p>
          </table:table-cell>
          <table:table-cell table:number-columns-repeated="3"/>
        </table:table-row>
        <table:table-row table:style-name="ro1">
          <table:table-cell office:value-type="float" office:value="97876" calcext:value-type="float">
            <text:p>97876</text:p>
          </table:table-cell>
          <table:table-cell office:value-type="float" office:value="0.68916243314743" calcext:value-type="float">
            <text:p>0.68916243314743</text:p>
          </table:table-cell>
          <table:table-cell table:number-columns-repeated="3"/>
        </table:table-row>
        <table:table-row table:style-name="ro1">
          <table:table-cell office:value-type="float" office:value="97986" calcext:value-type="float">
            <text:p>97986</text:p>
          </table:table-cell>
          <table:table-cell office:value-type="float" office:value="0.689375758171081" calcext:value-type="float">
            <text:p>0.689375758171081</text:p>
          </table:table-cell>
          <table:table-cell table:number-columns-repeated="3"/>
        </table:table-row>
        <table:table-row table:style-name="ro1">
          <table:table-cell office:value-type="float" office:value="97996" calcext:value-type="float">
            <text:p>97996</text:p>
          </table:table-cell>
          <table:table-cell office:value-type="float" office:value="0.690158307552338" calcext:value-type="float">
            <text:p>0.690158307552338</text:p>
          </table:table-cell>
          <table:table-cell table:number-columns-repeated="3"/>
        </table:table-row>
        <table:table-row table:style-name="ro1">
          <table:table-cell office:value-type="float" office:value="98139" calcext:value-type="float">
            <text:p>98139</text:p>
          </table:table-cell>
          <table:table-cell office:value-type="float" office:value="0.692906081676483" calcext:value-type="float">
            <text:p>0.692906081676483</text:p>
          </table:table-cell>
          <table:table-cell table:number-columns-repeated="3"/>
        </table:table-row>
        <table:table-row table:style-name="ro1">
          <table:table-cell office:value-type="float" office:value="98212" calcext:value-type="float">
            <text:p>98212</text:p>
          </table:table-cell>
          <table:table-cell office:value-type="float" office:value="0.691003918647766" calcext:value-type="float">
            <text:p>0.691003918647766</text:p>
          </table:table-cell>
          <table:table-cell table:number-columns-repeated="3"/>
        </table:table-row>
        <table:table-row table:style-name="ro1">
          <table:table-cell office:value-type="float" office:value="98404" calcext:value-type="float">
            <text:p>98404</text:p>
          </table:table-cell>
          <table:table-cell office:value-type="float" office:value="0.700443625450134" calcext:value-type="float">
            <text:p>0.700443625450134</text:p>
          </table:table-cell>
          <table:table-cell table:number-columns-repeated="3"/>
        </table:table-row>
        <table:table-row table:style-name="ro1">
          <table:table-cell office:value-type="float" office:value="98474" calcext:value-type="float">
            <text:p>98474</text:p>
          </table:table-cell>
          <table:table-cell office:value-type="float" office:value="0.70112532377243" calcext:value-type="float">
            <text:p>0.70112532377243</text:p>
          </table:table-cell>
          <table:table-cell table:number-columns-repeated="3"/>
        </table:table-row>
        <table:table-row table:style-name="ro1">
          <table:table-cell office:value-type="float" office:value="98523" calcext:value-type="float">
            <text:p>98523</text:p>
          </table:table-cell>
          <table:table-cell office:value-type="float" office:value="0.701217532157898" calcext:value-type="float">
            <text:p>0.701217532157898</text:p>
          </table:table-cell>
          <table:table-cell table:number-columns-repeated="3"/>
        </table:table-row>
        <table:table-row table:style-name="ro1">
          <table:table-cell office:value-type="float" office:value="98605" calcext:value-type="float">
            <text:p>98605</text:p>
          </table:table-cell>
          <table:table-cell office:value-type="float" office:value="0.700436294078827" calcext:value-type="float">
            <text:p>0.700436294078827</text:p>
          </table:table-cell>
          <table:table-cell table:number-columns-repeated="3"/>
        </table:table-row>
        <table:table-row table:style-name="ro1">
          <table:table-cell office:value-type="float" office:value="98754" calcext:value-type="float">
            <text:p>98754</text:p>
          </table:table-cell>
          <table:table-cell office:value-type="float" office:value="0.699867367744446" calcext:value-type="float">
            <text:p>0.699867367744446</text:p>
          </table:table-cell>
          <table:table-cell table:number-columns-repeated="3"/>
        </table:table-row>
        <table:table-row table:style-name="ro1">
          <table:table-cell office:value-type="float" office:value="98990" calcext:value-type="float">
            <text:p>98990</text:p>
          </table:table-cell>
          <table:table-cell office:value-type="float" office:value="0.698823273181915" calcext:value-type="float">
            <text:p>0.698823273181915</text:p>
          </table:table-cell>
          <table:table-cell table:number-columns-repeated="3"/>
        </table:table-row>
        <table:table-row table:style-name="ro1">
          <table:table-cell office:value-type="float" office:value="99055" calcext:value-type="float">
            <text:p>99055</text:p>
          </table:table-cell>
          <table:table-cell office:value-type="float" office:value="0.69901567697525" calcext:value-type="float">
            <text:p>0.69901567697525</text:p>
          </table:table-cell>
          <table:table-cell table:number-columns-repeated="3"/>
        </table:table-row>
        <table:table-row table:style-name="ro1">
          <table:table-cell office:value-type="float" office:value="99506" calcext:value-type="float">
            <text:p>99506</text:p>
          </table:table-cell>
          <table:table-cell office:value-type="float" office:value="0.702844440937042" calcext:value-type="float">
            <text:p>0.702844440937042</text:p>
          </table:table-cell>
          <table:table-cell table:number-columns-repeated="3"/>
        </table:table-row>
        <table:table-row table:style-name="ro1">
          <table:table-cell office:value-type="float" office:value="99612" calcext:value-type="float">
            <text:p>99612</text:p>
          </table:table-cell>
          <table:table-cell office:value-type="float" office:value="0.702507078647614" calcext:value-type="float">
            <text:p>0.702507078647614</text:p>
          </table:table-cell>
          <table:table-cell table:number-columns-repeated="3"/>
        </table:table-row>
        <table:table-row table:style-name="ro1">
          <table:table-cell office:value-type="float" office:value="99614" calcext:value-type="float">
            <text:p>99614</text:p>
          </table:table-cell>
          <table:table-cell office:value-type="float" office:value="0.702318727970123" calcext:value-type="float">
            <text:p>0.702318727970123</text:p>
          </table:table-cell>
          <table:table-cell table:number-columns-repeated="3"/>
        </table:table-row>
        <table:table-row table:style-name="ro1">
          <table:table-cell office:value-type="float" office:value="99884" calcext:value-type="float">
            <text:p>99884</text:p>
          </table:table-cell>
          <table:table-cell office:value-type="float" office:value="0.701303124427795" calcext:value-type="float">
            <text:p>0.701303124427795</text:p>
          </table:table-cell>
          <table:table-cell table:number-columns-repeated="3"/>
        </table:table-row>
        <table:table-row table:style-name="ro1">
          <table:table-cell office:value-type="float" office:value="100284" calcext:value-type="float">
            <text:p>100284</text:p>
          </table:table-cell>
          <table:table-cell office:value-type="float" office:value="0.703111469745636" calcext:value-type="float">
            <text:p>0.703111469745636</text:p>
          </table:table-cell>
          <table:table-cell table:number-columns-repeated="3"/>
        </table:table-row>
        <table:table-row table:style-name="ro1">
          <table:table-cell office:value-type="float" office:value="100323" calcext:value-type="float">
            <text:p>100323</text:p>
          </table:table-cell>
          <table:table-cell office:value-type="float" office:value="0.702842831611633" calcext:value-type="float">
            <text:p>0.702842831611633</text:p>
          </table:table-cell>
          <table:table-cell table:number-columns-repeated="3"/>
        </table:table-row>
        <table:table-row table:style-name="ro1">
          <table:table-cell office:value-type="float" office:value="100489" calcext:value-type="float">
            <text:p>100489</text:p>
          </table:table-cell>
          <table:table-cell office:value-type="float" office:value="0.704293489456177" calcext:value-type="float">
            <text:p>0.704293489456177</text:p>
          </table:table-cell>
          <table:table-cell table:number-columns-repeated="3"/>
        </table:table-row>
        <table:table-row table:style-name="ro1">
          <table:table-cell office:value-type="float" office:value="100566" calcext:value-type="float">
            <text:p>100566</text:p>
          </table:table-cell>
          <table:table-cell office:value-type="float" office:value="0.703528046607971" calcext:value-type="float">
            <text:p>0.703528046607971</text:p>
          </table:table-cell>
          <table:table-cell table:number-columns-repeated="3"/>
        </table:table-row>
        <table:table-row table:style-name="ro1">
          <table:table-cell office:value-type="float" office:value="100589" calcext:value-type="float">
            <text:p>100589</text:p>
          </table:table-cell>
          <table:table-cell office:value-type="float" office:value="0.704184055328369" calcext:value-type="float">
            <text:p>0.704184055328369</text:p>
          </table:table-cell>
          <table:table-cell table:number-columns-repeated="3"/>
        </table:table-row>
        <table:table-row table:style-name="ro1">
          <table:table-cell office:value-type="float" office:value="100751" calcext:value-type="float">
            <text:p>100751</text:p>
          </table:table-cell>
          <table:table-cell office:value-type="float" office:value="0.697627127170563" calcext:value-type="float">
            <text:p>0.697627127170563</text:p>
          </table:table-cell>
          <table:table-cell table:number-columns-repeated="3"/>
        </table:table-row>
        <table:table-row table:style-name="ro1">
          <table:table-cell office:value-type="float" office:value="100858" calcext:value-type="float">
            <text:p>100858</text:p>
          </table:table-cell>
          <table:table-cell office:value-type="float" office:value="0.699786245822907" calcext:value-type="float">
            <text:p>0.699786245822907</text:p>
          </table:table-cell>
          <table:table-cell table:number-columns-repeated="3"/>
        </table:table-row>
        <table:table-row table:style-name="ro1">
          <table:table-cell office:value-type="float" office:value="100890" calcext:value-type="float">
            <text:p>100890</text:p>
          </table:table-cell>
          <table:table-cell office:value-type="float" office:value="0.699487805366516" calcext:value-type="float">
            <text:p>0.699487805366516</text:p>
          </table:table-cell>
          <table:table-cell table:number-columns-repeated="3"/>
        </table:table-row>
        <table:table-row table:style-name="ro1">
          <table:table-cell office:value-type="float" office:value="100917" calcext:value-type="float">
            <text:p>100917</text:p>
          </table:table-cell>
          <table:table-cell office:value-type="float" office:value="0.700838446617126" calcext:value-type="float">
            <text:p>0.700838446617126</text:p>
          </table:table-cell>
          <table:table-cell table:number-columns-repeated="3"/>
        </table:table-row>
        <table:table-row table:style-name="ro1">
          <table:table-cell office:value-type="float" office:value="100926" calcext:value-type="float">
            <text:p>100926</text:p>
          </table:table-cell>
          <table:table-cell office:value-type="float" office:value="0.701396942138672" calcext:value-type="float">
            <text:p>0.701396942138672</text:p>
          </table:table-cell>
          <table:table-cell table:number-columns-repeated="3"/>
        </table:table-row>
        <table:table-row table:style-name="ro1">
          <table:table-cell office:value-type="float" office:value="100997" calcext:value-type="float">
            <text:p>100997</text:p>
          </table:table-cell>
          <table:table-cell office:value-type="float" office:value="0.703295707702637" calcext:value-type="float">
            <text:p>0.703295707702637</text:p>
          </table:table-cell>
          <table:table-cell table:number-columns-repeated="3"/>
        </table:table-row>
        <table:table-row table:style-name="ro1">
          <table:table-cell office:value-type="float" office:value="101072" calcext:value-type="float">
            <text:p>101072</text:p>
          </table:table-cell>
          <table:table-cell office:value-type="float" office:value="0.705771207809448" calcext:value-type="float">
            <text:p>0.705771207809448</text:p>
          </table:table-cell>
          <table:table-cell table:number-columns-repeated="3"/>
        </table:table-row>
        <table:table-row table:style-name="ro1">
          <table:table-cell office:value-type="float" office:value="101155" calcext:value-type="float">
            <text:p>101155</text:p>
          </table:table-cell>
          <table:table-cell office:value-type="float" office:value="0.705901443958283" calcext:value-type="float">
            <text:p>0.705901443958283</text:p>
          </table:table-cell>
          <table:table-cell table:number-columns-repeated="3"/>
        </table:table-row>
        <table:table-row table:style-name="ro1">
          <table:table-cell office:value-type="float" office:value="101234" calcext:value-type="float">
            <text:p>101234</text:p>
          </table:table-cell>
          <table:table-cell office:value-type="float" office:value="0.70383083820343" calcext:value-type="float">
            <text:p>0.70383083820343</text:p>
          </table:table-cell>
          <table:table-cell table:number-columns-repeated="3"/>
        </table:table-row>
        <table:table-row table:style-name="ro1">
          <table:table-cell office:value-type="float" office:value="101335" calcext:value-type="float">
            <text:p>101335</text:p>
          </table:table-cell>
          <table:table-cell office:value-type="float" office:value="0.702723383903503" calcext:value-type="float">
            <text:p>0.702723383903503</text:p>
          </table:table-cell>
          <table:table-cell table:number-columns-repeated="3"/>
        </table:table-row>
        <table:table-row table:style-name="ro1">
          <table:table-cell office:value-type="float" office:value="101355" calcext:value-type="float">
            <text:p>101355</text:p>
          </table:table-cell>
          <table:table-cell office:value-type="float" office:value="0.703260242938995" calcext:value-type="float">
            <text:p>0.703260242938995</text:p>
          </table:table-cell>
          <table:table-cell table:number-columns-repeated="3"/>
        </table:table-row>
        <table:table-row table:style-name="ro1">
          <table:table-cell office:value-type="float" office:value="101431" calcext:value-type="float">
            <text:p>101431</text:p>
          </table:table-cell>
          <table:table-cell office:value-type="float" office:value="0.702656447887421" calcext:value-type="float">
            <text:p>0.702656447887421</text:p>
          </table:table-cell>
          <table:table-cell table:number-columns-repeated="3"/>
        </table:table-row>
        <table:table-row table:style-name="ro1">
          <table:table-cell office:value-type="float" office:value="101488" calcext:value-type="float">
            <text:p>101488</text:p>
          </table:table-cell>
          <table:table-cell office:value-type="float" office:value="0.700394630432129" calcext:value-type="float">
            <text:p>0.700394630432129</text:p>
          </table:table-cell>
          <table:table-cell table:number-columns-repeated="3"/>
        </table:table-row>
        <table:table-row table:style-name="ro1">
          <table:table-cell office:value-type="float" office:value="101499" calcext:value-type="float">
            <text:p>101499</text:p>
          </table:table-cell>
          <table:table-cell office:value-type="float" office:value="0.701017796993256" calcext:value-type="float">
            <text:p>0.701017796993256</text:p>
          </table:table-cell>
          <table:table-cell table:number-columns-repeated="3"/>
        </table:table-row>
        <table:table-row table:style-name="ro1">
          <table:table-cell office:value-type="float" office:value="101923" calcext:value-type="float">
            <text:p>101923</text:p>
          </table:table-cell>
          <table:table-cell office:value-type="float" office:value="0.709566533565521" calcext:value-type="float">
            <text:p>0.709566533565521</text:p>
          </table:table-cell>
          <table:table-cell table:number-columns-repeated="3"/>
        </table:table-row>
        <table:table-row table:style-name="ro1">
          <table:table-cell office:value-type="float" office:value="101943" calcext:value-type="float">
            <text:p>101943</text:p>
          </table:table-cell>
          <table:table-cell office:value-type="float" office:value="0.709325909614563" calcext:value-type="float">
            <text:p>0.709325909614563</text:p>
          </table:table-cell>
          <table:table-cell table:number-columns-repeated="3"/>
        </table:table-row>
        <table:table-row table:style-name="ro1">
          <table:table-cell office:value-type="float" office:value="102307" calcext:value-type="float">
            <text:p>102307</text:p>
          </table:table-cell>
          <table:table-cell office:value-type="float" office:value="0.710565209388733" calcext:value-type="float">
            <text:p>0.710565209388733</text:p>
          </table:table-cell>
          <table:table-cell table:number-columns-repeated="3"/>
        </table:table-row>
        <table:table-row table:style-name="ro1">
          <table:table-cell office:value-type="float" office:value="102475" calcext:value-type="float">
            <text:p>102475</text:p>
          </table:table-cell>
          <table:table-cell office:value-type="float" office:value="0.708211719989777" calcext:value-type="float">
            <text:p>0.708211719989777</text:p>
          </table:table-cell>
          <table:table-cell table:number-columns-repeated="3"/>
        </table:table-row>
        <table:table-row table:style-name="ro1">
          <table:table-cell office:value-type="float" office:value="102509" calcext:value-type="float">
            <text:p>102509</text:p>
          </table:table-cell>
          <table:table-cell office:value-type="float" office:value="0.707048118114471" calcext:value-type="float">
            <text:p>0.707048118114471</text:p>
          </table:table-cell>
          <table:table-cell table:number-columns-repeated="3"/>
        </table:table-row>
        <table:table-row table:style-name="ro1">
          <table:table-cell office:value-type="float" office:value="102541" calcext:value-type="float">
            <text:p>102541</text:p>
          </table:table-cell>
          <table:table-cell office:value-type="float" office:value="0.705449938774109" calcext:value-type="float">
            <text:p>0.705449938774109</text:p>
          </table:table-cell>
          <table:table-cell table:number-columns-repeated="3"/>
        </table:table-row>
        <table:table-row table:style-name="ro1">
          <table:table-cell office:value-type="float" office:value="102595" calcext:value-type="float">
            <text:p>102595</text:p>
          </table:table-cell>
          <table:table-cell office:value-type="float" office:value="0.703942716121674" calcext:value-type="float">
            <text:p>0.703942716121674</text:p>
          </table:table-cell>
          <table:table-cell table:number-columns-repeated="3"/>
        </table:table-row>
        <table:table-row table:style-name="ro1">
          <table:table-cell office:value-type="float" office:value="102685" calcext:value-type="float">
            <text:p>102685</text:p>
          </table:table-cell>
          <table:table-cell office:value-type="float" office:value="0.703777074813843" calcext:value-type="float">
            <text:p>0.703777074813843</text:p>
          </table:table-cell>
          <table:table-cell table:number-columns-repeated="3"/>
        </table:table-row>
        <table:table-row table:style-name="ro1">
          <table:table-cell office:value-type="float" office:value="102880" calcext:value-type="float">
            <text:p>102880</text:p>
          </table:table-cell>
          <table:table-cell office:value-type="float" office:value="0.705083072185516" calcext:value-type="float">
            <text:p>0.705083072185516</text:p>
          </table:table-cell>
          <table:table-cell table:number-columns-repeated="3"/>
        </table:table-row>
        <table:table-row table:style-name="ro1">
          <table:table-cell office:value-type="float" office:value="102911" calcext:value-type="float">
            <text:p>102911</text:p>
          </table:table-cell>
          <table:table-cell office:value-type="float" office:value="0.704961180686951" calcext:value-type="float">
            <text:p>0.704961180686951</text:p>
          </table:table-cell>
          <table:table-cell table:number-columns-repeated="3"/>
        </table:table-row>
        <table:table-row table:style-name="ro1">
          <table:table-cell office:value-type="float" office:value="102966" calcext:value-type="float">
            <text:p>102966</text:p>
          </table:table-cell>
          <table:table-cell office:value-type="float" office:value="0.705737233161926" calcext:value-type="float">
            <text:p>0.705737233161926</text:p>
          </table:table-cell>
          <table:table-cell table:number-columns-repeated="3"/>
        </table:table-row>
        <table:table-row table:style-name="ro1">
          <table:table-cell office:value-type="float" office:value="103001" calcext:value-type="float">
            <text:p>103001</text:p>
          </table:table-cell>
          <table:table-cell office:value-type="float" office:value="0.705349504947662" calcext:value-type="float">
            <text:p>0.705349504947662</text:p>
          </table:table-cell>
          <table:table-cell table:number-columns-repeated="3"/>
        </table:table-row>
        <table:table-row table:style-name="ro1">
          <table:table-cell office:value-type="float" office:value="103011" calcext:value-type="float">
            <text:p>103011</text:p>
          </table:table-cell>
          <table:table-cell office:value-type="float" office:value="0.7040696144104" calcext:value-type="float">
            <text:p>0.7040696144104</text:p>
          </table:table-cell>
          <table:table-cell table:number-columns-repeated="3"/>
        </table:table-row>
        <table:table-row table:style-name="ro1">
          <table:table-cell office:value-type="float" office:value="103206" calcext:value-type="float">
            <text:p>103206</text:p>
          </table:table-cell>
          <table:table-cell office:value-type="float" office:value="0.707117199897766" calcext:value-type="float">
            <text:p>0.707117199897766</text:p>
          </table:table-cell>
          <table:table-cell table:number-columns-repeated="3"/>
        </table:table-row>
        <table:table-row table:style-name="ro1">
          <table:table-cell office:value-type="float" office:value="103317" calcext:value-type="float">
            <text:p>103317</text:p>
          </table:table-cell>
          <table:table-cell office:value-type="float" office:value="0.709329545497894" calcext:value-type="float">
            <text:p>0.709329545497894</text:p>
          </table:table-cell>
          <table:table-cell table:number-columns-repeated="3"/>
        </table:table-row>
        <table:table-row table:style-name="ro1">
          <table:table-cell office:value-type="float" office:value="103462" calcext:value-type="float">
            <text:p>103462</text:p>
          </table:table-cell>
          <table:table-cell office:value-type="float" office:value="0.709530711174011" calcext:value-type="float">
            <text:p>0.709530711174011</text:p>
          </table:table-cell>
          <table:table-cell table:number-columns-repeated="3"/>
        </table:table-row>
        <table:table-row table:style-name="ro1">
          <table:table-cell office:value-type="float" office:value="103517" calcext:value-type="float">
            <text:p>103517</text:p>
          </table:table-cell>
          <table:table-cell office:value-type="float" office:value="0.713496923446655" calcext:value-type="float">
            <text:p>0.713496923446655</text:p>
          </table:table-cell>
          <table:table-cell table:number-columns-repeated="3"/>
        </table:table-row>
        <table:table-row table:style-name="ro1">
          <table:table-cell office:value-type="float" office:value="103729" calcext:value-type="float">
            <text:p>103729</text:p>
          </table:table-cell>
          <table:table-cell office:value-type="float" office:value="0.711564481258392" calcext:value-type="float">
            <text:p>0.711564481258392</text:p>
          </table:table-cell>
          <table:table-cell table:number-columns-repeated="3"/>
        </table:table-row>
        <table:table-row table:style-name="ro1">
          <table:table-cell office:value-type="float" office:value="103947" calcext:value-type="float">
            <text:p>103947</text:p>
          </table:table-cell>
          <table:table-cell office:value-type="float" office:value="0.710080981254578" calcext:value-type="float">
            <text:p>0.710080981254578</text:p>
          </table:table-cell>
          <table:table-cell table:number-columns-repeated="3"/>
        </table:table-row>
        <table:table-row table:style-name="ro1">
          <table:table-cell office:value-type="float" office:value="104276" calcext:value-type="float">
            <text:p>104276</text:p>
          </table:table-cell>
          <table:table-cell office:value-type="float" office:value="0.706451714038849" calcext:value-type="float">
            <text:p>0.706451714038849</text:p>
          </table:table-cell>
          <table:table-cell table:number-columns-repeated="3"/>
        </table:table-row>
        <table:table-row table:style-name="ro1">
          <table:table-cell office:value-type="float" office:value="104334" calcext:value-type="float">
            <text:p>104334</text:p>
          </table:table-cell>
          <table:table-cell office:value-type="float" office:value="0.70844966173172" calcext:value-type="float">
            <text:p>0.70844966173172</text:p>
          </table:table-cell>
          <table:table-cell table:number-columns-repeated="3"/>
        </table:table-row>
        <table:table-row table:style-name="ro1">
          <table:table-cell office:value-type="float" office:value="104704" calcext:value-type="float">
            <text:p>104704</text:p>
          </table:table-cell>
          <table:table-cell office:value-type="float" office:value="0.711484789848328" calcext:value-type="float">
            <text:p>0.711484789848328</text:p>
          </table:table-cell>
          <table:table-cell table:number-columns-repeated="3"/>
        </table:table-row>
        <table:table-row table:style-name="ro1">
          <table:table-cell office:value-type="float" office:value="104808" calcext:value-type="float">
            <text:p>104808</text:p>
          </table:table-cell>
          <table:table-cell office:value-type="float" office:value="0.71027272939682" calcext:value-type="float">
            <text:p>0.71027272939682</text:p>
          </table:table-cell>
          <table:table-cell table:number-columns-repeated="3"/>
        </table:table-row>
        <table:table-row table:style-name="ro1">
          <table:table-cell office:value-type="float" office:value="104822" calcext:value-type="float">
            <text:p>104822</text:p>
          </table:table-cell>
          <table:table-cell office:value-type="float" office:value="0.70956301689148" calcext:value-type="float">
            <text:p>0.70956301689148</text:p>
          </table:table-cell>
          <table:table-cell table:number-columns-repeated="3"/>
        </table:table-row>
        <table:table-row table:style-name="ro1">
          <table:table-cell office:value-type="float" office:value="104841" calcext:value-type="float">
            <text:p>104841</text:p>
          </table:table-cell>
          <table:table-cell office:value-type="float" office:value="0.709232866764069" calcext:value-type="float">
            <text:p>0.709232866764069</text:p>
          </table:table-cell>
          <table:table-cell table:number-columns-repeated="3"/>
        </table:table-row>
        <table:table-row table:style-name="ro1">
          <table:table-cell office:value-type="float" office:value="104882" calcext:value-type="float">
            <text:p>104882</text:p>
          </table:table-cell>
          <table:table-cell office:value-type="float" office:value="0.706360638141632" calcext:value-type="float">
            <text:p>0.706360638141632</text:p>
          </table:table-cell>
          <table:table-cell table:number-columns-repeated="3"/>
        </table:table-row>
        <table:table-row table:style-name="ro1">
          <table:table-cell office:value-type="float" office:value="104896" calcext:value-type="float">
            <text:p>104896</text:p>
          </table:table-cell>
          <table:table-cell office:value-type="float" office:value="0.706247806549072" calcext:value-type="float">
            <text:p>0.706247806549072</text:p>
          </table:table-cell>
          <table:table-cell table:number-columns-repeated="3"/>
        </table:table-row>
        <table:table-row table:style-name="ro1">
          <table:table-cell office:value-type="float" office:value="104911" calcext:value-type="float">
            <text:p>104911</text:p>
          </table:table-cell>
          <table:table-cell office:value-type="float" office:value="0.704833805561066" calcext:value-type="float">
            <text:p>0.704833805561066</text:p>
          </table:table-cell>
          <table:table-cell table:number-columns-repeated="3"/>
        </table:table-row>
        <table:table-row table:style-name="ro1">
          <table:table-cell office:value-type="float" office:value="104924" calcext:value-type="float">
            <text:p>104924</text:p>
          </table:table-cell>
          <table:table-cell office:value-type="float" office:value="0.704941213130951" calcext:value-type="float">
            <text:p>0.704941213130951</text:p>
          </table:table-cell>
          <table:table-cell table:number-columns-repeated="3"/>
        </table:table-row>
        <table:table-row table:style-name="ro1">
          <table:table-cell office:value-type="float" office:value="104963" calcext:value-type="float">
            <text:p>104963</text:p>
          </table:table-cell>
          <table:table-cell office:value-type="float" office:value="0.705576598644257" calcext:value-type="float">
            <text:p>0.705576598644257</text:p>
          </table:table-cell>
          <table:table-cell table:number-columns-repeated="3"/>
        </table:table-row>
        <table:table-row table:style-name="ro1">
          <table:table-cell office:value-type="float" office:value="105003" calcext:value-type="float">
            <text:p>105003</text:p>
          </table:table-cell>
          <table:table-cell office:value-type="float" office:value="0.705336213111877" calcext:value-type="float">
            <text:p>0.705336213111877</text:p>
          </table:table-cell>
          <table:table-cell table:number-columns-repeated="3"/>
        </table:table-row>
        <table:table-row table:style-name="ro1">
          <table:table-cell office:value-type="float" office:value="105012" calcext:value-type="float">
            <text:p>105012</text:p>
          </table:table-cell>
          <table:table-cell office:value-type="float" office:value="0.705125391483307" calcext:value-type="float">
            <text:p>0.705125391483307</text:p>
          </table:table-cell>
          <table:table-cell table:number-columns-repeated="3"/>
        </table:table-row>
        <table:table-row table:style-name="ro1">
          <table:table-cell office:value-type="float" office:value="105069" calcext:value-type="float">
            <text:p>105069</text:p>
          </table:table-cell>
          <table:table-cell office:value-type="float" office:value="0.706329643726349" calcext:value-type="float">
            <text:p>0.706329643726349</text:p>
          </table:table-cell>
          <table:table-cell table:number-columns-repeated="3"/>
        </table:table-row>
        <table:table-row table:style-name="ro1">
          <table:table-cell office:value-type="float" office:value="105093" calcext:value-type="float">
            <text:p>105093</text:p>
          </table:table-cell>
          <table:table-cell office:value-type="float" office:value="0.706003546714783" calcext:value-type="float">
            <text:p>0.706003546714783</text:p>
          </table:table-cell>
          <table:table-cell table:number-columns-repeated="3"/>
        </table:table-row>
        <table:table-row table:style-name="ro1">
          <table:table-cell office:value-type="float" office:value="105263" calcext:value-type="float">
            <text:p>105263</text:p>
          </table:table-cell>
          <table:table-cell office:value-type="float" office:value="0.710759818553925" calcext:value-type="float">
            <text:p>0.710759818553925</text:p>
          </table:table-cell>
          <table:table-cell table:number-columns-repeated="3"/>
        </table:table-row>
        <table:table-row table:style-name="ro1">
          <table:table-cell office:value-type="float" office:value="105265" calcext:value-type="float">
            <text:p>105265</text:p>
          </table:table-cell>
          <table:table-cell office:value-type="float" office:value="0.710773825645447" calcext:value-type="float">
            <text:p>0.710773825645447</text:p>
          </table:table-cell>
          <table:table-cell table:number-columns-repeated="3"/>
        </table:table-row>
        <table:table-row table:style-name="ro1">
          <table:table-cell office:value-type="float" office:value="105434" calcext:value-type="float">
            <text:p>105434</text:p>
          </table:table-cell>
          <table:table-cell office:value-type="float" office:value="0.711392939090729" calcext:value-type="float">
            <text:p>0.711392939090729</text:p>
          </table:table-cell>
          <table:table-cell table:number-columns-repeated="3"/>
        </table:table-row>
        <table:table-row table:style-name="ro1">
          <table:table-cell office:value-type="float" office:value="105610" calcext:value-type="float">
            <text:p>105610</text:p>
          </table:table-cell>
          <table:table-cell office:value-type="float" office:value="0.71547544002533" calcext:value-type="float">
            <text:p>0.71547544002533</text:p>
          </table:table-cell>
          <table:table-cell table:number-columns-repeated="3"/>
        </table:table-row>
        <table:table-row table:style-name="ro1">
          <table:table-cell office:value-type="float" office:value="105702" calcext:value-type="float">
            <text:p>105702</text:p>
          </table:table-cell>
          <table:table-cell office:value-type="float" office:value="0.712622046470642" calcext:value-type="float">
            <text:p>0.712622046470642</text:p>
          </table:table-cell>
          <table:table-cell table:number-columns-repeated="3"/>
        </table:table-row>
        <table:table-row table:style-name="ro1">
          <table:table-cell office:value-type="float" office:value="105774" calcext:value-type="float">
            <text:p>105774</text:p>
          </table:table-cell>
          <table:table-cell office:value-type="float" office:value="0.711732268333435" calcext:value-type="float">
            <text:p>0.711732268333435</text:p>
          </table:table-cell>
          <table:table-cell table:number-columns-repeated="3"/>
        </table:table-row>
        <table:table-row table:style-name="ro1">
          <table:table-cell office:value-type="float" office:value="105788" calcext:value-type="float">
            <text:p>105788</text:p>
          </table:table-cell>
          <table:table-cell office:value-type="float" office:value="0.712353944778442" calcext:value-type="float">
            <text:p>0.712353944778442</text:p>
          </table:table-cell>
          <table:table-cell table:number-columns-repeated="3"/>
        </table:table-row>
        <table:table-row table:style-name="ro1">
          <table:table-cell office:value-type="float" office:value="105981" calcext:value-type="float">
            <text:p>105981</text:p>
          </table:table-cell>
          <table:table-cell office:value-type="float" office:value="0.712663054466248" calcext:value-type="float">
            <text:p>0.712663054466248</text:p>
          </table:table-cell>
          <table:table-cell table:number-columns-repeated="3"/>
        </table:table-row>
        <table:table-row table:style-name="ro1">
          <table:table-cell office:value-type="float" office:value="106210" calcext:value-type="float">
            <text:p>106210</text:p>
          </table:table-cell>
          <table:table-cell office:value-type="float" office:value="0.711594343185425" calcext:value-type="float">
            <text:p>0.711594343185425</text:p>
          </table:table-cell>
          <table:table-cell table:number-columns-repeated="3"/>
        </table:table-row>
        <table:table-row table:style-name="ro1">
          <table:table-cell office:value-type="float" office:value="106267" calcext:value-type="float">
            <text:p>106267</text:p>
          </table:table-cell>
          <table:table-cell office:value-type="float" office:value="0.712056040763855" calcext:value-type="float">
            <text:p>0.712056040763855</text:p>
          </table:table-cell>
          <table:table-cell table:number-columns-repeated="3"/>
        </table:table-row>
        <table:table-row table:style-name="ro1">
          <table:table-cell office:value-type="float" office:value="106390" calcext:value-type="float">
            <text:p>106390</text:p>
          </table:table-cell>
          <table:table-cell office:value-type="float" office:value="0.711505472660065" calcext:value-type="float">
            <text:p>0.711505472660065</text:p>
          </table:table-cell>
          <table:table-cell table:number-columns-repeated="3"/>
        </table:table-row>
        <table:table-row table:style-name="ro1">
          <table:table-cell office:value-type="float" office:value="106566" calcext:value-type="float">
            <text:p>106566</text:p>
          </table:table-cell>
          <table:table-cell office:value-type="float" office:value="0.710279703140259" calcext:value-type="float">
            <text:p>0.710279703140259</text:p>
          </table:table-cell>
          <table:table-cell table:number-columns-repeated="3"/>
        </table:table-row>
        <table:table-row table:style-name="ro1">
          <table:table-cell office:value-type="float" office:value="106666" calcext:value-type="float">
            <text:p>106666</text:p>
          </table:table-cell>
          <table:table-cell office:value-type="float" office:value="0.707955420017242" calcext:value-type="float">
            <text:p>0.707955420017242</text:p>
          </table:table-cell>
          <table:table-cell table:number-columns-repeated="3"/>
        </table:table-row>
        <table:table-row table:style-name="ro1">
          <table:table-cell office:value-type="float" office:value="106769" calcext:value-type="float">
            <text:p>106769</text:p>
          </table:table-cell>
          <table:table-cell office:value-type="float" office:value="0.707280457019806" calcext:value-type="float">
            <text:p>0.707280457019806</text:p>
          </table:table-cell>
          <table:table-cell table:number-columns-repeated="3"/>
        </table:table-row>
        <table:table-row table:style-name="ro1">
          <table:table-cell office:value-type="float" office:value="107103" calcext:value-type="float">
            <text:p>107103</text:p>
          </table:table-cell>
          <table:table-cell office:value-type="float" office:value="0.707326173782349" calcext:value-type="float">
            <text:p>0.707326173782349</text:p>
          </table:table-cell>
          <table:table-cell table:number-columns-repeated="3"/>
        </table:table-row>
        <table:table-row table:style-name="ro1">
          <table:table-cell office:value-type="float" office:value="107764" calcext:value-type="float">
            <text:p>107764</text:p>
          </table:table-cell>
          <table:table-cell office:value-type="float" office:value="0.712912321090698" calcext:value-type="float">
            <text:p>0.712912321090698</text:p>
          </table:table-cell>
          <table:table-cell table:number-columns-repeated="3"/>
        </table:table-row>
        <table:table-row table:style-name="ro1">
          <table:table-cell office:value-type="float" office:value="107804" calcext:value-type="float">
            <text:p>107804</text:p>
          </table:table-cell>
          <table:table-cell office:value-type="float" office:value="0.713750302791595" calcext:value-type="float">
            <text:p>0.713750302791595</text:p>
          </table:table-cell>
          <table:table-cell table:number-columns-repeated="3"/>
        </table:table-row>
        <table:table-row table:style-name="ro1">
          <table:table-cell office:value-type="float" office:value="107837" calcext:value-type="float">
            <text:p>107837</text:p>
          </table:table-cell>
          <table:table-cell office:value-type="float" office:value="0.712309896945953" calcext:value-type="float">
            <text:p>0.712309896945953</text:p>
          </table:table-cell>
          <table:table-cell table:number-columns-repeated="3"/>
        </table:table-row>
        <table:table-row table:style-name="ro1">
          <table:table-cell office:value-type="float" office:value="108021" calcext:value-type="float">
            <text:p>108021</text:p>
          </table:table-cell>
          <table:table-cell office:value-type="float" office:value="0.71829628944397" calcext:value-type="float">
            <text:p>0.71829628944397</text:p>
          </table:table-cell>
          <table:table-cell table:number-columns-repeated="3"/>
        </table:table-row>
        <table:table-row table:style-name="ro1">
          <table:table-cell office:value-type="float" office:value="108449" calcext:value-type="float">
            <text:p>108449</text:p>
          </table:table-cell>
          <table:table-cell office:value-type="float" office:value="0.728197515010834" calcext:value-type="float">
            <text:p>0.728197515010834</text:p>
          </table:table-cell>
          <table:table-cell table:number-columns-repeated="3"/>
        </table:table-row>
        <table:table-row table:style-name="ro1">
          <table:table-cell office:value-type="float" office:value="108586" calcext:value-type="float">
            <text:p>108586</text:p>
          </table:table-cell>
          <table:table-cell office:value-type="float" office:value="0.727945566177368" calcext:value-type="float">
            <text:p>0.727945566177368</text:p>
          </table:table-cell>
          <table:table-cell table:number-columns-repeated="3"/>
        </table:table-row>
        <table:table-row table:style-name="ro1">
          <table:table-cell office:value-type="float" office:value="109098" calcext:value-type="float">
            <text:p>109098</text:p>
          </table:table-cell>
          <table:table-cell office:value-type="float" office:value="0.724854052066803" calcext:value-type="float">
            <text:p>0.724854052066803</text:p>
          </table:table-cell>
          <table:table-cell table:number-columns-repeated="3"/>
        </table:table-row>
        <table:table-row table:style-name="ro1">
          <table:table-cell office:value-type="float" office:value="109242" calcext:value-type="float">
            <text:p>109242</text:p>
          </table:table-cell>
          <table:table-cell office:value-type="float" office:value="0.729009568691254" calcext:value-type="float">
            <text:p>0.729009568691254</text:p>
          </table:table-cell>
          <table:table-cell table:number-columns-repeated="3"/>
        </table:table-row>
        <table:table-row table:style-name="ro1">
          <table:table-cell office:value-type="float" office:value="109243" calcext:value-type="float">
            <text:p>109243</text:p>
          </table:table-cell>
          <table:table-cell office:value-type="float" office:value="0.729026257991791" calcext:value-type="float">
            <text:p>0.729026257991791</text:p>
          </table:table-cell>
          <table:table-cell table:number-columns-repeated="3"/>
        </table:table-row>
        <table:table-row table:style-name="ro1">
          <table:table-cell office:value-type="float" office:value="109301" calcext:value-type="float">
            <text:p>109301</text:p>
          </table:table-cell>
          <table:table-cell office:value-type="float" office:value="0.729884386062622" calcext:value-type="float">
            <text:p>0.729884386062622</text:p>
          </table:table-cell>
          <table:table-cell table:number-columns-repeated="3"/>
        </table:table-row>
        <table:table-row table:style-name="ro1">
          <table:table-cell office:value-type="float" office:value="109501" calcext:value-type="float">
            <text:p>109501</text:p>
          </table:table-cell>
          <table:table-cell office:value-type="float" office:value="0.730794608592987" calcext:value-type="float">
            <text:p>0.730794608592987</text:p>
          </table:table-cell>
          <table:table-cell table:number-columns-repeated="3"/>
        </table:table-row>
        <table:table-row table:style-name="ro1">
          <table:table-cell office:value-type="float" office:value="109580" calcext:value-type="float">
            <text:p>109580</text:p>
          </table:table-cell>
          <table:table-cell office:value-type="float" office:value="0.730949282646179" calcext:value-type="float">
            <text:p>0.730949282646179</text:p>
          </table:table-cell>
          <table:table-cell table:number-columns-repeated="3"/>
        </table:table-row>
        <table:table-row table:style-name="ro1">
          <table:table-cell office:value-type="float" office:value="109822" calcext:value-type="float">
            <text:p>109822</text:p>
          </table:table-cell>
          <table:table-cell office:value-type="float" office:value="0.724719524383545" calcext:value-type="float">
            <text:p>0.724719524383545</text:p>
          </table:table-cell>
          <table:table-cell table:number-columns-repeated="3"/>
        </table:table-row>
        <table:table-row table:style-name="ro1">
          <table:table-cell office:value-type="float" office:value="110063" calcext:value-type="float">
            <text:p>110063</text:p>
          </table:table-cell>
          <table:table-cell office:value-type="float" office:value="0.72070300579071" calcext:value-type="float">
            <text:p>0.72070300579071</text:p>
          </table:table-cell>
          <table:table-cell table:number-columns-repeated="3"/>
        </table:table-row>
        <table:table-row table:style-name="ro1">
          <table:table-cell office:value-type="float" office:value="110191" calcext:value-type="float">
            <text:p>110191</text:p>
          </table:table-cell>
          <table:table-cell office:value-type="float" office:value="0.720512211322784" calcext:value-type="float">
            <text:p>0.720512211322784</text:p>
          </table:table-cell>
          <table:table-cell table:number-columns-repeated="3"/>
        </table:table-row>
        <table:table-row table:style-name="ro1">
          <table:table-cell office:value-type="float" office:value="110224" calcext:value-type="float">
            <text:p>110224</text:p>
          </table:table-cell>
          <table:table-cell office:value-type="float" office:value="0.718618631362915" calcext:value-type="float">
            <text:p>0.718618631362915</text:p>
          </table:table-cell>
          <table:table-cell table:number-columns-repeated="3"/>
        </table:table-row>
        <table:table-row table:style-name="ro1">
          <table:table-cell office:value-type="float" office:value="110306" calcext:value-type="float">
            <text:p>110306</text:p>
          </table:table-cell>
          <table:table-cell office:value-type="float" office:value="0.720386147499085" calcext:value-type="float">
            <text:p>0.720386147499085</text:p>
          </table:table-cell>
          <table:table-cell table:number-columns-repeated="3"/>
        </table:table-row>
        <table:table-row table:style-name="ro1">
          <table:table-cell office:value-type="float" office:value="110418" calcext:value-type="float">
            <text:p>110418</text:p>
          </table:table-cell>
          <table:table-cell office:value-type="float" office:value="0.717613875865936" calcext:value-type="float">
            <text:p>0.717613875865936</text:p>
          </table:table-cell>
          <table:table-cell table:number-columns-repeated="3"/>
        </table:table-row>
        <table:table-row table:style-name="ro1">
          <table:table-cell office:value-type="float" office:value="110478" calcext:value-type="float">
            <text:p>110478</text:p>
          </table:table-cell>
          <table:table-cell office:value-type="float" office:value="0.716120660305023" calcext:value-type="float">
            <text:p>0.716120660305023</text:p>
          </table:table-cell>
          <table:table-cell table:number-columns-repeated="3"/>
        </table:table-row>
        <table:table-row table:style-name="ro1">
          <table:table-cell office:value-type="float" office:value="110586" calcext:value-type="float">
            <text:p>110586</text:p>
          </table:table-cell>
          <table:table-cell office:value-type="float" office:value="0.714605569839478" calcext:value-type="float">
            <text:p>0.714605569839478</text:p>
          </table:table-cell>
          <table:table-cell table:number-columns-repeated="3"/>
        </table:table-row>
        <table:table-row table:style-name="ro1">
          <table:table-cell office:value-type="float" office:value="110622" calcext:value-type="float">
            <text:p>110622</text:p>
          </table:table-cell>
          <table:table-cell office:value-type="float" office:value="0.715334177017212" calcext:value-type="float">
            <text:p>0.715334177017212</text:p>
          </table:table-cell>
          <table:table-cell table:number-columns-repeated="3"/>
        </table:table-row>
        <table:table-row table:style-name="ro1">
          <table:table-cell office:value-type="float" office:value="110641" calcext:value-type="float">
            <text:p>110641</text:p>
          </table:table-cell>
          <table:table-cell office:value-type="float" office:value="0.715275228023529" calcext:value-type="float">
            <text:p>0.715275228023529</text:p>
          </table:table-cell>
          <table:table-cell table:number-columns-repeated="3"/>
        </table:table-row>
        <table:table-row table:style-name="ro1">
          <table:table-cell office:value-type="float" office:value="110737" calcext:value-type="float">
            <text:p>110737</text:p>
          </table:table-cell>
          <table:table-cell office:value-type="float" office:value="0.717781841754913" calcext:value-type="float">
            <text:p>0.717781841754913</text:p>
          </table:table-cell>
          <table:table-cell table:number-columns-repeated="3"/>
        </table:table-row>
        <table:table-row table:style-name="ro1">
          <table:table-cell office:value-type="float" office:value="110781" calcext:value-type="float">
            <text:p>110781</text:p>
          </table:table-cell>
          <table:table-cell office:value-type="float" office:value="0.716310858726501" calcext:value-type="float">
            <text:p>0.716310858726501</text:p>
          </table:table-cell>
          <table:table-cell table:number-columns-repeated="3"/>
        </table:table-row>
        <table:table-row table:style-name="ro1">
          <table:table-cell office:value-type="float" office:value="111194" calcext:value-type="float">
            <text:p>111194</text:p>
          </table:table-cell>
          <table:table-cell office:value-type="float" office:value="0.716269493103027" calcext:value-type="float">
            <text:p>0.716269493103027</text:p>
          </table:table-cell>
          <table:table-cell table:number-columns-repeated="3"/>
        </table:table-row>
        <table:table-row table:style-name="ro1">
          <table:table-cell office:value-type="float" office:value="111235" calcext:value-type="float">
            <text:p>111235</text:p>
          </table:table-cell>
          <table:table-cell office:value-type="float" office:value="0.716706931591034" calcext:value-type="float">
            <text:p>0.716706931591034</text:p>
          </table:table-cell>
          <table:table-cell table:number-columns-repeated="3"/>
        </table:table-row>
        <table:table-row table:style-name="ro1">
          <table:table-cell office:value-type="float" office:value="111323" calcext:value-type="float">
            <text:p>111323</text:p>
          </table:table-cell>
          <table:table-cell office:value-type="float" office:value="0.717195808887482" calcext:value-type="float">
            <text:p>0.717195808887482</text:p>
          </table:table-cell>
          <table:table-cell table:number-columns-repeated="3"/>
        </table:table-row>
        <table:table-row table:style-name="ro1">
          <table:table-cell office:value-type="float" office:value="111545" calcext:value-type="float">
            <text:p>111545</text:p>
          </table:table-cell>
          <table:table-cell office:value-type="float" office:value="0.716599643230438" calcext:value-type="float">
            <text:p>0.716599643230438</text:p>
          </table:table-cell>
          <table:table-cell table:number-columns-repeated="3"/>
        </table:table-row>
        <table:table-row table:style-name="ro1">
          <table:table-cell office:value-type="float" office:value="111581" calcext:value-type="float">
            <text:p>111581</text:p>
          </table:table-cell>
          <table:table-cell office:value-type="float" office:value="0.717978656291962" calcext:value-type="float">
            <text:p>0.717978656291962</text:p>
          </table:table-cell>
          <table:table-cell table:number-columns-repeated="3"/>
        </table:table-row>
        <table:table-row table:style-name="ro1">
          <table:table-cell office:value-type="float" office:value="111698" calcext:value-type="float">
            <text:p>111698</text:p>
          </table:table-cell>
          <table:table-cell office:value-type="float" office:value="0.717519342899323" calcext:value-type="float">
            <text:p>0.717519342899323</text:p>
          </table:table-cell>
          <table:table-cell table:number-columns-repeated="3"/>
        </table:table-row>
        <table:table-row table:style-name="ro1">
          <table:table-cell office:value-type="float" office:value="111887" calcext:value-type="float">
            <text:p>111887</text:p>
          </table:table-cell>
          <table:table-cell office:value-type="float" office:value="0.716773688793182" calcext:value-type="float">
            <text:p>0.716773688793182</text:p>
          </table:table-cell>
          <table:table-cell table:number-columns-repeated="3"/>
        </table:table-row>
        <table:table-row table:style-name="ro1">
          <table:table-cell office:value-type="float" office:value="111915" calcext:value-type="float">
            <text:p>111915</text:p>
          </table:table-cell>
          <table:table-cell office:value-type="float" office:value="0.716795980930328" calcext:value-type="float">
            <text:p>0.716795980930328</text:p>
          </table:table-cell>
          <table:table-cell table:number-columns-repeated="3"/>
        </table:table-row>
        <table:table-row table:style-name="ro1">
          <table:table-cell office:value-type="float" office:value="112470" calcext:value-type="float">
            <text:p>112470</text:p>
          </table:table-cell>
          <table:table-cell office:value-type="float" office:value="0.704543948173523" calcext:value-type="float">
            <text:p>0.704543948173523</text:p>
          </table:table-cell>
          <table:table-cell table:number-columns-repeated="3"/>
        </table:table-row>
        <table:table-row table:style-name="ro1">
          <table:table-cell office:value-type="float" office:value="112664" calcext:value-type="float">
            <text:p>112664</text:p>
          </table:table-cell>
          <table:table-cell office:value-type="float" office:value="0.705876529216766" calcext:value-type="float">
            <text:p>0.705876529216766</text:p>
          </table:table-cell>
          <table:table-cell table:number-columns-repeated="3"/>
        </table:table-row>
        <table:table-row table:style-name="ro1">
          <table:table-cell office:value-type="float" office:value="112703" calcext:value-type="float">
            <text:p>112703</text:p>
          </table:table-cell>
          <table:table-cell office:value-type="float" office:value="0.706947028636932" calcext:value-type="float">
            <text:p>0.706947028636932</text:p>
          </table:table-cell>
          <table:table-cell table:number-columns-repeated="3"/>
        </table:table-row>
        <table:table-row table:style-name="ro1">
          <table:table-cell office:value-type="float" office:value="112902" calcext:value-type="float">
            <text:p>112902</text:p>
          </table:table-cell>
          <table:table-cell office:value-type="float" office:value="0.707043766975403" calcext:value-type="float">
            <text:p>0.707043766975403</text:p>
          </table:table-cell>
          <table:table-cell table:number-columns-repeated="3"/>
        </table:table-row>
        <table:table-row table:style-name="ro1">
          <table:table-cell office:value-type="float" office:value="113322" calcext:value-type="float">
            <text:p>113322</text:p>
          </table:table-cell>
          <table:table-cell office:value-type="float" office:value="0.706701815128326" calcext:value-type="float">
            <text:p>0.706701815128326</text:p>
          </table:table-cell>
          <table:table-cell table:number-columns-repeated="3"/>
        </table:table-row>
        <table:table-row table:style-name="ro1">
          <table:table-cell office:value-type="float" office:value="113463" calcext:value-type="float">
            <text:p>113463</text:p>
          </table:table-cell>
          <table:table-cell office:value-type="float" office:value="0.709176003932953" calcext:value-type="float">
            <text:p>0.709176003932953</text:p>
          </table:table-cell>
          <table:table-cell table:number-columns-repeated="3"/>
        </table:table-row>
        <table:table-row table:style-name="ro1">
          <table:table-cell office:value-type="float" office:value="113589" calcext:value-type="float">
            <text:p>113589</text:p>
          </table:table-cell>
          <table:table-cell office:value-type="float" office:value="0.708738148212433" calcext:value-type="float">
            <text:p>0.708738148212433</text:p>
          </table:table-cell>
          <table:table-cell table:number-columns-repeated="3"/>
        </table:table-row>
        <table:table-row table:style-name="ro1">
          <table:table-cell office:value-type="float" office:value="113741" calcext:value-type="float">
            <text:p>113741</text:p>
          </table:table-cell>
          <table:table-cell office:value-type="float" office:value="0.709245383739471" calcext:value-type="float">
            <text:p>0.709245383739471</text:p>
          </table:table-cell>
          <table:table-cell table:number-columns-repeated="3"/>
        </table:table-row>
        <table:table-row table:style-name="ro1">
          <table:table-cell office:value-type="float" office:value="113980" calcext:value-type="float">
            <text:p>113980</text:p>
          </table:table-cell>
          <table:table-cell office:value-type="float" office:value="0.707931578159332" calcext:value-type="float">
            <text:p>0.707931578159332</text:p>
          </table:table-cell>
          <table:table-cell table:number-columns-repeated="3"/>
        </table:table-row>
        <table:table-row table:style-name="ro1">
          <table:table-cell office:value-type="float" office:value="114292" calcext:value-type="float">
            <text:p>114292</text:p>
          </table:table-cell>
          <table:table-cell office:value-type="float" office:value="0.709168434143066" calcext:value-type="float">
            <text:p>0.709168434143066</text:p>
          </table:table-cell>
          <table:table-cell table:number-columns-repeated="3"/>
        </table:table-row>
        <table:table-row table:style-name="ro1">
          <table:table-cell office:value-type="float" office:value="114459" calcext:value-type="float">
            <text:p>114459</text:p>
          </table:table-cell>
          <table:table-cell office:value-type="float" office:value="0.709846317768097" calcext:value-type="float">
            <text:p>0.709846317768097</text:p>
          </table:table-cell>
          <table:table-cell table:number-columns-repeated="3"/>
        </table:table-row>
        <table:table-row table:style-name="ro1">
          <table:table-cell office:value-type="float" office:value="114467" calcext:value-type="float">
            <text:p>114467</text:p>
          </table:table-cell>
          <table:table-cell office:value-type="float" office:value="0.709790408611298" calcext:value-type="float">
            <text:p>0.709790408611298</text:p>
          </table:table-cell>
          <table:table-cell table:number-columns-repeated="3"/>
        </table:table-row>
        <table:table-row table:style-name="ro1">
          <table:table-cell office:value-type="float" office:value="114703" calcext:value-type="float">
            <text:p>114703</text:p>
          </table:table-cell>
          <table:table-cell office:value-type="float" office:value="0.707383275032043" calcext:value-type="float">
            <text:p>0.707383275032043</text:p>
          </table:table-cell>
          <table:table-cell table:number-columns-repeated="3"/>
        </table:table-row>
        <table:table-row table:style-name="ro1">
          <table:table-cell office:value-type="float" office:value="114820" calcext:value-type="float">
            <text:p>114820</text:p>
          </table:table-cell>
          <table:table-cell office:value-type="float" office:value="0.708101630210876" calcext:value-type="float">
            <text:p>0.708101630210876</text:p>
          </table:table-cell>
          <table:table-cell table:number-columns-repeated="3"/>
        </table:table-row>
        <table:table-row table:style-name="ro1">
          <table:table-cell office:value-type="float" office:value="115096" calcext:value-type="float">
            <text:p>115096</text:p>
          </table:table-cell>
          <table:table-cell office:value-type="float" office:value="0.710973024368286" calcext:value-type="float">
            <text:p>0.710973024368286</text:p>
          </table:table-cell>
          <table:table-cell table:number-columns-repeated="3"/>
        </table:table-row>
        <table:table-row table:style-name="ro1">
          <table:table-cell office:value-type="float" office:value="115149" calcext:value-type="float">
            <text:p>115149</text:p>
          </table:table-cell>
          <table:table-cell office:value-type="float" office:value="0.711324572563171" calcext:value-type="float">
            <text:p>0.711324572563171</text:p>
          </table:table-cell>
          <table:table-cell table:number-columns-repeated="3"/>
        </table:table-row>
        <table:table-row table:style-name="ro1">
          <table:table-cell office:value-type="float" office:value="115506" calcext:value-type="float">
            <text:p>115506</text:p>
          </table:table-cell>
          <table:table-cell office:value-type="float" office:value="0.709470272064209" calcext:value-type="float">
            <text:p>0.709470272064209</text:p>
          </table:table-cell>
          <table:table-cell table:number-columns-repeated="3"/>
        </table:table-row>
        <table:table-row table:style-name="ro1">
          <table:table-cell office:value-type="float" office:value="115518" calcext:value-type="float">
            <text:p>115518</text:p>
          </table:table-cell>
          <table:table-cell office:value-type="float" office:value="0.710565149784088" calcext:value-type="float">
            <text:p>0.710565149784088</text:p>
          </table:table-cell>
          <table:table-cell table:number-columns-repeated="3"/>
        </table:table-row>
        <table:table-row table:style-name="ro1">
          <table:table-cell office:value-type="float" office:value="115765" calcext:value-type="float">
            <text:p>115765</text:p>
          </table:table-cell>
          <table:table-cell office:value-type="float" office:value="0.70366382598877" calcext:value-type="float">
            <text:p>0.70366382598877</text:p>
          </table:table-cell>
          <table:table-cell table:number-columns-repeated="3"/>
        </table:table-row>
        <table:table-row table:style-name="ro1">
          <table:table-cell office:value-type="float" office:value="115772" calcext:value-type="float">
            <text:p>115772</text:p>
          </table:table-cell>
          <table:table-cell office:value-type="float" office:value="0.703496038913727" calcext:value-type="float">
            <text:p>0.703496038913727</text:p>
          </table:table-cell>
          <table:table-cell table:number-columns-repeated="3"/>
        </table:table-row>
        <table:table-row table:style-name="ro1">
          <table:table-cell office:value-type="float" office:value="115878" calcext:value-type="float">
            <text:p>115878</text:p>
          </table:table-cell>
          <table:table-cell office:value-type="float" office:value="0.700770199298858" calcext:value-type="float">
            <text:p>0.700770199298858</text:p>
          </table:table-cell>
          <table:table-cell table:number-columns-repeated="3"/>
        </table:table-row>
        <table:table-row table:style-name="ro1">
          <table:table-cell office:value-type="float" office:value="116039" calcext:value-type="float">
            <text:p>116039</text:p>
          </table:table-cell>
          <table:table-cell office:value-type="float" office:value="0.695999681949616" calcext:value-type="float">
            <text:p>0.695999681949616</text:p>
          </table:table-cell>
          <table:table-cell table:number-columns-repeated="3"/>
        </table:table-row>
        <table:table-row table:style-name="ro1">
          <table:table-cell office:value-type="float" office:value="116129" calcext:value-type="float">
            <text:p>116129</text:p>
          </table:table-cell>
          <table:table-cell office:value-type="float" office:value="0.699019849300385" calcext:value-type="float">
            <text:p>0.699019849300385</text:p>
          </table:table-cell>
          <table:table-cell table:number-columns-repeated="3"/>
        </table:table-row>
        <table:table-row table:style-name="ro1">
          <table:table-cell office:value-type="float" office:value="116387" calcext:value-type="float">
            <text:p>116387</text:p>
          </table:table-cell>
          <table:table-cell office:value-type="float" office:value="0.700358152389526" calcext:value-type="float">
            <text:p>0.700358152389526</text:p>
          </table:table-cell>
          <table:table-cell table:number-columns-repeated="3"/>
        </table:table-row>
        <table:table-row table:style-name="ro1">
          <table:table-cell office:value-type="float" office:value="116453" calcext:value-type="float">
            <text:p>116453</text:p>
          </table:table-cell>
          <table:table-cell office:value-type="float" office:value="0.700825452804565" calcext:value-type="float">
            <text:p>0.700825452804565</text:p>
          </table:table-cell>
          <table:table-cell table:number-columns-repeated="3"/>
        </table:table-row>
        <table:table-row table:style-name="ro1">
          <table:table-cell office:value-type="float" office:value="116624" calcext:value-type="float">
            <text:p>116624</text:p>
          </table:table-cell>
          <table:table-cell office:value-type="float" office:value="0.698485195636749" calcext:value-type="float">
            <text:p>0.698485195636749</text:p>
          </table:table-cell>
          <table:table-cell table:number-columns-repeated="3"/>
        </table:table-row>
        <table:table-row table:style-name="ro1">
          <table:table-cell office:value-type="float" office:value="116673" calcext:value-type="float">
            <text:p>116673</text:p>
          </table:table-cell>
          <table:table-cell office:value-type="float" office:value="0.699108481407166" calcext:value-type="float">
            <text:p>0.699108481407166</text:p>
          </table:table-cell>
          <table:table-cell table:number-columns-repeated="3"/>
        </table:table-row>
        <table:table-row table:style-name="ro1">
          <table:table-cell office:value-type="float" office:value="116711" calcext:value-type="float">
            <text:p>116711</text:p>
          </table:table-cell>
          <table:table-cell office:value-type="float" office:value="0.698085129261017" calcext:value-type="float">
            <text:p>0.698085129261017</text:p>
          </table:table-cell>
          <table:table-cell table:number-columns-repeated="3"/>
        </table:table-row>
        <table:table-row table:style-name="ro1">
          <table:table-cell office:value-type="float" office:value="116745" calcext:value-type="float">
            <text:p>116745</text:p>
          </table:table-cell>
          <table:table-cell office:value-type="float" office:value="0.698162257671356" calcext:value-type="float">
            <text:p>0.698162257671356</text:p>
          </table:table-cell>
          <table:table-cell table:number-columns-repeated="3"/>
        </table:table-row>
        <table:table-row table:style-name="ro1">
          <table:table-cell office:value-type="float" office:value="116783" calcext:value-type="float">
            <text:p>116783</text:p>
          </table:table-cell>
          <table:table-cell office:value-type="float" office:value="0.700064778327942" calcext:value-type="float">
            <text:p>0.700064778327942</text:p>
          </table:table-cell>
          <table:table-cell table:number-columns-repeated="3"/>
        </table:table-row>
        <table:table-row table:style-name="ro1">
          <table:table-cell office:value-type="float" office:value="116822" calcext:value-type="float">
            <text:p>116822</text:p>
          </table:table-cell>
          <table:table-cell office:value-type="float" office:value="0.698515713214874" calcext:value-type="float">
            <text:p>0.698515713214874</text:p>
          </table:table-cell>
          <table:table-cell table:number-columns-repeated="3"/>
        </table:table-row>
        <table:table-row table:style-name="ro1">
          <table:table-cell office:value-type="float" office:value="116938" calcext:value-type="float">
            <text:p>116938</text:p>
          </table:table-cell>
          <table:table-cell office:value-type="float" office:value="0.697329819202423" calcext:value-type="float">
            <text:p>0.697329819202423</text:p>
          </table:table-cell>
          <table:table-cell table:number-columns-repeated="3"/>
        </table:table-row>
        <table:table-row table:style-name="ro1">
          <table:table-cell office:value-type="float" office:value="116977" calcext:value-type="float">
            <text:p>116977</text:p>
          </table:table-cell>
          <table:table-cell office:value-type="float" office:value="0.698238551616669" calcext:value-type="float">
            <text:p>0.698238551616669</text:p>
          </table:table-cell>
          <table:table-cell table:number-columns-repeated="3"/>
        </table:table-row>
        <table:table-row table:style-name="ro1">
          <table:table-cell office:value-type="float" office:value="117016" calcext:value-type="float">
            <text:p>117016</text:p>
          </table:table-cell>
          <table:table-cell office:value-type="float" office:value="0.697786867618561" calcext:value-type="float">
            <text:p>0.697786867618561</text:p>
          </table:table-cell>
          <table:table-cell table:number-columns-repeated="3"/>
        </table:table-row>
        <table:table-row table:style-name="ro1">
          <table:table-cell office:value-type="float" office:value="117030" calcext:value-type="float">
            <text:p>117030</text:p>
          </table:table-cell>
          <table:table-cell office:value-type="float" office:value="0.69832319021225" calcext:value-type="float">
            <text:p>0.69832319021225</text:p>
          </table:table-cell>
          <table:table-cell table:number-columns-repeated="3"/>
        </table:table-row>
        <table:table-row table:style-name="ro1">
          <table:table-cell office:value-type="float" office:value="117047" calcext:value-type="float">
            <text:p>117047</text:p>
          </table:table-cell>
          <table:table-cell office:value-type="float" office:value="0.699136435985565" calcext:value-type="float">
            <text:p>0.699136435985565</text:p>
          </table:table-cell>
          <table:table-cell table:number-columns-repeated="3"/>
        </table:table-row>
        <table:table-row table:style-name="ro1">
          <table:table-cell office:value-type="float" office:value="117155" calcext:value-type="float">
            <text:p>117155</text:p>
          </table:table-cell>
          <table:table-cell office:value-type="float" office:value="0.700255990028381" calcext:value-type="float">
            <text:p>0.700255990028381</text:p>
          </table:table-cell>
          <table:table-cell table:number-columns-repeated="3"/>
        </table:table-row>
        <table:table-row table:style-name="ro1">
          <table:table-cell office:value-type="float" office:value="117175" calcext:value-type="float">
            <text:p>117175</text:p>
          </table:table-cell>
          <table:table-cell office:value-type="float" office:value="0.700423300266266" calcext:value-type="float">
            <text:p>0.700423300266266</text:p>
          </table:table-cell>
          <table:table-cell table:number-columns-repeated="3"/>
        </table:table-row>
        <table:table-row table:style-name="ro1">
          <table:table-cell office:value-type="float" office:value="117209" calcext:value-type="float">
            <text:p>117209</text:p>
          </table:table-cell>
          <table:table-cell office:value-type="float" office:value="0.699700117111206" calcext:value-type="float">
            <text:p>0.699700117111206</text:p>
          </table:table-cell>
          <table:table-cell table:number-columns-repeated="3"/>
        </table:table-row>
        <table:table-row table:style-name="ro1">
          <table:table-cell office:value-type="float" office:value="117267" calcext:value-type="float">
            <text:p>117267</text:p>
          </table:table-cell>
          <table:table-cell office:value-type="float" office:value="0.698733866214752" calcext:value-type="float">
            <text:p>0.698733866214752</text:p>
          </table:table-cell>
          <table:table-cell table:number-columns-repeated="3"/>
        </table:table-row>
        <table:table-row table:style-name="ro1">
          <table:table-cell office:value-type="float" office:value="117635" calcext:value-type="float">
            <text:p>117635</text:p>
          </table:table-cell>
          <table:table-cell office:value-type="float" office:value="0.695251882076263" calcext:value-type="float">
            <text:p>0.695251882076263</text:p>
          </table:table-cell>
          <table:table-cell table:number-columns-repeated="3"/>
        </table:table-row>
        <table:table-row table:style-name="ro1">
          <table:table-cell office:value-type="float" office:value="117825" calcext:value-type="float">
            <text:p>117825</text:p>
          </table:table-cell>
          <table:table-cell office:value-type="float" office:value="0.692375242710114" calcext:value-type="float">
            <text:p>0.692375242710114</text:p>
          </table:table-cell>
          <table:table-cell table:number-columns-repeated="3"/>
        </table:table-row>
        <table:table-row table:style-name="ro1">
          <table:table-cell office:value-type="float" office:value="117941" calcext:value-type="float">
            <text:p>117941</text:p>
          </table:table-cell>
          <table:table-cell office:value-type="float" office:value="0.693912863731384" calcext:value-type="float">
            <text:p>0.693912863731384</text:p>
          </table:table-cell>
          <table:table-cell table:number-columns-repeated="3"/>
        </table:table-row>
        <table:table-row table:style-name="ro1">
          <table:table-cell office:value-type="float" office:value="118161" calcext:value-type="float">
            <text:p>118161</text:p>
          </table:table-cell>
          <table:table-cell office:value-type="float" office:value="0.695181012153626" calcext:value-type="float">
            <text:p>0.695181012153626</text:p>
          </table:table-cell>
          <table:table-cell table:number-columns-repeated="3"/>
        </table:table-row>
        <table:table-row table:style-name="ro1">
          <table:table-cell office:value-type="float" office:value="118190" calcext:value-type="float">
            <text:p>118190</text:p>
          </table:table-cell>
          <table:table-cell office:value-type="float" office:value="0.696173250675201" calcext:value-type="float">
            <text:p>0.696173250675201</text:p>
          </table:table-cell>
          <table:table-cell table:number-columns-repeated="3"/>
        </table:table-row>
        <table:table-row table:style-name="ro1">
          <table:table-cell office:value-type="float" office:value="118651" calcext:value-type="float">
            <text:p>118651</text:p>
          </table:table-cell>
          <table:table-cell office:value-type="float" office:value="0.701434314250946" calcext:value-type="float">
            <text:p>0.701434314250946</text:p>
          </table:table-cell>
          <table:table-cell table:number-columns-repeated="3"/>
        </table:table-row>
        <table:table-row table:style-name="ro1">
          <table:table-cell office:value-type="float" office:value="118908" calcext:value-type="float">
            <text:p>118908</text:p>
          </table:table-cell>
          <table:table-cell office:value-type="float" office:value="0.693955898284912" calcext:value-type="float">
            <text:p>0.693955898284912</text:p>
          </table:table-cell>
          <table:table-cell table:number-columns-repeated="3"/>
        </table:table-row>
        <table:table-row table:style-name="ro1">
          <table:table-cell office:value-type="float" office:value="118937" calcext:value-type="float">
            <text:p>118937</text:p>
          </table:table-cell>
          <table:table-cell office:value-type="float" office:value="0.693422675132751" calcext:value-type="float">
            <text:p>0.693422675132751</text:p>
          </table:table-cell>
          <table:table-cell table:number-columns-repeated="3"/>
        </table:table-row>
        <table:table-row table:style-name="ro1">
          <table:table-cell office:value-type="float" office:value="118998" calcext:value-type="float">
            <text:p>118998</text:p>
          </table:table-cell>
          <table:table-cell office:value-type="float" office:value="0.692975401878357" calcext:value-type="float">
            <text:p>0.692975401878357</text:p>
          </table:table-cell>
          <table:table-cell table:number-columns-repeated="3"/>
        </table:table-row>
        <table:table-row table:style-name="ro1">
          <table:table-cell office:value-type="float" office:value="119302" calcext:value-type="float">
            <text:p>119302</text:p>
          </table:table-cell>
          <table:table-cell office:value-type="float" office:value="0.692404627799988" calcext:value-type="float">
            <text:p>0.692404627799988</text:p>
          </table:table-cell>
          <table:table-cell table:number-columns-repeated="3"/>
        </table:table-row>
        <table:table-row table:style-name="ro1">
          <table:table-cell office:value-type="float" office:value="119470" calcext:value-type="float">
            <text:p>119470</text:p>
          </table:table-cell>
          <table:table-cell office:value-type="float" office:value="0.687878549098969" calcext:value-type="float">
            <text:p>0.687878549098969</text:p>
          </table:table-cell>
          <table:table-cell table:number-columns-repeated="3"/>
        </table:table-row>
        <table:table-row table:style-name="ro1">
          <table:table-cell office:value-type="float" office:value="119979" calcext:value-type="float">
            <text:p>119979</text:p>
          </table:table-cell>
          <table:table-cell office:value-type="float" office:value="0.684790909290314" calcext:value-type="float">
            <text:p>0.684790909290314</text:p>
          </table:table-cell>
          <table:table-cell table:number-columns-repeated="3"/>
        </table:table-row>
        <table:table-row table:style-name="ro1">
          <table:table-cell office:value-type="float" office:value="119994" calcext:value-type="float">
            <text:p>119994</text:p>
          </table:table-cell>
          <table:table-cell office:value-type="float" office:value="0.683782994747162" calcext:value-type="float">
            <text:p>0.683782994747162</text:p>
          </table:table-cell>
          <table:table-cell table:number-columns-repeated="3"/>
        </table:table-row>
        <table:table-row table:style-name="ro1">
          <table:table-cell office:value-type="float" office:value="120291" calcext:value-type="float">
            <text:p>120291</text:p>
          </table:table-cell>
          <table:table-cell office:value-type="float" office:value="0.680946886539459" calcext:value-type="float">
            <text:p>0.680946886539459</text:p>
          </table:table-cell>
          <table:table-cell table:number-columns-repeated="3"/>
        </table:table-row>
        <table:table-row table:style-name="ro1">
          <table:table-cell office:value-type="float" office:value="120854" calcext:value-type="float">
            <text:p>120854</text:p>
          </table:table-cell>
          <table:table-cell office:value-type="float" office:value="0.685573160648346" calcext:value-type="float">
            <text:p>0.685573160648346</text:p>
          </table:table-cell>
          <table:table-cell table:number-columns-repeated="3"/>
        </table:table-row>
        <table:table-row table:style-name="ro1">
          <table:table-cell office:value-type="float" office:value="120914" calcext:value-type="float">
            <text:p>120914</text:p>
          </table:table-cell>
          <table:table-cell office:value-type="float" office:value="0.682385504245758" calcext:value-type="float">
            <text:p>0.682385504245758</text:p>
          </table:table-cell>
          <table:table-cell table:number-columns-repeated="3"/>
        </table:table-row>
        <table:table-row table:style-name="ro1">
          <table:table-cell office:value-type="float" office:value="121192" calcext:value-type="float">
            <text:p>121192</text:p>
          </table:table-cell>
          <table:table-cell office:value-type="float" office:value="0.683087110519409" calcext:value-type="float">
            <text:p>0.683087110519409</text:p>
          </table:table-cell>
          <table:table-cell table:number-columns-repeated="3"/>
        </table:table-row>
        <table:table-row table:style-name="ro1">
          <table:table-cell office:value-type="float" office:value="121193" calcext:value-type="float">
            <text:p>121193</text:p>
          </table:table-cell>
          <table:table-cell office:value-type="float" office:value="0.683118939399719" calcext:value-type="float">
            <text:p>0.683118939399719</text:p>
          </table:table-cell>
          <table:table-cell table:number-columns-repeated="3"/>
        </table:table-row>
        <table:table-row table:style-name="ro1">
          <table:table-cell office:value-type="float" office:value="121304" calcext:value-type="float">
            <text:p>121304</text:p>
          </table:table-cell>
          <table:table-cell office:value-type="float" office:value="0.684334337711334" calcext:value-type="float">
            <text:p>0.684334337711334</text:p>
          </table:table-cell>
          <table:table-cell table:number-columns-repeated="3"/>
        </table:table-row>
        <table:table-row table:style-name="ro1">
          <table:table-cell office:value-type="float" office:value="121332" calcext:value-type="float">
            <text:p>121332</text:p>
          </table:table-cell>
          <table:table-cell office:value-type="float" office:value="0.68437260389328" calcext:value-type="float">
            <text:p>0.68437260389328</text:p>
          </table:table-cell>
          <table:table-cell table:number-columns-repeated="3"/>
        </table:table-row>
        <table:table-row table:style-name="ro1">
          <table:table-cell office:value-type="float" office:value="121362" calcext:value-type="float">
            <text:p>121362</text:p>
          </table:table-cell>
          <table:table-cell office:value-type="float" office:value="0.685222387313843" calcext:value-type="float">
            <text:p>0.685222387313843</text:p>
          </table:table-cell>
          <table:table-cell table:number-columns-repeated="3"/>
        </table:table-row>
        <table:table-row table:style-name="ro1">
          <table:table-cell office:value-type="float" office:value="121403" calcext:value-type="float">
            <text:p>121403</text:p>
          </table:table-cell>
          <table:table-cell office:value-type="float" office:value="0.685888946056366" calcext:value-type="float">
            <text:p>0.685888946056366</text:p>
          </table:table-cell>
          <table:table-cell table:number-columns-repeated="3"/>
        </table:table-row>
        <table:table-row table:style-name="ro1">
          <table:table-cell office:value-type="float" office:value="121519" calcext:value-type="float">
            <text:p>121519</text:p>
          </table:table-cell>
          <table:table-cell office:value-type="float" office:value="0.682759046554565" calcext:value-type="float">
            <text:p>0.682759046554565</text:p>
          </table:table-cell>
          <table:table-cell table:number-columns-repeated="3"/>
        </table:table-row>
        <table:table-row table:style-name="ro1">
          <table:table-cell office:value-type="float" office:value="121593" calcext:value-type="float">
            <text:p>121593</text:p>
          </table:table-cell>
          <table:table-cell office:value-type="float" office:value="0.684412240982056" calcext:value-type="float">
            <text:p>0.684412240982056</text:p>
          </table:table-cell>
          <table:table-cell table:number-columns-repeated="3"/>
        </table:table-row>
        <table:table-row table:style-name="ro1">
          <table:table-cell office:value-type="float" office:value="121835" calcext:value-type="float">
            <text:p>121835</text:p>
          </table:table-cell>
          <table:table-cell office:value-type="float" office:value="0.685245454311371" calcext:value-type="float">
            <text:p>0.685245454311371</text:p>
          </table:table-cell>
          <table:table-cell table:number-columns-repeated="3"/>
        </table:table-row>
        <table:table-row table:style-name="ro1">
          <table:table-cell office:value-type="float" office:value="121877" calcext:value-type="float">
            <text:p>121877</text:p>
          </table:table-cell>
          <table:table-cell office:value-type="float" office:value="0.687186062335968" calcext:value-type="float">
            <text:p>0.687186062335968</text:p>
          </table:table-cell>
          <table:table-cell table:number-columns-repeated="3"/>
        </table:table-row>
        <table:table-row table:style-name="ro1">
          <table:table-cell office:value-type="float" office:value="121913" calcext:value-type="float">
            <text:p>121913</text:p>
          </table:table-cell>
          <table:table-cell office:value-type="float" office:value="0.687943696975708" calcext:value-type="float">
            <text:p>0.687943696975708</text:p>
          </table:table-cell>
          <table:table-cell table:number-columns-repeated="3"/>
        </table:table-row>
        <table:table-row table:style-name="ro1">
          <table:table-cell office:value-type="float" office:value="122096" calcext:value-type="float">
            <text:p>122096</text:p>
          </table:table-cell>
          <table:table-cell office:value-type="float" office:value="0.688458383083344" calcext:value-type="float">
            <text:p>0.688458383083344</text:p>
          </table:table-cell>
          <table:table-cell table:number-columns-repeated="3"/>
        </table:table-row>
        <table:table-row table:style-name="ro1">
          <table:table-cell office:value-type="float" office:value="122205" calcext:value-type="float">
            <text:p>122205</text:p>
          </table:table-cell>
          <table:table-cell office:value-type="float" office:value="0.688586294651032" calcext:value-type="float">
            <text:p>0.688586294651032</text:p>
          </table:table-cell>
          <table:table-cell table:number-columns-repeated="3"/>
        </table:table-row>
        <table:table-row table:style-name="ro1">
          <table:table-cell office:value-type="float" office:value="122236" calcext:value-type="float">
            <text:p>122236</text:p>
          </table:table-cell>
          <table:table-cell office:value-type="float" office:value="0.689115762710571" calcext:value-type="float">
            <text:p>0.689115762710571</text:p>
          </table:table-cell>
          <table:table-cell table:number-columns-repeated="3"/>
        </table:table-row>
        <table:table-row table:style-name="ro1">
          <table:table-cell office:value-type="float" office:value="122306" calcext:value-type="float">
            <text:p>122306</text:p>
          </table:table-cell>
          <table:table-cell office:value-type="float" office:value="0.689083933830261" calcext:value-type="float">
            <text:p>0.689083933830261</text:p>
          </table:table-cell>
          <table:table-cell table:number-columns-repeated="3"/>
        </table:table-row>
        <table:table-row table:style-name="ro1">
          <table:table-cell office:value-type="float" office:value="122529" calcext:value-type="float">
            <text:p>122529</text:p>
          </table:table-cell>
          <table:table-cell office:value-type="float" office:value="0.686937391757965" calcext:value-type="float">
            <text:p>0.686937391757965</text:p>
          </table:table-cell>
          <table:table-cell table:number-columns-repeated="3"/>
        </table:table-row>
        <table:table-row table:style-name="ro1">
          <table:table-cell office:value-type="float" office:value="122622" calcext:value-type="float">
            <text:p>122622</text:p>
          </table:table-cell>
          <table:table-cell office:value-type="float" office:value="0.686320424079895" calcext:value-type="float">
            <text:p>0.686320424079895</text:p>
          </table:table-cell>
          <table:table-cell table:number-columns-repeated="3"/>
        </table:table-row>
        <table:table-row table:style-name="ro1">
          <table:table-cell office:value-type="float" office:value="122634" calcext:value-type="float">
            <text:p>122634</text:p>
          </table:table-cell>
          <table:table-cell office:value-type="float" office:value="0.687162101268768" calcext:value-type="float">
            <text:p>0.687162101268768</text:p>
          </table:table-cell>
          <table:table-cell table:number-columns-repeated="3"/>
        </table:table-row>
        <table:table-row table:style-name="ro1">
          <table:table-cell office:value-type="float" office:value="122739" calcext:value-type="float">
            <text:p>122739</text:p>
          </table:table-cell>
          <table:table-cell office:value-type="float" office:value="0.685729801654816" calcext:value-type="float">
            <text:p>0.685729801654816</text:p>
          </table:table-cell>
          <table:table-cell table:number-columns-repeated="3"/>
        </table:table-row>
        <table:table-row table:style-name="ro1">
          <table:table-cell office:value-type="float" office:value="123068" calcext:value-type="float">
            <text:p>123068</text:p>
          </table:table-cell>
          <table:table-cell office:value-type="float" office:value="0.683740079402924" calcext:value-type="float">
            <text:p>0.683740079402924</text:p>
          </table:table-cell>
          <table:table-cell table:number-columns-repeated="3"/>
        </table:table-row>
        <table:table-row table:style-name="ro1">
          <table:table-cell office:value-type="float" office:value="123550" calcext:value-type="float">
            <text:p>123550</text:p>
          </table:table-cell>
          <table:table-cell office:value-type="float" office:value="0.685503304004669" calcext:value-type="float">
            <text:p>0.685503304004669</text:p>
          </table:table-cell>
          <table:table-cell table:number-columns-repeated="3"/>
        </table:table-row>
        <table:table-row table:style-name="ro1">
          <table:table-cell office:value-type="float" office:value="123609" calcext:value-type="float">
            <text:p>123609</text:p>
          </table:table-cell>
          <table:table-cell office:value-type="float" office:value="0.686953067779541" calcext:value-type="float">
            <text:p>0.686953067779541</text:p>
          </table:table-cell>
          <table:table-cell table:number-columns-repeated="3"/>
        </table:table-row>
        <table:table-row table:style-name="ro1">
          <table:table-cell office:value-type="float" office:value="123633" calcext:value-type="float">
            <text:p>123633</text:p>
          </table:table-cell>
          <table:table-cell office:value-type="float" office:value="0.687590479850769" calcext:value-type="float">
            <text:p>0.687590479850769</text:p>
          </table:table-cell>
          <table:table-cell table:number-columns-repeated="3"/>
        </table:table-row>
        <table:table-row table:style-name="ro1">
          <table:table-cell office:value-type="float" office:value="123666" calcext:value-type="float">
            <text:p>123666</text:p>
          </table:table-cell>
          <table:table-cell office:value-type="float" office:value="0.686736583709717" calcext:value-type="float">
            <text:p>0.686736583709717</text:p>
          </table:table-cell>
          <table:table-cell table:number-columns-repeated="3"/>
        </table:table-row>
        <table:table-row table:style-name="ro1">
          <table:table-cell office:value-type="float" office:value="124103" calcext:value-type="float">
            <text:p>124103</text:p>
          </table:table-cell>
          <table:table-cell office:value-type="float" office:value="0.684470355510712" calcext:value-type="float">
            <text:p>0.684470355510712</text:p>
          </table:table-cell>
          <table:table-cell table:number-columns-repeated="3"/>
        </table:table-row>
        <table:table-row table:style-name="ro1">
          <table:table-cell office:value-type="float" office:value="124169" calcext:value-type="float">
            <text:p>124169</text:p>
          </table:table-cell>
          <table:table-cell office:value-type="float" office:value="0.684438407421112" calcext:value-type="float">
            <text:p>0.684438407421112</text:p>
          </table:table-cell>
          <table:table-cell table:number-columns-repeated="3"/>
        </table:table-row>
        <table:table-row table:style-name="ro1">
          <table:table-cell office:value-type="float" office:value="124197" calcext:value-type="float">
            <text:p>124197</text:p>
          </table:table-cell>
          <table:table-cell office:value-type="float" office:value="0.686522603034973" calcext:value-type="float">
            <text:p>0.686522603034973</text:p>
          </table:table-cell>
          <table:table-cell table:number-columns-repeated="3"/>
        </table:table-row>
        <table:table-row table:style-name="ro1">
          <table:table-cell office:value-type="float" office:value="124219" calcext:value-type="float">
            <text:p>124219</text:p>
          </table:table-cell>
          <table:table-cell office:value-type="float" office:value="0.687830805778503" calcext:value-type="float">
            <text:p>0.687830805778503</text:p>
          </table:table-cell>
          <table:table-cell table:number-columns-repeated="3"/>
        </table:table-row>
        <table:table-row table:style-name="ro1">
          <table:table-cell office:value-type="float" office:value="124532" calcext:value-type="float">
            <text:p>124532</text:p>
          </table:table-cell>
          <table:table-cell office:value-type="float" office:value="0.687122702598572" calcext:value-type="float">
            <text:p>0.687122702598572</text:p>
          </table:table-cell>
          <table:table-cell table:number-columns-repeated="3"/>
        </table:table-row>
        <table:table-row table:style-name="ro1">
          <table:table-cell office:value-type="float" office:value="124711" calcext:value-type="float">
            <text:p>124711</text:p>
          </table:table-cell>
          <table:table-cell office:value-type="float" office:value="0.690574467182159" calcext:value-type="float">
            <text:p>0.690574467182159</text:p>
          </table:table-cell>
          <table:table-cell table:number-columns-repeated="3"/>
        </table:table-row>
        <table:table-row table:style-name="ro1">
          <table:table-cell office:value-type="float" office:value="124760" calcext:value-type="float">
            <text:p>124760</text:p>
          </table:table-cell>
          <table:table-cell office:value-type="float" office:value="0.690367758274078" calcext:value-type="float">
            <text:p>0.690367758274078</text:p>
          </table:table-cell>
          <table:table-cell table:number-columns-repeated="3"/>
        </table:table-row>
        <table:table-row table:style-name="ro1">
          <table:table-cell office:value-type="float" office:value="124763" calcext:value-type="float">
            <text:p>124763</text:p>
          </table:table-cell>
          <table:table-cell office:value-type="float" office:value="0.690437316894531" calcext:value-type="float">
            <text:p>0.690437316894531</text:p>
          </table:table-cell>
          <table:table-cell table:number-columns-repeated="3"/>
        </table:table-row>
        <table:table-row table:style-name="ro1">
          <table:table-cell office:value-type="float" office:value="124774" calcext:value-type="float">
            <text:p>124774</text:p>
          </table:table-cell>
          <table:table-cell office:value-type="float" office:value="0.690515160560608" calcext:value-type="float">
            <text:p>0.690515160560608</text:p>
          </table:table-cell>
          <table:table-cell table:number-columns-repeated="3"/>
        </table:table-row>
        <table:table-row table:style-name="ro1">
          <table:table-cell office:value-type="float" office:value="124818" calcext:value-type="float">
            <text:p>124818</text:p>
          </table:table-cell>
          <table:table-cell office:value-type="float" office:value="0.692223608493805" calcext:value-type="float">
            <text:p>0.692223608493805</text:p>
          </table:table-cell>
          <table:table-cell table:number-columns-repeated="3"/>
        </table:table-row>
        <table:table-row table:style-name="ro1">
          <table:table-cell office:value-type="float" office:value="125043" calcext:value-type="float">
            <text:p>125043</text:p>
          </table:table-cell>
          <table:table-cell office:value-type="float" office:value="0.695557117462158" calcext:value-type="float">
            <text:p>0.695557117462158</text:p>
          </table:table-cell>
          <table:table-cell table:number-columns-repeated="3"/>
        </table:table-row>
        <table:table-row table:style-name="ro1">
          <table:table-cell office:value-type="float" office:value="125290" calcext:value-type="float">
            <text:p>125290</text:p>
          </table:table-cell>
          <table:table-cell office:value-type="float" office:value="0.698677182197571" calcext:value-type="float">
            <text:p>0.698677182197571</text:p>
          </table:table-cell>
          <table:table-cell table:number-columns-repeated="3"/>
        </table:table-row>
        <table:table-row table:style-name="ro1">
          <table:table-cell office:value-type="float" office:value="125862" calcext:value-type="float">
            <text:p>125862</text:p>
          </table:table-cell>
          <table:table-cell office:value-type="float" office:value="0.706734895706177" calcext:value-type="float">
            <text:p>0.706734895706177</text:p>
          </table:table-cell>
          <table:table-cell table:number-columns-repeated="3"/>
        </table:table-row>
        <table:table-row table:style-name="ro1">
          <table:table-cell office:value-type="float" office:value="126444" calcext:value-type="float">
            <text:p>126444</text:p>
          </table:table-cell>
          <table:table-cell office:value-type="float" office:value="0.70209127664566" calcext:value-type="float">
            <text:p>0.70209127664566</text:p>
          </table:table-cell>
          <table:table-cell table:number-columns-repeated="3"/>
        </table:table-row>
        <table:table-row table:style-name="ro1">
          <table:table-cell office:value-type="float" office:value="126603" calcext:value-type="float">
            <text:p>126603</text:p>
          </table:table-cell>
          <table:table-cell office:value-type="float" office:value="0.699976801872253" calcext:value-type="float">
            <text:p>0.699976801872253</text:p>
          </table:table-cell>
          <table:table-cell table:number-columns-repeated="3"/>
        </table:table-row>
        <table:table-row table:style-name="ro1">
          <table:table-cell office:value-type="float" office:value="126687" calcext:value-type="float">
            <text:p>126687</text:p>
          </table:table-cell>
          <table:table-cell office:value-type="float" office:value="0.701183557510376" calcext:value-type="float">
            <text:p>0.701183557510376</text:p>
          </table:table-cell>
          <table:table-cell table:number-columns-repeated="3"/>
        </table:table-row>
        <table:table-row table:style-name="ro1">
          <table:table-cell office:value-type="float" office:value="126935" calcext:value-type="float">
            <text:p>126935</text:p>
          </table:table-cell>
          <table:table-cell office:value-type="float" office:value="0.705336213111877" calcext:value-type="float">
            <text:p>0.705336213111877</text:p>
          </table:table-cell>
          <table:table-cell table:number-columns-repeated="3"/>
        </table:table-row>
        <table:table-row table:style-name="ro1">
          <table:table-cell office:value-type="float" office:value="126988" calcext:value-type="float">
            <text:p>126988</text:p>
          </table:table-cell>
          <table:table-cell office:value-type="float" office:value="0.702576339244843" calcext:value-type="float">
            <text:p>0.702576339244843</text:p>
          </table:table-cell>
          <table:table-cell table:number-columns-repeated="3"/>
        </table:table-row>
        <table:table-row table:style-name="ro1">
          <table:table-cell office:value-type="float" office:value="127097" calcext:value-type="float">
            <text:p>127097</text:p>
          </table:table-cell>
          <table:table-cell office:value-type="float" office:value="0.703632473945618" calcext:value-type="float">
            <text:p>0.703632473945618</text:p>
          </table:table-cell>
          <table:table-cell table:number-columns-repeated="3"/>
        </table:table-row>
        <table:table-row table:style-name="ro1">
          <table:table-cell office:value-type="float" office:value="127230" calcext:value-type="float">
            <text:p>127230</text:p>
          </table:table-cell>
          <table:table-cell office:value-type="float" office:value="0.700684726238251" calcext:value-type="float">
            <text:p>0.700684726238251</text:p>
          </table:table-cell>
          <table:table-cell table:number-columns-repeated="3"/>
        </table:table-row>
        <table:table-row table:style-name="ro1">
          <table:table-cell office:value-type="float" office:value="127414" calcext:value-type="float">
            <text:p>127414</text:p>
          </table:table-cell>
          <table:table-cell office:value-type="float" office:value="0.701324164867401" calcext:value-type="float">
            <text:p>0.701324164867401</text:p>
          </table:table-cell>
          <table:table-cell table:number-columns-repeated="3"/>
        </table:table-row>
        <table:table-row table:style-name="ro1">
          <table:table-cell office:value-type="float" office:value="127542" calcext:value-type="float">
            <text:p>127542</text:p>
          </table:table-cell>
          <table:table-cell office:value-type="float" office:value="0.700930833816528" calcext:value-type="float">
            <text:p>0.700930833816528</text:p>
          </table:table-cell>
          <table:table-cell table:number-columns-repeated="3"/>
        </table:table-row>
        <table:table-row table:style-name="ro1">
          <table:table-cell office:value-type="float" office:value="127595" calcext:value-type="float">
            <text:p>127595</text:p>
          </table:table-cell>
          <table:table-cell office:value-type="float" office:value="0.700256526470184" calcext:value-type="float">
            <text:p>0.700256526470184</text:p>
          </table:table-cell>
          <table:table-cell table:number-columns-repeated="3"/>
        </table:table-row>
        <table:table-row table:style-name="ro1">
          <table:table-cell office:value-type="float" office:value="127637" calcext:value-type="float">
            <text:p>127637</text:p>
          </table:table-cell>
          <table:table-cell office:value-type="float" office:value="0.702018082141876" calcext:value-type="float">
            <text:p>0.702018082141876</text:p>
          </table:table-cell>
          <table:table-cell table:number-columns-repeated="3"/>
        </table:table-row>
        <table:table-row table:style-name="ro1">
          <table:table-cell office:value-type="float" office:value="127746" calcext:value-type="float">
            <text:p>127746</text:p>
          </table:table-cell>
          <table:table-cell office:value-type="float" office:value="0.703415155410767" calcext:value-type="float">
            <text:p>0.703415155410767</text:p>
          </table:table-cell>
          <table:table-cell table:number-columns-repeated="3"/>
        </table:table-row>
        <table:table-row table:style-name="ro1">
          <table:table-cell office:value-type="float" office:value="127753" calcext:value-type="float">
            <text:p>127753</text:p>
          </table:table-cell>
          <table:table-cell office:value-type="float" office:value="0.703851044178009" calcext:value-type="float">
            <text:p>0.703851044178009</text:p>
          </table:table-cell>
          <table:table-cell table:number-columns-repeated="3"/>
        </table:table-row>
        <table:table-row table:style-name="ro1">
          <table:table-cell office:value-type="float" office:value="127785" calcext:value-type="float">
            <text:p>127785</text:p>
          </table:table-cell>
          <table:table-cell office:value-type="float" office:value="0.705321550369263" calcext:value-type="float">
            <text:p>0.705321550369263</text:p>
          </table:table-cell>
          <table:table-cell table:number-columns-repeated="3"/>
        </table:table-row>
        <table:table-row table:style-name="ro1">
          <table:table-cell office:value-type="float" office:value="127817" calcext:value-type="float">
            <text:p>127817</text:p>
          </table:table-cell>
          <table:table-cell office:value-type="float" office:value="0.704301536083221" calcext:value-type="float">
            <text:p>0.704301536083221</text:p>
          </table:table-cell>
          <table:table-cell table:number-columns-repeated="3"/>
        </table:table-row>
        <table:table-row table:style-name="ro1">
          <table:table-cell office:value-type="float" office:value="127878" calcext:value-type="float">
            <text:p>127878</text:p>
          </table:table-cell>
          <table:table-cell office:value-type="float" office:value="0.704583585262299" calcext:value-type="float">
            <text:p>0.704583585262299</text:p>
          </table:table-cell>
          <table:table-cell table:number-columns-repeated="3"/>
        </table:table-row>
        <table:table-row table:style-name="ro1">
          <table:table-cell office:value-type="float" office:value="127896" calcext:value-type="float">
            <text:p>127896</text:p>
          </table:table-cell>
          <table:table-cell office:value-type="float" office:value="0.70490962266922" calcext:value-type="float">
            <text:p>0.70490962266922</text:p>
          </table:table-cell>
          <table:table-cell table:number-columns-repeated="3"/>
        </table:table-row>
        <table:table-row table:style-name="ro1">
          <table:table-cell office:value-type="float" office:value="128112" calcext:value-type="float">
            <text:p>128112</text:p>
          </table:table-cell>
          <table:table-cell office:value-type="float" office:value="0.703915953636169" calcext:value-type="float">
            <text:p>0.703915953636169</text:p>
          </table:table-cell>
          <table:table-cell table:number-columns-repeated="3"/>
        </table:table-row>
        <table:table-row table:style-name="ro1">
          <table:table-cell office:value-type="float" office:value="128304" calcext:value-type="float">
            <text:p>128304</text:p>
          </table:table-cell>
          <table:table-cell office:value-type="float" office:value="0.706363320350647" calcext:value-type="float">
            <text:p>0.706363320350647</text:p>
          </table:table-cell>
          <table:table-cell table:number-columns-repeated="3"/>
        </table:table-row>
        <table:table-row table:style-name="ro1">
          <table:table-cell office:value-type="float" office:value="128408" calcext:value-type="float">
            <text:p>128408</text:p>
          </table:table-cell>
          <table:table-cell office:value-type="float" office:value="0.704217612743378" calcext:value-type="float">
            <text:p>0.704217612743378</text:p>
          </table:table-cell>
          <table:table-cell table:number-columns-repeated="3"/>
        </table:table-row>
        <table:table-row table:style-name="ro1">
          <table:table-cell office:value-type="float" office:value="128470" calcext:value-type="float">
            <text:p>128470</text:p>
          </table:table-cell>
          <table:table-cell office:value-type="float" office:value="0.70110946893692" calcext:value-type="float">
            <text:p>0.70110946893692</text:p>
          </table:table-cell>
          <table:table-cell table:number-columns-repeated="3"/>
        </table:table-row>
        <table:table-row table:style-name="ro1">
          <table:table-cell office:value-type="float" office:value="128644" calcext:value-type="float">
            <text:p>128644</text:p>
          </table:table-cell>
          <table:table-cell office:value-type="float" office:value="0.69683313369751" calcext:value-type="float">
            <text:p>0.69683313369751</text:p>
          </table:table-cell>
          <table:table-cell table:number-columns-repeated="3"/>
        </table:table-row>
        <table:table-row table:style-name="ro1">
          <table:table-cell office:value-type="float" office:value="128852" calcext:value-type="float">
            <text:p>128852</text:p>
          </table:table-cell>
          <table:table-cell office:value-type="float" office:value="0.694624066352844" calcext:value-type="float">
            <text:p>0.694624066352844</text:p>
          </table:table-cell>
          <table:table-cell table:number-columns-repeated="3"/>
        </table:table-row>
        <table:table-row table:style-name="ro1">
          <table:table-cell office:value-type="float" office:value="128891" calcext:value-type="float">
            <text:p>128891</text:p>
          </table:table-cell>
          <table:table-cell office:value-type="float" office:value="0.695427179336548" calcext:value-type="float">
            <text:p>0.695427179336548</text:p>
          </table:table-cell>
          <table:table-cell table:number-columns-repeated="3"/>
        </table:table-row>
        <table:table-row table:style-name="ro1">
          <table:table-cell office:value-type="float" office:value="129146" calcext:value-type="float">
            <text:p>129146</text:p>
          </table:table-cell>
          <table:table-cell office:value-type="float" office:value="0.690118372440338" calcext:value-type="float">
            <text:p>0.690118372440338</text:p>
          </table:table-cell>
          <table:table-cell table:number-columns-repeated="3"/>
        </table:table-row>
        <table:table-row table:style-name="ro1">
          <table:table-cell office:value-type="float" office:value="129186" calcext:value-type="float">
            <text:p>129186</text:p>
          </table:table-cell>
          <table:table-cell office:value-type="float" office:value="0.689164936542511" calcext:value-type="float">
            <text:p>0.689164936542511</text:p>
          </table:table-cell>
          <table:table-cell table:number-columns-repeated="3"/>
        </table:table-row>
        <table:table-row table:style-name="ro1">
          <table:table-cell office:value-type="float" office:value="129318" calcext:value-type="float">
            <text:p>129318</text:p>
          </table:table-cell>
          <table:table-cell office:value-type="float" office:value="0.690414547920227" calcext:value-type="float">
            <text:p>0.690414547920227</text:p>
          </table:table-cell>
          <table:table-cell table:number-columns-repeated="3"/>
        </table:table-row>
        <table:table-row table:style-name="ro1">
          <table:table-cell office:value-type="float" office:value="129396" calcext:value-type="float">
            <text:p>129396</text:p>
          </table:table-cell>
          <table:table-cell office:value-type="float" office:value="0.68966817855835" calcext:value-type="float">
            <text:p>0.68966817855835</text:p>
          </table:table-cell>
          <table:table-cell table:number-columns-repeated="3"/>
        </table:table-row>
        <table:table-row table:style-name="ro1">
          <table:table-cell office:value-type="float" office:value="129406" calcext:value-type="float">
            <text:p>129406</text:p>
          </table:table-cell>
          <table:table-cell office:value-type="float" office:value="0.689359426498413" calcext:value-type="float">
            <text:p>0.689359426498413</text:p>
          </table:table-cell>
          <table:table-cell table:number-columns-repeated="3"/>
        </table:table-row>
        <table:table-row table:style-name="ro1">
          <table:table-cell office:value-type="float" office:value="129418" calcext:value-type="float">
            <text:p>129418</text:p>
          </table:table-cell>
          <table:table-cell office:value-type="float" office:value="0.689091265201569" calcext:value-type="float">
            <text:p>0.689091265201569</text:p>
          </table:table-cell>
          <table:table-cell table:number-columns-repeated="3"/>
        </table:table-row>
        <table:table-row table:style-name="ro1">
          <table:table-cell office:value-type="float" office:value="129426" calcext:value-type="float">
            <text:p>129426</text:p>
          </table:table-cell>
          <table:table-cell office:value-type="float" office:value="0.689292132854462" calcext:value-type="float">
            <text:p>0.689292132854462</text:p>
          </table:table-cell>
          <table:table-cell table:number-columns-repeated="3"/>
        </table:table-row>
        <table:table-row table:style-name="ro1">
          <table:table-cell office:value-type="float" office:value="129454" calcext:value-type="float">
            <text:p>129454</text:p>
          </table:table-cell>
          <table:table-cell office:value-type="float" office:value="0.689568340778351" calcext:value-type="float">
            <text:p>0.689568340778351</text:p>
          </table:table-cell>
          <table:table-cell table:number-columns-repeated="3"/>
        </table:table-row>
        <table:table-row table:style-name="ro1">
          <table:table-cell office:value-type="float" office:value="129502" calcext:value-type="float">
            <text:p>129502</text:p>
          </table:table-cell>
          <table:table-cell office:value-type="float" office:value="0.690067112445831" calcext:value-type="float">
            <text:p>0.690067112445831</text:p>
          </table:table-cell>
          <table:table-cell table:number-columns-repeated="3"/>
        </table:table-row>
        <table:table-row table:style-name="ro1">
          <table:table-cell office:value-type="float" office:value="129545" calcext:value-type="float">
            <text:p>129545</text:p>
          </table:table-cell>
          <table:table-cell office:value-type="float" office:value="0.688694655895233" calcext:value-type="float">
            <text:p>0.688694655895233</text:p>
          </table:table-cell>
          <table:table-cell table:number-columns-repeated="3"/>
        </table:table-row>
        <table:table-row table:style-name="ro1">
          <table:table-cell office:value-type="float" office:value="129672" calcext:value-type="float">
            <text:p>129672</text:p>
          </table:table-cell>
          <table:table-cell office:value-type="float" office:value="0.691893815994263" calcext:value-type="float">
            <text:p>0.691893815994263</text:p>
          </table:table-cell>
          <table:table-cell table:number-columns-repeated="3"/>
        </table:table-row>
        <table:table-row table:style-name="ro1">
          <table:table-cell office:value-type="float" office:value="129739" calcext:value-type="float">
            <text:p>129739</text:p>
          </table:table-cell>
          <table:table-cell office:value-type="float" office:value="0.690987050533295" calcext:value-type="float">
            <text:p>0.6909870505332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17:46:47.088210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1:20:19.869951534</meta:creation-date>
    <dc:date>2020-02-01T17:47:00.787327058</dc:date>
    <meta:editing-duration>PT10M5S</meta:editing-duration>
    <meta:editing-cycles>4</meta:editing-cycles>
    <meta:generator>LibreOffice/6.0.7.3$Linux_X86_64 LibreOffice_project/00m0$Build-3</meta:generator>
    <meta:document-statistic meta:table-count="1" meta:cell-count="2004" meta:object-count="0"/>
  </office:meta>
</office:document-meta>
</file>